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30" draw:id="id130" draw:layer="layout" svg:width="1cm" svg:height="0.9cm" svg:x="22.554cm" svg:y="40.3cm">
          <text:p text:style-name="P1"><text:span text:style-name="T1">NOR</text:span></text:p>
          <text:p text:style-name="P1"><text:span text:style-name="T1">419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2" draw:id="id132" draw:layer="layout" svg:width="1cm" svg:height="0.9cm" svg:x="29.211cm" svg:y="38.8cm">
          <text:p text:style-name="P1"><text:span text:style-name="T1">3-NAND</text:span></text:p>
          <text:p text:style-name="P1"><text:span text:style-name="T1">407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6" draw:id="id136" draw:layer="layout" svg:width="1cm" svg:height="0.9cm" svg:x="27.56cm" svg:y="39.285cm">
          <text:p text:style-name="P1"><text:span text:style-name="T1">3-AND</text:span></text:p>
          <text:p text:style-name="P1"><text:span text:style-name="T1">41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0" draw:id="id140" draw:layer="layout" svg:width="1cm" svg:height="0.9cm" svg:x="29.911cm" svg:y="42.1cm">
          <text:p text:style-name="P1"><text:span text:style-name="T1">XOR</text:span></text:p>
          <text:p text:style-name="P1"><text:span text:style-name="T1">407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9" draw:id="id139" draw:layer="layout" svg:width="1cm" svg:height="0.9cm" svg:x="30.511cm" svg:y="44.672cm">
          <text:p text:style-name="P1"><text:span text:style-name="T1">XOR</text:span></text:p>
          <text:p text:style-name="P1"><text:span text:style-name="T1">419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8" draw:id="id148" draw:layer="layout" svg:width="1cm" svg:height="0.9cm" svg:x="26.411cm" svg:y="37.4cm">
          <text:p text:style-name="P1"><text:span text:style-name="T1">12-OAI</text:span></text:p>
          <text:p text:style-name="P1"><text:span text:style-name="T1">41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3" draw:id="id133" draw:layer="layout" svg:width="1cm" svg:height="0.9cm" svg:x="23.611cm" svg:y="37.415cm">
          <text:p text:style-name="P1"><text:span text:style-name="T1">NAND</text:span></text:p>
          <text:p text:style-name="P1"><text:span text:style-name="T1">42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8" draw:id="id138" draw:layer="layout" svg:width="1cm" svg:height="0.9cm" svg:x="22.554cm" svg:y="42.4cm">
          <text:p text:style-name="P1"><text:span text:style-name="T1">3-OR</text:span></text:p>
          <text:p text:style-name="P1"><text:span text:style-name="T1">41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5" draw:id="id145" draw:layer="layout" svg:width="1cm" svg:height="0.9cm" svg:x="12.611cm" svg:y="33.615cm">
          <text:p text:style-name="P1"><text:span text:style-name="T1">NOT</text:span></text:p>
          <text:p text:style-name="P1"><text:span text:style-name="T1">43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8" draw:id="id118" draw:layer="layout" svg:width="1cm" svg:height="0.9cm" svg:x="19.511cm" svg:y="33.615cm">
          <text:p text:style-name="P1"><text:span text:style-name="T1">NOT</text:span></text:p>
          <text:p text:style-name="P1"><text:span text:style-name="T1">431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7" draw:id="id127" draw:layer="layout" svg:width="1cm" svg:height="0.9cm" svg:x="31.011cm" svg:y="36.8cm">
          <text:p text:style-name="P1"><text:span text:style-name="T1">OR</text:span></text:p>
          <text:p text:style-name="P1"><text:span text:style-name="T1">408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1" draw:id="id91" draw:layer="layout" svg:width="1cm" svg:height="0.9cm" svg:x="32.311cm" svg:y="36.817cm">
          <text:p text:style-name="P1"><text:span text:style-name="T1">NAND</text:span></text:p>
          <text:p text:style-name="P1"><text:span text:style-name="T1">461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1cm" svg:height="0.9cm" svg:x="29.344cm" svg:y="21.386cm">
          <text:p text:style-name="P1"><text:span text:style-name="T1">NOT</text:span></text:p>
          <text:p text:style-name="P1"><text:span text:style-name="T1">43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cm" svg:height="0.9cm" svg:x="9.925cm" svg:y="21.605cm">
          <text:p text:style-name="P1"><text:span text:style-name="T1">IMUX</text:span></text:p>
          <text:p text:style-name="P1"><text:span text:style-name="T1">39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cm" svg:height="0.9cm" svg:x="7.324cm" svg:y="21.603cm">
          <text:p text:style-name="P1"><text:span text:style-name="T1">IMUX</text:span></text:p>
          <text:p text:style-name="P1"><text:span text:style-name="T1">409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cm" svg:height="0.9cm" svg:x="4.723cm" svg:y="21.601cm">
          <text:p text:style-name="P1"><text:span text:style-name="T1">IMUX</text:span></text:p>
          <text:p text:style-name="P1"><text:span text:style-name="T1">3810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.866cm" svg:y1="13.632cm" svg:x2="3.239cm" svg:y2="12.522cm" draw:end-shape="id1" draw:end-glue-point="2" svg:d="M1866 13632l1373-1110" svg:viewBox="0 0 1374 1111">
          <text:p text:style-name="P1"><text:span text:style-name="T2">out00+16</text:span></text:p>
        </draw:connector>
        <draw:custom-shape draw:style-name="gr1" draw:text-style-name="P2" xml:id="id1" draw:id="id1" draw:layer="layout" svg:width="1cm" svg:height="0.9cm" svg:x="2.739cm" svg:y="11.622cm">
          <text:p text:style-name="P1"><text:span text:style-name="T1">3-NOR</text:span></text:p>
          <text:p text:style-name="P1"><text:span text:style-name="T1">3410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.215cm" svg:y1="14.241cm" svg:x2="3.239cm" svg:y2="12.522cm" draw:end-shape="id1" draw:end-glue-point="2" svg:d="M3215 14241l24-1719" svg:viewBox="0 0 25 1720">
          <text:p text:style-name="P1"><text:span text:style-name="T2">out01+17</text:span></text:p>
        </draw:connector>
        <draw:connector draw:style-name="gr2" draw:text-style-name="P3" draw:layer="layout" draw:type="line" svg:x1="4.565cm" svg:y1="13.659cm" svg:x2="3.239cm" svg:y2="12.522cm" draw:end-shape="id1" draw:end-glue-point="2" svg:d="M4565 13659l-1326-1137" svg:viewBox="0 0 1327 1138">
          <text:p text:style-name="P1"><text:span text:style-name="T2">out02+18</text:span></text:p>
        </draw:connector>
        <draw:custom-shape draw:style-name="gr1" draw:text-style-name="P2" xml:id="id2" draw:id="id2" draw:layer="layout" svg:width="1cm" svg:height="0.9cm" svg:x="5.439cm" svg:y="11.622cm">
          <text:p text:style-name="P1"><text:span text:style-name="T1">3-NOR</text:span></text:p>
          <text:p text:style-name="P1"><text:span text:style-name="T1">3410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29cm" svg:y1="13.632cm" svg:x2="5.939cm" svg:y2="12.522cm" draw:end-shape="id2" draw:end-glue-point="2" svg:d="M4829 13632l1110-1110" svg:viewBox="0 0 1111 1111">
          <text:p text:style-name="P1"><text:span text:style-name="T2">out03+19</text:span></text:p>
        </draw:connector>
        <draw:connector draw:style-name="gr2" draw:text-style-name="P3" draw:layer="layout" draw:type="line" svg:x1="5.888cm" svg:y1="14.267cm" svg:x2="5.939cm" svg:y2="12.522cm" draw:end-shape="id2" draw:end-glue-point="2" svg:d="M5888 14267l51-1745" svg:viewBox="0 0 52 1746">
          <text:p text:style-name="P1"><text:span text:style-name="T2">out04+20</text:span></text:p>
        </draw:connector>
        <draw:connector draw:style-name="gr2" draw:text-style-name="P3" draw:layer="layout" draw:type="line" svg:x1="7.052cm" svg:y1="13.553cm" svg:x2="5.939cm" svg:y2="12.522cm" draw:end-shape="id2" draw:end-glue-point="2" svg:d="M7052 13553l-1113-1031" svg:viewBox="0 0 1114 1032">
          <text:p text:style-name="P1"><text:span text:style-name="T2">out05+21</text:span></text:p>
        </draw:connector>
        <draw:custom-shape draw:style-name="gr1" draw:text-style-name="P2" xml:id="id3" draw:id="id3" draw:layer="layout" svg:width="1cm" svg:height="0.9cm" svg:x="8.139cm" svg:y="11.622cm">
          <text:p text:style-name="P1"><text:span text:style-name="T1">3-NOR</text:span></text:p>
          <text:p text:style-name="P1"><text:span text:style-name="T1">349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.634cm" svg:y1="13.553cm" svg:x2="8.639cm" svg:y2="12.522cm" draw:end-shape="id3" draw:end-glue-point="2" svg:d="M7634 13553l1005-1031" svg:viewBox="0 0 1006 1032">
          <text:p text:style-name="P1"><text:span text:style-name="T2">out06+22</text:span></text:p>
        </draw:connector>
        <draw:connector draw:style-name="gr2" draw:text-style-name="P3" draw:layer="layout" draw:type="line" svg:x1="8.613cm" svg:y1="14.135cm" svg:x2="8.639cm" svg:y2="12.522cm" draw:end-shape="id3" draw:end-glue-point="2" svg:d="M8613 14135l26-1613" svg:viewBox="0 0 27 1614">
          <text:p text:style-name="P1"><text:span text:style-name="T2">out07+23</text:span></text:p>
        </draw:connector>
        <draw:connector draw:style-name="gr2" draw:text-style-name="P3" draw:layer="layout" draw:type="line" svg:x1="9.856cm" svg:y1="13.474cm" svg:x2="8.639cm" svg:y2="12.522cm" draw:end-shape="id3" draw:end-glue-point="2" svg:d="M9856 13474l-1217-952" svg:viewBox="0 0 1218 953">
          <text:p text:style-name="P1"><text:span text:style-name="T2">out08+24</text:span></text:p>
        </draw:connector>
        <draw:custom-shape draw:style-name="gr1" draw:text-style-name="P2" xml:id="id4" draw:id="id4" draw:layer="layout" svg:width="1cm" svg:height="0.9cm" svg:x="10.744cm" svg:y="11.622cm">
          <text:p text:style-name="P1"><text:span text:style-name="T1">3-AND</text:span></text:p>
          <text:p text:style-name="P1"><text:span text:style-name="T1">338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239cm" svg:y1="13.553cm" svg:x2="11.244cm" svg:y2="12.522cm" draw:end-shape="id4" draw:end-glue-point="2" svg:d="M10239 13553l1005-1031" svg:viewBox="0 0 1006 1032">
          <text:p text:style-name="P1"><text:span text:style-name="T2">out09+25</text:span></text:p>
        </draw:connector>
        <draw:connector draw:style-name="gr2" draw:text-style-name="P3" draw:layer="layout" draw:type="line" svg:x1="11.244cm" svg:y1="14.206cm" svg:x2="11.244cm" svg:y2="12.522cm" draw:end-shape="id4" draw:end-glue-point="2" svg:d="M11244 14206v-1684" svg:viewBox="0 0 1 1685">
          <text:p text:style-name="P1"><text:span text:style-name="T2">out10+26</text:span></text:p>
        </draw:connector>
        <draw:connector draw:style-name="gr2" draw:text-style-name="P3" draw:layer="layout" draw:type="line" svg:x1="2.616cm" svg:y1="26.8cm" svg:x2="2.644cm" svg:y2="25.3cm" draw:end-shape="id5" draw:end-glue-point="2" svg:d="M2616 26800l28-1500" svg:viewBox="0 0 29 1501">
          <text:p text:style-name="P1"><text:span text:style-name="T2">out10+26</text:span></text:p>
        </draw:connector>
        <draw:custom-shape draw:style-name="gr1" draw:text-style-name="P2" xml:id="id5" draw:id="id5" draw:layer="layout" svg:width="1cm" svg:height="0.9cm" svg:x="2.144cm" svg:y="24.4cm">
          <text:p text:style-name="P1"><text:span text:style-name="T1">NOT</text:span></text:p>
          <text:p text:style-name="P1"><text:span text:style-name="T1">3912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461cm" svg:y1="13.467cm" svg:x2="11.244cm" svg:y2="12.522cm" draw:end-shape="id4" draw:end-glue-point="2" svg:d="M12461 13467l-1217-945" svg:viewBox="0 0 1218 946">
          <text:p text:style-name="P1"><text:span text:style-name="T2">out11+27</text:span></text:p>
        </draw:connector>
        <draw:connector draw:style-name="gr2" draw:text-style-name="P3" draw:layer="layout" draw:type="line" svg:x1="5.216cm" svg:y1="26.8cm" svg:x2="5.244cm" svg:y2="25.3cm" draw:end-shape="id6" draw:end-glue-point="2" svg:d="M5216 26800l28-1500" svg:viewBox="0 0 29 1501">
          <text:p text:style-name="P1"><text:span text:style-name="T2">out11+27</text:span></text:p>
        </draw:connector>
        <draw:custom-shape draw:style-name="gr1" draw:text-style-name="P2" xml:id="id6" draw:id="id6" draw:layer="layout" svg:width="1cm" svg:height="0.9cm" svg:x="4.744cm" svg:y="24.4cm">
          <text:p text:style-name="P1"><text:span text:style-name="T1">NOT</text:span></text:p>
          <text:p text:style-name="P1"><text:span text:style-name="T1">391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cm" svg:height="0.9cm" svg:x="13.327cm" svg:y="11.583cm">
          <text:p text:style-name="P1"><text:span text:style-name="T1">3-AND</text:span></text:p>
          <text:p text:style-name="P1"><text:span text:style-name="T1">349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822cm" svg:y1="13.514cm" svg:x2="13.827cm" svg:y2="12.483cm" draw:end-shape="id7" draw:end-glue-point="2" svg:d="M12822 13514l1005-1031" svg:viewBox="0 0 1006 1032">
          <text:p text:style-name="P1"><text:span text:style-name="T2">out12+28</text:span></text:p>
        </draw:connector>
        <draw:connector draw:style-name="gr2" draw:text-style-name="P3" draw:layer="layout" draw:type="line" svg:x1="7.816cm" svg:y1="26.8cm" svg:x2="7.844cm" svg:y2="25.3cm" draw:end-shape="id8" draw:end-glue-point="2" svg:d="M7816 26800l28-1500" svg:viewBox="0 0 29 1501">
          <text:p text:style-name="P1"><text:span text:style-name="T2">out12+28</text:span></text:p>
        </draw:connector>
        <draw:custom-shape draw:style-name="gr1" draw:text-style-name="P2" xml:id="id8" draw:id="id8" draw:layer="layout" svg:width="1cm" svg:height="0.9cm" svg:x="7.344cm" svg:y="24.4cm">
          <text:p text:style-name="P1"><text:span text:style-name="T1">NOT</text:span></text:p>
          <text:p text:style-name="P1"><text:span text:style-name="T1">4010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416cm" svg:y1="26.8cm" svg:x2="10.444cm" svg:y2="25.3cm" draw:end-shape="id9" draw:end-glue-point="2" svg:d="M10416 26800l28-1500" svg:viewBox="0 0 29 1501">
          <text:p text:style-name="P1"><text:span text:style-name="T2">out13+29</text:span></text:p>
        </draw:connector>
        <draw:custom-shape draw:style-name="gr1" draw:text-style-name="P2" xml:id="id9" draw:id="id9" draw:layer="layout" svg:width="1cm" svg:height="0.9cm" svg:x="9.944cm" svg:y="24.4cm">
          <text:p text:style-name="P1"><text:span text:style-name="T1">NOT</text:span></text:p>
          <text:p text:style-name="P1"><text:span text:style-name="T1">3911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744cm" svg:y1="14.167cm" svg:x2="13.827cm" svg:y2="12.483cm" draw:end-shape="id7" draw:end-glue-point="2" svg:d="M13744 14167l83-1684" svg:viewBox="0 0 84 1685">
          <text:p text:style-name="P1"><text:span text:style-name="T2">out13+29</text:span></text:p>
        </draw:connector>
        <draw:connector draw:style-name="gr2" draw:text-style-name="P3" draw:layer="layout" draw:type="line" svg:x1="15.044cm" svg:y1="13.367cm" svg:x2="13.827cm" svg:y2="12.483cm" draw:end-shape="id7" draw:end-glue-point="2" svg:d="M15044 13367l-1217-884" svg:viewBox="0 0 1218 885">
          <text:p text:style-name="P1"><text:span text:style-name="T2">out14+30</text:span></text:p>
        </draw:connector>
        <draw:connector draw:style-name="gr2" draw:text-style-name="P3" draw:layer="layout" draw:type="line" svg:x1="13.016cm" svg:y1="26.8cm" svg:x2="13.044cm" svg:y2="25.3cm" draw:end-shape="id10" draw:end-glue-point="2" svg:d="M13016 26800l28-1500" svg:viewBox="0 0 29 1501">
          <text:p text:style-name="P1"><text:span text:style-name="T2">out14+30</text:span></text:p>
        </draw:connector>
        <draw:custom-shape draw:style-name="gr1" draw:text-style-name="P2" xml:id="id10" draw:id="id10" draw:layer="layout" svg:width="1cm" svg:height="0.9cm" svg:x="12.544cm" svg:y="24.4cm">
          <text:p text:style-name="P1"><text:span text:style-name="T1">NOT</text:span></text:p>
          <text:p text:style-name="P1"><text:span text:style-name="T1">4112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616cm" svg:y1="26.8cm" svg:x2="15.644cm" svg:y2="25.3cm" draw:end-shape="id11" draw:end-glue-point="2" svg:d="M15616 26800l28-1500" svg:viewBox="0 0 29 1501">
          <text:p text:style-name="P1"><text:span text:style-name="T2">out15+31</text:span></text:p>
        </draw:connector>
        <draw:custom-shape draw:style-name="gr1" draw:text-style-name="P2" xml:id="id11" draw:id="id11" draw:layer="layout" svg:width="1cm" svg:height="0.9cm" svg:x="15.144cm" svg:y="24.4cm">
          <text:p text:style-name="P1"><text:span text:style-name="T1">NOT</text:span></text:p>
          <text:p text:style-name="P1"><text:span text:style-name="T1">409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cm" svg:height="0.9cm" svg:x="8.146cm" svg:y="9.867cm">
          <text:p text:style-name="P1"><text:span text:style-name="T1">6-NAND</text:span></text:p>
          <text:p text:style-name="P1"><text:span text:style-name="T1">349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239cm" svg:y1="11.622cm" svg:x2="8.646cm" svg:y2="10.767cm" draw:start-shape="id1" draw:start-glue-point="0" draw:end-shape="id12" draw:end-glue-point="2" svg:d="M3239 11622l5407-855" svg:viewBox="0 0 5408 856">
          <text:p/>
        </draw:connector>
        <draw:connector draw:style-name="gr3" draw:text-style-name="P1" draw:layer="layout" draw:type="line" svg:x1="5.939cm" svg:y1="11.622cm" svg:x2="8.646cm" svg:y2="10.767cm" draw:start-shape="id2" draw:start-glue-point="0" draw:end-shape="id12" draw:end-glue-point="2" svg:d="M5939 11622l2707-855" svg:viewBox="0 0 2708 856">
          <text:p/>
        </draw:connector>
        <draw:connector draw:style-name="gr3" draw:text-style-name="P1" draw:layer="layout" draw:type="line" svg:x1="8.639cm" svg:y1="11.622cm" svg:x2="8.646cm" svg:y2="10.767cm" draw:start-shape="id3" draw:start-glue-point="0" draw:end-shape="id12" draw:end-glue-point="2" svg:d="M8639 11622l7-855" svg:viewBox="0 0 8 856">
          <text:p/>
        </draw:connector>
        <draw:connector draw:style-name="gr3" draw:text-style-name="P1" draw:layer="layout" draw:type="line" svg:x1="11.244cm" svg:y1="11.622cm" svg:x2="8.646cm" svg:y2="10.767cm" draw:start-shape="id4" draw:start-glue-point="0" draw:end-shape="id12" draw:end-glue-point="2" svg:d="M11244 11622l-2598-855" svg:viewBox="0 0 2599 856">
          <text:p/>
        </draw:connector>
        <draw:connector draw:style-name="gr3" draw:text-style-name="P1" draw:layer="layout" draw:type="line" svg:x1="13.827cm" svg:y1="11.583cm" svg:x2="8.646cm" svg:y2="10.767cm" draw:start-shape="id7" draw:start-glue-point="0" draw:end-shape="id12" draw:end-glue-point="2" svg:d="M13827 11583l-5181-816" svg:viewBox="0 0 5182 817">
          <text:p/>
        </draw:connector>
        <draw:connector draw:style-name="gr2" draw:text-style-name="P3" draw:layer="layout" draw:type="line" svg:x1="11.596cm" svg:y1="10.392cm" svg:x2="9.146cm" svg:y2="10.317cm" draw:end-shape="id12" draw:end-glue-point="1" svg:d="M11596 10392l-2450-75" svg:viewBox="0 0 2451 76">
          <text:p text:style-name="P1"><text:span text:style-name="T2">out15+31</text:span></text:p>
        </draw:connector>
        <draw:custom-shape draw:style-name="gr1" draw:text-style-name="P2" xml:id="id75" draw:id="id75" draw:layer="layout" svg:width="1cm" svg:height="0.9cm" svg:x="17.044cm" svg:y="7.679cm">
          <text:p text:style-name="P1"><text:span text:style-name="T1">NOT</text:span></text:p>
          <text:p text:style-name="P1"><text:span text:style-name="T1">4714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cm" svg:height="0.9cm" svg:x="2.122cm" svg:y="21.6cm">
          <text:p text:style-name="P1"><text:span text:style-name="T1">IMUX</text:span></text:p>
          <text:p text:style-name="P1"><text:span text:style-name="T1">3911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.644cm" svg:y1="24.4cm" svg:x2="2.622cm" svg:y2="22.5cm" draw:start-shape="id5" draw:start-glue-point="0" draw:end-shape="id13" draw:end-glue-point="2" svg:d="M2644 24400l-22-1900" svg:viewBox="0 0 23 1901">
          <text:p text:style-name="P1"><text:span text:style-name="T2">b</text:span></text:p>
        </draw:connector>
        <draw:custom-shape draw:style-name="gr1" draw:text-style-name="P2" xml:id="id14" draw:id="id14" draw:layer="layout" svg:width="1cm" svg:height="0.9cm" svg:x="17.044cm" svg:y="23cm">
          <text:p text:style-name="P1"><text:span text:style-name="T1">6-NAND</text:span></text:p>
          <text:p text:style-name="P1"><text:span text:style-name="T1">409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644cm" svg:y1="24.4cm" svg:x2="17.544cm" svg:y2="23.9cm" draw:start-shape="id5" draw:start-glue-point="0" draw:end-shape="id14" draw:end-glue-point="2" svg:d="M2644 24400l14900-500" svg:viewBox="0 0 14901 501">
          <text:p/>
        </draw:connector>
        <draw:connector draw:style-name="gr3" draw:text-style-name="P1" draw:layer="layout" draw:type="line" svg:x1="5.244cm" svg:y1="24.4cm" svg:x2="17.544cm" svg:y2="23.9cm" draw:start-shape="id6" draw:start-glue-point="0" draw:end-shape="id14" draw:end-glue-point="2" svg:d="M5244 24400l12300-500" svg:viewBox="0 0 12301 501">
          <text:p/>
        </draw:connector>
        <draw:connector draw:style-name="gr2" draw:text-style-name="P3" draw:layer="layout" draw:type="line" svg:x1="5.244cm" svg:y1="24.4cm" svg:x2="5.223cm" svg:y2="22.501cm" draw:start-shape="id6" draw:start-glue-point="0" draw:end-shape="id15" draw:end-glue-point="2" svg:d="M5244 24400l-21-1899" svg:viewBox="0 0 22 1900">
          <text:p text:style-name="P1"><text:span text:style-name="T2">b</text:span></text:p>
        </draw:connector>
        <draw:connector draw:style-name="gr3" draw:text-style-name="P1" draw:layer="layout" draw:type="line" svg:x1="7.844cm" svg:y1="24.4cm" svg:x2="17.544cm" svg:y2="23.9cm" draw:start-shape="id8" draw:start-glue-point="0" draw:end-shape="id14" draw:end-glue-point="2" svg:d="M7844 24400l9700-500" svg:viewBox="0 0 9701 501">
          <text:p/>
        </draw:connector>
        <draw:connector draw:style-name="gr2" draw:text-style-name="P3" draw:layer="layout" draw:type="line" svg:x1="7.844cm" svg:y1="24.4cm" svg:x2="7.824cm" svg:y2="22.503cm" draw:start-shape="id8" draw:start-glue-point="0" draw:end-shape="id16" draw:end-glue-point="2" svg:d="M7844 24400l-20-1897" svg:viewBox="0 0 21 1898">
          <text:p text:style-name="P1"><text:span text:style-name="T2">b</text:span></text:p>
        </draw:connector>
        <draw:connector draw:style-name="gr3" draw:text-style-name="P1" draw:layer="layout" draw:type="line" svg:x1="10.444cm" svg:y1="24.4cm" svg:x2="17.544cm" svg:y2="23.9cm" draw:start-shape="id9" draw:start-glue-point="0" draw:end-shape="id14" draw:end-glue-point="2" svg:d="M10444 24400l7100-500" svg:viewBox="0 0 7101 501">
          <text:p/>
        </draw:connector>
        <draw:connector draw:style-name="gr2" draw:text-style-name="P3" draw:layer="layout" draw:type="line" svg:x1="10.444cm" svg:y1="24.4cm" svg:x2="10.425cm" svg:y2="22.505cm" draw:start-shape="id9" draw:start-glue-point="0" draw:end-shape="id17" draw:end-glue-point="2" svg:d="M10444 24400l-19-1895" svg:viewBox="0 0 20 1896">
          <text:p text:style-name="P1"><text:span text:style-name="T2">b</text:span></text:p>
        </draw:connector>
        <draw:custom-shape draw:style-name="gr1" draw:text-style-name="P2" xml:id="id18" draw:id="id18" draw:layer="layout" svg:width="1cm" svg:height="0.9cm" svg:x="12.526cm" svg:y="21.607cm">
          <text:p text:style-name="P1"><text:span text:style-name="T1">IMUX</text:span></text:p>
          <text:p text:style-name="P1"><text:span text:style-name="T1">4112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044cm" svg:y1="24.4cm" svg:x2="13.026cm" svg:y2="22.507cm" draw:start-shape="id10" draw:start-glue-point="0" draw:end-shape="id18" draw:end-glue-point="2" svg:d="M13044 24400l-18-1893" svg:viewBox="0 0 19 1894">
          <text:p text:style-name="P1"><text:span text:style-name="T2">b</text:span></text:p>
        </draw:connector>
        <draw:connector draw:style-name="gr3" draw:text-style-name="P1" draw:layer="layout" draw:type="line" svg:x1="13.044cm" svg:y1="24.4cm" svg:x2="17.544cm" svg:y2="23.9cm" draw:start-shape="id10" draw:start-glue-point="0" draw:end-shape="id14" draw:end-glue-point="2" svg:d="M13044 24400l4500-500" svg:viewBox="0 0 4501 501">
          <text:p/>
        </draw:connector>
        <draw:custom-shape draw:style-name="gr1" draw:text-style-name="P2" xml:id="id19" draw:id="id19" draw:layer="layout" svg:width="1cm" svg:height="0.9cm" svg:x="15.127cm" svg:y="21.609cm">
          <text:p text:style-name="P1"><text:span text:style-name="T1">IMUX</text:span></text:p>
          <text:p text:style-name="P1"><text:span text:style-name="T1">409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644cm" svg:y1="24.4cm" svg:x2="15.627cm" svg:y2="22.509cm" draw:start-shape="id11" draw:end-shape="id19" draw:end-glue-point="2" svg:d="M15644 24400l-17-1891" svg:viewBox="0 0 18 1892">
          <text:p text:style-name="P1"><text:span text:style-name="T2">b</text:span></text:p>
        </draw:connector>
        <draw:connector draw:style-name="gr3" draw:text-style-name="P1" draw:layer="layout" draw:type="line" svg:x1="15.644cm" svg:y1="24.4cm" svg:x2="17.544cm" svg:y2="23.9cm" draw:start-shape="id11" draw:start-glue-point="0" draw:end-shape="id14" draw:end-glue-point="2" svg:d="M15644 24400l1900-500" svg:viewBox="0 0 1901 501">
          <text:p/>
        </draw:connector>
        <draw:custom-shape draw:style-name="gr4" draw:text-style-name="P2" xml:id="id20" draw:id="id20" draw:layer="layout" svg:width="2.1cm" svg:height="0.9cm" svg:x="1.544cm" svg:y="18.8cm">
          <text:p text:style-name="P1"><text:span text:style-name="T1">DFFR (clk19, /res1)</text:span></text:p>
          <text:p text:style-name="P1"><text:span text:style-name="T1">389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622cm" svg:y1="21.6cm" svg:x2="2.594cm" svg:y2="19.7cm" draw:start-shape="id13" draw:start-glue-point="0" draw:end-shape="id20" svg:d="M2622 21600l-28-1900" svg:viewBox="0 0 29 1901">
          <text:p/>
        </draw:connector>
        <draw:connector draw:style-name="gr2" draw:text-style-name="P3" draw:layer="layout" draw:type="line" svg:x1="2.594cm" svg:y1="19.7cm" svg:x2="2.122cm" svg:y2="22.05cm" draw:start-shape="id20" draw:start-glue-point="2" draw:end-shape="id13" draw:end-glue-point="3" svg:d="M2594 19700l-472 2350" svg:viewBox="0 0 473 2351">
          <text:p text:style-name="P1"><text:span text:style-name="T2">c</text:span></text:p>
        </draw:connector>
        <draw:custom-shape draw:style-name="gr1" draw:text-style-name="P2" xml:id="id21" draw:id="id21" draw:layer="layout" svg:width="1cm" svg:height="0.9cm" svg:x="2.044cm" svg:y="17.2cm">
          <text:p text:style-name="P1"><text:span text:style-name="T1">NOT</text:span></text:p>
          <text:p text:style-name="P1"><text:span text:style-name="T1">3810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594cm" svg:y1="18.8cm" svg:x2="2.544cm" svg:y2="18.1cm" draw:start-shape="id20" draw:start-glue-point="0" draw:end-shape="id21" draw:end-glue-point="2" svg:d="M2594 18800l-50-700" svg:viewBox="0 0 51 701">
          <text:p/>
        </draw:connector>
        <draw:custom-shape draw:style-name="gr1" draw:text-style-name="P2" xml:id="id22" draw:id="id22" draw:layer="layout" svg:width="1cm" svg:height="0.9cm" svg:x="3.444cm" svg:y="24.4cm">
          <text:p text:style-name="P1"><text:span text:style-name="T1">NAND&amp;XOR</text:span></text:p>
          <text:p text:style-name="P1"><text:span text:style-name="T1">389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.594cm" svg:y1="19.7cm" svg:x2="3.944cm" svg:y2="24.4cm" draw:start-shape="id20" draw:start-glue-point="2" draw:end-shape="id22" draw:end-glue-point="0" svg:d="M2594 19700l1350 4700" svg:viewBox="0 0 1351 4701">
          <text:p text:style-name="P1"><text:span text:style-name="T2">a+d</text:span></text:p>
        </draw:connector>
        <draw:custom-shape draw:style-name="gr1" draw:text-style-name="P2" xml:id="id23" draw:id="id23" draw:layer="layout" svg:width="1cm" svg:height="0.9cm" svg:x="6.022cm" svg:y="20.7cm">
          <text:p text:style-name="P1"><text:span text:style-name="T1">OR</text:span></text:p>
          <text:p text:style-name="P1"><text:span text:style-name="T1">3911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594cm" svg:y1="19.7cm" svg:x2="6.022cm" svg:y2="21.15cm" draw:start-shape="id20" draw:start-glue-point="2" draw:end-shape="id23" draw:end-glue-point="3" svg:d="M2594 19700l3428 1450" svg:viewBox="0 0 3429 1451">
          <text:p/>
        </draw:connector>
        <draw:connector draw:style-name="gr2" draw:text-style-name="P3" draw:layer="layout" draw:type="line" svg:x1="3.944cm" svg:y1="24.4cm" svg:x2="5.223cm" svg:y2="22.501cm" draw:start-shape="id22" draw:start-glue-point="0" draw:end-shape="id15" draw:end-glue-point="2" svg:d="M3944 24400l1279-1899" svg:viewBox="0 0 1280 1900">
          <text:p text:style-name="P1"><text:span text:style-name="T2">c</text:span></text:p>
        </draw:connector>
        <draw:custom-shape draw:style-name="gr4" draw:text-style-name="P2" xml:id="id24" draw:id="id24" draw:layer="layout" svg:width="2.1cm" svg:height="0.9cm" svg:x="4.144cm" svg:y="18.8cm">
          <text:p text:style-name="P1"><text:span text:style-name="T1">DFFR (clk19, /res1)</text:span></text:p>
          <text:p text:style-name="P1"><text:span text:style-name="T1">378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223cm" svg:y1="21.601cm" svg:x2="5.194cm" svg:y2="19.7cm" draw:start-shape="id15" draw:start-glue-point="0" draw:end-shape="id24" draw:end-glue-point="2" svg:d="M5223 21601l-29-1901" svg:viewBox="0 0 30 1902">
          <text:p/>
        </draw:connector>
        <draw:custom-shape draw:style-name="gr1" draw:text-style-name="P2" xml:id="id25" draw:id="id25" draw:layer="layout" svg:width="1cm" svg:height="0.9cm" svg:x="4.644cm" svg:y="17.2cm">
          <text:p text:style-name="P1"><text:span text:style-name="T1">NOT</text:span></text:p>
          <text:p text:style-name="P1"><text:span text:style-name="T1">381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194cm" svg:y1="18.8cm" svg:x2="5.144cm" svg:y2="18.1cm" draw:start-shape="id24" draw:start-glue-point="0" draw:end-shape="id25" draw:end-glue-point="2" svg:d="M5194 18800l-50-700" svg:viewBox="0 0 51 701">
          <text:p/>
        </draw:connector>
        <draw:connector draw:style-name="gr2" draw:text-style-name="P3" draw:layer="layout" draw:type="line" svg:x1="5.194cm" svg:y1="19.7cm" svg:x2="3.944cm" svg:y2="24.4cm" draw:start-shape="id24" draw:start-glue-point="2" draw:end-shape="id22" draw:end-glue-point="0" svg:d="M5194 19700l-1250 4700" svg:viewBox="0 0 1251 4701">
          <text:p text:style-name="P1"><text:span text:style-name="T2">b+c</text:span></text:p>
        </draw:connector>
        <draw:connector draw:style-name="gr3" draw:text-style-name="P1" draw:layer="layout" draw:type="line" svg:x1="5.194cm" svg:y1="19.7cm" svg:x2="6.022cm" svg:y2="21.15cm" draw:start-shape="id24" draw:start-glue-point="2" draw:end-shape="id23" draw:end-glue-point="3" svg:d="M5194 19700l828 1450" svg:viewBox="0 0 829 1451">
          <text:p/>
        </draw:connector>
        <draw:custom-shape draw:style-name="gr4" draw:text-style-name="P2" xml:id="id26" draw:id="id26" draw:layer="layout" svg:width="2.1cm" svg:height="0.9cm" svg:x="6.744cm" svg:y="18.8cm">
          <text:p text:style-name="P1"><text:span text:style-name="T1">DFFR (clk19, /res1)</text:span></text:p>
          <text:p text:style-name="P1"><text:span text:style-name="T1">409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824cm" svg:y1="21.603cm" svg:x2="7.794cm" svg:y2="19.7cm" draw:start-shape="id16" draw:start-glue-point="0" draw:end-shape="id26" draw:end-glue-point="2" svg:d="M7824 21603l-30-1903" svg:viewBox="0 0 31 1904">
          <text:p/>
        </draw:connector>
        <draw:custom-shape draw:style-name="gr1" draw:text-style-name="P2" xml:id="id29" draw:id="id29" draw:layer="layout" svg:width="1cm" svg:height="0.9cm" svg:x="6.044cm" svg:y="24.4cm">
          <text:p text:style-name="P1"><text:span text:style-name="T1">NAND&amp;XOR</text:span></text:p>
          <text:p text:style-name="P1"><text:span text:style-name="T1">39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7" draw:id="id27" draw:layer="layout" svg:width="1cm" svg:height="0.9cm" svg:x="7.244cm" svg:y="17.2cm">
          <text:p text:style-name="P1"><text:span text:style-name="T1">NOT</text:span></text:p>
          <text:p text:style-name="P1"><text:span text:style-name="T1">391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794cm" svg:y1="18.8cm" svg:x2="7.744cm" svg:y2="18.1cm" draw:start-shape="id26" draw:end-shape="id27" draw:end-glue-point="2" svg:d="M7794 18800l-50-700" svg:viewBox="0 0 51 701">
          <text:p/>
        </draw:connector>
        <draw:custom-shape draw:style-name="gr1" draw:text-style-name="P2" xml:id="id28" draw:id="id28" draw:layer="layout" svg:width="1cm" svg:height="0.9cm" svg:x="8.622cm" svg:y="20.7cm">
          <text:p text:style-name="P1"><text:span text:style-name="T1">OR</text:span></text:p>
          <text:p text:style-name="P1"><text:span text:style-name="T1">391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794cm" svg:y1="19.7cm" svg:x2="8.622cm" svg:y2="21.15cm" draw:start-shape="id26" draw:start-glue-point="2" draw:end-shape="id28" draw:end-glue-point="3" svg:d="M7794 19700l828 1450" svg:viewBox="0 0 829 1451">
          <text:p/>
        </draw:connector>
        <draw:connector draw:style-name="gr2" draw:text-style-name="P3" draw:layer="layout" draw:type="line" svg:x1="7.794cm" svg:y1="19.7cm" svg:x2="6.544cm" svg:y2="24.4cm" draw:start-shape="id26" draw:start-glue-point="2" draw:end-shape="id29" draw:end-glue-point="0" svg:d="M7794 19700l-1250 4700" svg:viewBox="0 0 1251 4701">
          <text:p text:style-name="P1"><text:span text:style-name="T2">b+c</text:span></text:p>
        </draw:connector>
        <draw:connector draw:style-name="gr2" draw:text-style-name="P3" draw:layer="layout" draw:type="line" svg:x1="6.522cm" svg:y1="21.6cm" svg:x2="6.544cm" svg:y2="24.4cm" draw:start-shape="id23" draw:start-glue-point="2" draw:end-shape="id29" draw:end-glue-point="0" svg:d="M6522 21600l22 2800" svg:viewBox="0 0 23 2801">
          <text:p text:style-name="P1"><text:span text:style-name="T2">a+d</text:span></text:p>
        </draw:connector>
        <draw:connector draw:style-name="gr2" draw:text-style-name="P3" draw:layer="layout" draw:type="line" svg:x1="6.544cm" svg:y1="24.4cm" svg:x2="7.824cm" svg:y2="22.503cm" draw:start-shape="id29" draw:start-glue-point="0" draw:end-shape="id16" draw:end-glue-point="2" svg:d="M6544 24400l1280-1897" svg:viewBox="0 0 1281 1898">
          <text:p text:style-name="P1"><text:span text:style-name="T2">c</text:span></text:p>
        </draw:connector>
        <draw:custom-shape draw:style-name="gr4" draw:text-style-name="P2" xml:id="id30" draw:id="id30" draw:layer="layout" svg:width="2.1cm" svg:height="0.9cm" svg:x="9.322cm" svg:y="18.8cm">
          <text:p text:style-name="P1"><text:span text:style-name="T1">DFFR (clk19, /res1)</text:span></text:p>
          <text:p text:style-name="P1"><text:span text:style-name="T1">381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cm" svg:height="0.9cm" svg:x="9.822cm" svg:y="17.2cm">
          <text:p text:style-name="P1"><text:span text:style-name="T1">NOT</text:span></text:p>
          <text:p text:style-name="P1"><text:span text:style-name="T1">3810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72cm" svg:y1="18.8cm" svg:x2="10.322cm" svg:y2="18.1cm" draw:start-shape="id30" draw:start-glue-point="0" draw:end-shape="id31" draw:end-glue-point="2" svg:d="M10372 18800l-50-700" svg:viewBox="0 0 51 701">
          <text:p/>
        </draw:connector>
        <draw:custom-shape draw:style-name="gr1" draw:text-style-name="P2" xml:id="id32" draw:id="id32" draw:layer="layout" svg:width="1cm" svg:height="0.9cm" svg:x="8.622cm" svg:y="24.4cm">
          <text:p text:style-name="P1"><text:span text:style-name="T1">NAND&amp;XOR</text:span></text:p>
          <text:p text:style-name="P1"><text:span text:style-name="T1">391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3" draw:id="id33" draw:layer="layout" svg:width="1cm" svg:height="0.9cm" svg:x="11.222cm" svg:y="20.7cm">
          <text:p text:style-name="P1"><text:span text:style-name="T1">OR</text:span></text:p>
          <text:p text:style-name="P1"><text:span text:style-name="T1">3912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372cm" svg:y1="19.7cm" svg:x2="9.122cm" svg:y2="24.4cm" draw:start-shape="id30" draw:start-glue-point="2" draw:end-shape="id32" draw:end-glue-point="0" svg:d="M10372 19700l-1250 4700" svg:viewBox="0 0 1251 4701">
          <text:p text:style-name="P1"><text:span text:style-name="T2">b+c</text:span></text:p>
        </draw:connector>
        <draw:connector draw:style-name="gr3" draw:text-style-name="P1" draw:layer="layout" draw:type="line" svg:x1="10.372cm" svg:y1="19.7cm" svg:x2="11.222cm" svg:y2="21.15cm" draw:start-shape="id30" draw:start-glue-point="2" draw:end-shape="id33" draw:end-glue-point="3" svg:d="M10372 19700l850 1450" svg:viewBox="0 0 851 1451">
          <text:p/>
        </draw:connector>
        <draw:connector draw:style-name="gr3" draw:text-style-name="P1" draw:layer="layout" draw:type="line" svg:x1="10.425cm" svg:y1="21.605cm" svg:x2="10.372cm" svg:y2="19.7cm" draw:start-shape="id17" draw:start-glue-point="0" draw:end-shape="id30" draw:end-glue-point="2" svg:d="M10425 21605l-53-1905" svg:viewBox="0 0 54 1906">
          <text:p/>
        </draw:connector>
        <draw:connector draw:style-name="gr2" draw:text-style-name="P3" draw:layer="layout" draw:type="line" svg:x1="9.122cm" svg:y1="24.4cm" svg:x2="10.425cm" svg:y2="22.505cm" draw:start-shape="id32" draw:start-glue-point="0" draw:end-shape="id17" draw:end-glue-point="2" svg:d="M9122 24400l1303-1895" svg:viewBox="0 0 1304 1896">
          <text:p text:style-name="P1"><text:span text:style-name="T2">c</text:span></text:p>
        </draw:connector>
        <draw:connector draw:style-name="gr2" draw:text-style-name="P3" draw:layer="layout" draw:type="line" svg:x1="9.122cm" svg:y1="21.6cm" svg:x2="9.122cm" svg:y2="24.4cm" draw:start-shape="id28" draw:start-glue-point="2" draw:end-shape="id32" draw:end-glue-point="0" svg:d="M9122 21600v2800" svg:viewBox="0 0 1 2801">
          <text:p text:style-name="P1"><text:span text:style-name="T2">a+d</text:span></text:p>
        </draw:connector>
        <draw:connector draw:style-name="gr3" draw:text-style-name="P1" draw:layer="layout" draw:type="line" svg:x1="7.022cm" svg:y1="21.15cm" svg:x2="8.622cm" svg:y2="21.15cm" draw:start-shape="id23" draw:start-glue-point="1" draw:end-shape="id28" draw:end-glue-point="3" svg:d="M7022 21150h1600" svg:viewBox="0 0 1601 1">
          <text:p/>
        </draw:connector>
        <draw:connector draw:style-name="gr3" draw:text-style-name="P1" draw:layer="layout" draw:type="line" svg:x1="9.622cm" svg:y1="21.15cm" svg:x2="11.222cm" svg:y2="21.15cm" draw:start-shape="id28" draw:start-glue-point="1" draw:end-shape="id33" draw:end-glue-point="3" svg:d="M9622 21150h1600" svg:viewBox="0 0 1601 1">
          <text:p/>
        </draw:connector>
        <draw:custom-shape draw:style-name="gr1" draw:text-style-name="P2" xml:id="id34" draw:id="id34" draw:layer="layout" svg:width="1cm" svg:height="0.9cm" svg:x="13.822cm" svg:y="20.7cm">
          <text:p text:style-name="P1"><text:span text:style-name="T1">OR</text:span></text:p>
          <text:p text:style-name="P1"><text:span text:style-name="T1">4010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222cm" svg:y1="21.15cm" svg:x2="13.822cm" svg:y2="21.15cm" draw:start-shape="id33" draw:start-glue-point="1" draw:end-shape="id34" draw:end-glue-point="3" svg:d="M12222 21150h1600" svg:viewBox="0 0 1601 1">
          <text:p/>
        </draw:connector>
        <draw:custom-shape draw:style-name="gr1" draw:text-style-name="P2" xml:id="id35" draw:id="id35" draw:layer="layout" svg:width="1cm" svg:height="0.9cm" svg:x="11.222cm" svg:y="24.4cm">
          <text:p text:style-name="P1"><text:span text:style-name="T1">NAND&amp;XOR</text:span></text:p>
          <text:p text:style-name="P1"><text:span text:style-name="T1">41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.722cm" svg:y1="21.6cm" svg:x2="11.722cm" svg:y2="24.4cm" draw:start-shape="id33" draw:start-glue-point="2" draw:end-shape="id35" draw:end-glue-point="0" svg:d="M11722 21600v2800" svg:viewBox="0 0 1 2801">
          <text:p text:style-name="P1"><text:span text:style-name="T2">a+d</text:span></text:p>
        </draw:connector>
        <draw:connector draw:style-name="gr2" draw:text-style-name="P3" draw:layer="layout" draw:type="line" svg:x1="11.722cm" svg:y1="24.4cm" svg:x2="13.026cm" svg:y2="22.507cm" draw:start-shape="id35" draw:start-glue-point="0" draw:end-shape="id18" draw:end-glue-point="2" svg:d="M11722 24400l1304-1893" svg:viewBox="0 0 1305 1894">
          <text:p text:style-name="P1"><text:span text:style-name="T2">c</text:span></text:p>
        </draw:connector>
        <draw:custom-shape draw:style-name="gr4" draw:text-style-name="P2" xml:id="id36" draw:id="id36" draw:layer="layout" svg:width="2.1cm" svg:height="0.9cm" svg:x="11.922cm" svg:y="18.8cm">
          <text:p text:style-name="P1"><text:span text:style-name="T1">DFFR (clk19, /res1)</text:span></text:p>
          <text:p text:style-name="P1"><text:span text:style-name="T1">4112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026cm" svg:y1="21.607cm" svg:x2="12.972cm" svg:y2="19.7cm" draw:start-shape="id18" draw:start-glue-point="0" draw:end-shape="id36" draw:end-glue-point="2" svg:d="M13026 21607l-54-1907" svg:viewBox="0 0 55 1908">
          <text:p/>
        </draw:connector>
        <draw:connector draw:style-name="gr2" draw:text-style-name="P3" draw:layer="layout" draw:type="line" svg:x1="12.972cm" svg:y1="19.7cm" svg:x2="11.722cm" svg:y2="24.4cm" draw:start-shape="id36" draw:start-glue-point="2" draw:end-shape="id35" draw:end-glue-point="0" svg:d="M12972 19700l-1250 4700" svg:viewBox="0 0 1251 4701">
          <text:p text:style-name="P1"><text:span text:style-name="T2">b+c</text:span></text:p>
        </draw:connector>
        <draw:connector draw:style-name="gr3" draw:text-style-name="P1" draw:layer="layout" draw:type="line" svg:x1="12.972cm" svg:y1="19.7cm" svg:x2="13.822cm" svg:y2="21.15cm" draw:start-shape="id36" draw:start-glue-point="2" draw:end-shape="id34" draw:end-glue-point="3" svg:d="M12972 19700l850 1450" svg:viewBox="0 0 851 1451">
          <text:p/>
        </draw:connector>
        <draw:custom-shape draw:style-name="gr1" draw:text-style-name="P2" xml:id="id37" draw:id="id37" draw:layer="layout" svg:width="1cm" svg:height="0.9cm" svg:x="12.422cm" svg:y="17.2cm">
          <text:p text:style-name="P1"><text:span text:style-name="T1">NOT</text:span></text:p>
          <text:p text:style-name="P1"><text:span text:style-name="T1">3911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972cm" svg:y1="18.8cm" svg:x2="12.922cm" svg:y2="18.1cm" draw:start-shape="id36" draw:start-glue-point="0" draw:end-shape="id37" draw:end-glue-point="2" svg:d="M12972 18800l-50-700" svg:viewBox="0 0 51 701">
          <text:p/>
        </draw:connector>
        <draw:custom-shape draw:style-name="gr1" draw:text-style-name="P2" xml:id="id38" draw:id="id38" draw:layer="layout" svg:width="1cm" svg:height="0.9cm" svg:x="13.822cm" svg:y="24.4cm">
          <text:p text:style-name="P1"><text:span text:style-name="T1">NAND&amp;XOR</text:span></text:p>
          <text:p text:style-name="P1"><text:span text:style-name="T1">40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4.322cm" svg:y1="21.6cm" svg:x2="14.322cm" svg:y2="24.4cm" draw:start-shape="id34" draw:start-glue-point="2" draw:end-shape="id38" draw:end-glue-point="0" svg:d="M14322 21600v2800" svg:viewBox="0 0 1 2801">
          <text:p text:style-name="P1"><text:span text:style-name="T2">a+d</text:span></text:p>
        </draw:connector>
        <draw:connector draw:style-name="gr2" draw:text-style-name="P3" draw:layer="layout" draw:type="line" svg:x1="14.322cm" svg:y1="24.4cm" svg:x2="15.627cm" svg:y2="22.509cm" draw:start-shape="id38" draw:start-glue-point="0" draw:end-shape="id19" draw:end-glue-point="2" svg:d="M14322 24400l1305-1891" svg:viewBox="0 0 1306 1892">
          <text:p text:style-name="P1"><text:span text:style-name="T2">c</text:span></text:p>
        </draw:connector>
        <draw:custom-shape draw:style-name="gr4" draw:text-style-name="P2" xml:id="id39" draw:id="id39" draw:layer="layout" svg:width="2.1cm" svg:height="0.9cm" svg:x="14.522cm" svg:y="18.8cm">
          <text:p text:style-name="P1"><text:span text:style-name="T1">DFFR (clk19, /res1)</text:span></text:p>
          <text:p text:style-name="P1"><text:span text:style-name="T1">378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627cm" svg:y1="21.609cm" svg:x2="15.572cm" svg:y2="19.7cm" draw:start-shape="id19" draw:start-glue-point="0" draw:end-shape="id39" draw:end-glue-point="2" svg:d="M15627 21609l-55-1909" svg:viewBox="0 0 56 1910">
          <text:p/>
        </draw:connector>
        <draw:custom-shape draw:style-name="gr1" draw:text-style-name="P2" xml:id="id40" draw:id="id40" draw:layer="layout" svg:width="1cm" svg:height="0.9cm" svg:x="15.022cm" svg:y="17.2cm">
          <text:p text:style-name="P1"><text:span text:style-name="T1">NOT</text:span></text:p>
          <text:p text:style-name="P1"><text:span text:style-name="T1">381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572cm" svg:y1="18.8cm" svg:x2="15.522cm" svg:y2="18.1cm" draw:start-shape="id39" draw:start-glue-point="0" draw:end-shape="id40" draw:end-glue-point="2" svg:d="M15572 18800l-50-700" svg:viewBox="0 0 51 701">
          <text:p/>
        </draw:connector>
        <draw:connector draw:style-name="gr2" draw:text-style-name="P3" draw:layer="layout" draw:type="line" svg:x1="15.572cm" svg:y1="19.7cm" svg:x2="14.322cm" svg:y2="24.4cm" draw:start-shape="id39" draw:start-glue-point="2" draw:end-shape="id38" draw:end-glue-point="0" svg:d="M15572 19700l-1250 4700" svg:viewBox="0 0 1251 4701">
          <text:p text:style-name="P1"><text:span text:style-name="T2">b+c</text:span></text:p>
        </draw:connector>
        <draw:custom-shape draw:style-name="gr1" draw:text-style-name="P2" xml:id="id41" draw:id="id41" draw:layer="layout" svg:width="1cm" svg:height="0.9cm" svg:x="17.022cm" svg:y="18.8cm">
          <text:p text:style-name="P1"><text:span text:style-name="T1">6-NAND</text:span></text:p>
          <text:p text:style-name="P1"><text:span text:style-name="T1">3810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544cm" svg:y1="18.1cm" svg:x2="17.522cm" svg:y2="18.8cm" draw:start-shape="id21" draw:start-glue-point="2" draw:end-shape="id41" draw:end-glue-point="0" svg:d="M2544 18100l14978 700" svg:viewBox="0 0 14979 701">
          <text:p/>
        </draw:connector>
        <draw:connector draw:style-name="gr3" draw:text-style-name="P1" draw:layer="layout" draw:type="line" svg:x1="5.144cm" svg:y1="18.1cm" svg:x2="17.522cm" svg:y2="18.8cm" draw:start-shape="id25" draw:start-glue-point="2" draw:end-shape="id41" draw:end-glue-point="0" svg:d="M5144 18100l12378 700" svg:viewBox="0 0 12379 701">
          <text:p/>
        </draw:connector>
        <draw:connector draw:style-name="gr3" draw:text-style-name="P1" draw:layer="layout" draw:type="line" svg:x1="7.744cm" svg:y1="18.1cm" svg:x2="17.522cm" svg:y2="18.8cm" draw:start-shape="id27" draw:start-glue-point="2" draw:end-shape="id41" draw:end-glue-point="0" svg:d="M7744 18100l9778 700" svg:viewBox="0 0 9779 701">
          <text:p/>
        </draw:connector>
        <draw:connector draw:style-name="gr3" draw:text-style-name="P1" draw:layer="layout" draw:type="line" svg:x1="10.322cm" svg:y1="18.1cm" svg:x2="17.522cm" svg:y2="18.8cm" draw:start-shape="id31" draw:start-glue-point="2" draw:end-shape="id41" draw:end-glue-point="0" svg:d="M10322 18100l7200 700" svg:viewBox="0 0 7201 701">
          <text:p/>
        </draw:connector>
        <draw:connector draw:style-name="gr3" draw:text-style-name="P1" draw:layer="layout" draw:type="line" svg:x1="12.922cm" svg:y1="18.1cm" svg:x2="17.522cm" svg:y2="18.8cm" draw:start-shape="id37" draw:start-glue-point="2" draw:end-shape="id41" draw:end-glue-point="0" svg:d="M12922 18100l4600 700" svg:viewBox="0 0 4601 701">
          <text:p/>
        </draw:connector>
        <draw:connector draw:style-name="gr3" draw:text-style-name="P1" draw:layer="layout" draw:type="line" svg:x1="15.522cm" svg:y1="18.1cm" svg:x2="17.522cm" svg:y2="18.8cm" draw:start-shape="id40" draw:start-glue-point="2" draw:end-shape="id41" draw:end-glue-point="0" svg:d="M15522 18100l2000 700" svg:viewBox="0 0 2001 701">
          <text:p/>
        </draw:connector>
        <draw:connector draw:style-name="gr2" draw:text-style-name="P3" draw:layer="layout" draw:type="line" svg:x1="17.522cm" svg:y1="19.7cm" svg:x2="10.425cm" svg:y2="21.605cm" draw:start-shape="id41" draw:start-glue-point="2" draw:end-shape="id17" draw:end-glue-point="0" svg:d="M17522 19700l-7097 1905" svg:viewBox="0 0 7098 1906">
          <text:p text:style-name="P1"><text:span text:style-name="T2">a</text:span></text:p>
        </draw:connector>
        <draw:connector draw:style-name="gr2" draw:text-style-name="P3" draw:layer="layout" draw:type="line" svg:x1="17.522cm" svg:y1="19.7cm" svg:x2="15.627cm" svg:y2="21.609cm" draw:start-shape="id41" draw:start-glue-point="2" draw:end-shape="id19" draw:end-glue-point="0" svg:d="M17522 19700l-1895 1909" svg:viewBox="0 0 1896 1910">
          <text:p text:style-name="P1"><text:span text:style-name="T2">a</text:span></text:p>
        </draw:connector>
        <draw:connector draw:style-name="gr2" draw:text-style-name="P3" draw:layer="layout" draw:type="line" svg:x1="17.522cm" svg:y1="19.7cm" svg:x2="13.026cm" svg:y2="21.607cm" draw:start-shape="id41" draw:start-glue-point="2" draw:end-shape="id18" draw:end-glue-point="0" svg:d="M17522 19700l-4496 1907" svg:viewBox="0 0 4497 1908">
          <text:p text:style-name="P1"><text:span text:style-name="T2">a</text:span></text:p>
        </draw:connector>
        <draw:connector draw:style-name="gr2" draw:text-style-name="P3" draw:layer="layout" draw:type="line" svg:x1="17.522cm" svg:y1="19.7cm" svg:x2="7.824cm" svg:y2="21.603cm" draw:start-shape="id41" draw:start-glue-point="2" draw:end-shape="id16" draw:end-glue-point="0" svg:d="M17522 19700l-9698 1903" svg:viewBox="0 0 9699 1904">
          <text:p text:style-name="P1"><text:span text:style-name="T2">a</text:span></text:p>
        </draw:connector>
        <draw:connector draw:style-name="gr2" draw:text-style-name="P3" draw:layer="layout" draw:type="line" svg:x1="17.522cm" svg:y1="19.7cm" svg:x2="5.223cm" svg:y2="21.601cm" draw:start-shape="id41" draw:start-glue-point="2" draw:end-shape="id15" draw:end-glue-point="0" svg:d="M17522 19700l-12299 1901" svg:viewBox="0 0 12300 1902">
          <text:p text:style-name="P1"><text:span text:style-name="T2">a</text:span></text:p>
        </draw:connector>
        <draw:connector draw:style-name="gr2" draw:text-style-name="P3" draw:layer="layout" draw:type="line" svg:x1="17.522cm" svg:y1="19.7cm" svg:x2="2.622cm" svg:y2="21.6cm" draw:start-shape="id41" draw:start-glue-point="2" draw:end-shape="id13" draw:end-glue-point="0" svg:d="M17522 19700l-14900 1900" svg:viewBox="0 0 14901 1901">
          <text:p text:style-name="P1"><text:span text:style-name="T2">a</text:span></text:p>
        </draw:connector>
        <draw:custom-shape draw:style-name="gr1" draw:text-style-name="P2" xml:id="id47" draw:id="id47" draw:layer="layout" svg:width="1cm" svg:height="0.9cm" svg:x="19.244cm" svg:y="18.773cm">
          <text:p text:style-name="P1"><text:span text:style-name="T1">NOR</text:span></text:p>
          <text:p text:style-name="P1"><text:span text:style-name="T1">4614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2" draw:id="id42" draw:layer="layout" svg:width="2.1cm" svg:height="0.9cm" svg:x="16.444cm" svg:y="14.773cm">
          <text:p text:style-name="P1"><text:span text:style-name="T1">DFFR (clk24,/res3)</text:span></text:p>
          <text:p text:style-name="P1"><text:span text:style-name="T1">471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522cm" svg:y1="18.8cm" svg:x2="17.494cm" svg:y2="15.673cm" draw:start-shape="id41" draw:start-glue-point="0" draw:end-shape="id42" draw:end-glue-point="2" svg:d="M17522 18800l-28-3127" svg:viewBox="0 0 29 3128">
          <text:p/>
        </draw:connector>
        <draw:custom-shape draw:style-name="gr4" draw:text-style-name="P2" xml:id="id43" draw:id="id43" draw:layer="layout" svg:width="2.1cm" svg:height="0.9cm" svg:x="16.544cm" svg:y="21.5cm">
          <text:p text:style-name="P1"><text:span text:style-name="T1">DFFR (clk23,/res3)</text:span></text:p>
          <text:p text:style-name="P1"><text:span text:style-name="T1">45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544cm" svg:y1="23cm" svg:x2="17.594cm" svg:y2="22.4cm" draw:start-shape="id14" draw:start-glue-point="0" draw:end-shape="id43" draw:end-glue-point="2" svg:d="M17544 23000l50-600" svg:viewBox="0 0 51 601">
          <text:p/>
        </draw:connector>
        <draw:custom-shape draw:style-name="gr1" draw:text-style-name="P2" xml:id="id44" draw:id="id44" draw:layer="layout" svg:width="1cm" svg:height="0.9cm" svg:x="8.166cm" svg:y="7.767cm">
          <text:p text:style-name="P1"><text:span text:style-name="T1">NOT</text:span></text:p>
          <text:p text:style-name="P1"><text:span text:style-name="T1">471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646cm" svg:y1="9.867cm" svg:x2="8.666cm" svg:y2="8.667cm" draw:start-shape="id12" draw:start-glue-point="0" draw:end-shape="id44" draw:end-glue-point="2" svg:d="M8646 9867l20-1200" svg:viewBox="0 0 21 1201">
          <text:p/>
        </draw:connector>
        <draw:custom-shape draw:style-name="gr4" draw:text-style-name="P2" xml:id="id45" draw:id="id45" draw:layer="layout" svg:width="2.1cm" svg:height="0.9cm" svg:x="7.666cm" svg:y="5.967cm">
          <text:p text:style-name="P1"><text:span text:style-name="T1">DFFR (clk23,/res3)</text:span></text:p>
          <text:p text:style-name="P1"><text:span text:style-name="T1">471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666cm" svg:y1="7.767cm" svg:x2="8.716cm" svg:y2="6.867cm" draw:start-shape="id44" draw:start-glue-point="0" draw:end-shape="id45" draw:end-glue-point="2" svg:d="M8666 7767l50-900" svg:viewBox="0 0 51 901">
          <text:p/>
        </draw:connector>
        <draw:custom-shape draw:style-name="gr1" draw:text-style-name="P2" xml:id="id46" draw:id="id46" draw:layer="layout" svg:width="1cm" svg:height="0.9cm" svg:x="19.244cm" svg:y="21.473cm">
          <text:p text:style-name="P1"><text:span text:style-name="T1">NOT</text:span></text:p>
          <text:p text:style-name="P1"><text:span text:style-name="T1">46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744cm" svg:y1="21.473cm" svg:x2="19.744cm" svg:y2="19.673cm" draw:start-shape="id46" draw:start-glue-point="0" draw:end-shape="id47" draw:end-glue-point="2" svg:d="M19744 21473v-1800" svg:viewBox="0 0 1 1801">
          <text:p/>
        </draw:connector>
        <draw:custom-shape draw:style-name="gr4" draw:text-style-name="P2" xml:id="id48" draw:id="id48" draw:layer="layout" svg:width="2.1cm" svg:height="0.9cm" svg:x="25.944cm" svg:y="20.386cm">
          <text:p text:style-name="P1"><text:span text:style-name="T1">DFFR (clk24,/res3)</text:span></text:p>
          <text:p text:style-name="P1"><text:span text:style-name="T1">441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3" draw:id="id53" draw:layer="layout" svg:width="2.1cm" svg:height="0.9cm" svg:x="25.944cm" svg:y="18.386cm">
          <text:p text:style-name="P1"><text:span text:style-name="T1">DFFR (clk24,/res3)</text:span></text:p>
          <text:p text:style-name="P1"><text:span text:style-name="T1">421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9" draw:id="id49" draw:layer="layout" svg:width="1cm" svg:height="0.9cm" svg:x="24.144cm" svg:y="19.486cm">
          <text:p text:style-name="P1"><text:span text:style-name="T1">NAND&amp;XOR</text:span></text:p>
          <text:p text:style-name="P1"><text:span text:style-name="T1">4412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6.994cm" svg:y1="20.386cm" svg:x2="25.144cm" svg:y2="19.936cm" draw:start-shape="id48" draw:start-glue-point="0" draw:end-shape="id49" draw:end-glue-point="1" svg:d="M26994 20386l-1850-450" svg:viewBox="0 0 1851 451">
          <text:p text:style-name="P1"><text:span text:style-name="T2">b+c</text:span></text:p>
        </draw:connector>
        <draw:connector draw:style-name="gr3" draw:text-style-name="P1" draw:layer="layout" draw:type="line" svg:x1="24.644cm" svg:y1="20.386cm" svg:x2="25.944cm" svg:y2="20.836cm" draw:start-shape="id49" draw:start-glue-point="2" draw:end-shape="id48" draw:end-glue-point="3" svg:d="M24644 20386l1300 450" svg:viewBox="0 0 1301 451">
          <text:p/>
        </draw:connector>
        <draw:custom-shape draw:style-name="gr1" draw:text-style-name="P2" xml:id="id50" draw:id="id50" draw:layer="layout" svg:width="1cm" svg:height="0.9cm" svg:x="29.344cm" svg:y="19.386cm">
          <text:p text:style-name="P1"><text:span text:style-name="T1">NOT</text:span></text:p>
          <text:p text:style-name="P1"><text:span text:style-name="T1">44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8.044cm" svg:y1="20.836cm" svg:x2="29.344cm" svg:y2="19.836cm" draw:start-shape="id48" draw:start-glue-point="1" draw:end-shape="id50" svg:d="M28044 20836l1300-1000" svg:viewBox="0 0 1301 1001">
          <text:p/>
        </draw:connector>
        <draw:custom-shape draw:style-name="gr1" draw:text-style-name="P2" xml:id="id51" draw:id="id51" draw:layer="layout" svg:width="1cm" svg:height="0.9cm" svg:x="22.144cm" svg:y="20.386cm">
          <text:p text:style-name="P1"><text:span text:style-name="T1">AND</text:span></text:p>
          <text:p text:style-name="P1"><text:span text:style-name="T1">431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5.944cm" svg:y1="20.836cm" svg:x2="23.144cm" svg:y2="20.836cm" draw:start-shape="id48" draw:start-glue-point="3" draw:end-shape="id51" draw:end-glue-point="1" svg:d="M25944 20836h-2800" svg:viewBox="0 0 2801 1">
          <text:p/>
        </draw:connector>
        <draw:custom-shape draw:style-name="gr1" draw:text-style-name="P2" xml:id="id52" draw:id="id52" draw:layer="layout" svg:width="1cm" svg:height="0.9cm" svg:x="28.544cm" svg:y="13.186cm">
          <text:p text:style-name="P1"><text:span text:style-name="T1">6-NAND</text:span></text:p>
          <text:p text:style-name="P1"><text:span text:style-name="T1">34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8.044cm" svg:y1="20.836cm" svg:x2="29.044cm" svg:y2="14.086cm" draw:start-shape="id48" draw:start-glue-point="1" draw:end-shape="id52" draw:end-glue-point="2" svg:d="M28044 20836l1000-6750" svg:viewBox="0 0 1001 6751">
          <text:p/>
        </draw:connector>
        <draw:custom-shape draw:style-name="gr1" draw:text-style-name="P2" xml:id="id54" draw:id="id54" draw:layer="layout" svg:width="1cm" svg:height="0.9cm" svg:x="24.144cm" svg:y="17.386cm">
          <text:p text:style-name="P1"><text:span text:style-name="T1">NAND&amp;XOR</text:span></text:p>
          <text:p text:style-name="P1"><text:span text:style-name="T1">42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6.994cm" svg:y1="18.386cm" svg:x2="25.144cm" svg:y2="17.836cm" draw:start-shape="id53" draw:start-glue-point="0" draw:end-shape="id54" draw:end-glue-point="1" svg:d="M26994 18386l-1850-550" svg:viewBox="0 0 1851 551">
          <text:p text:style-name="P1"><text:span text:style-name="T2">b+c</text:span></text:p>
        </draw:connector>
        <draw:connector draw:style-name="gr3" draw:text-style-name="P1" draw:layer="layout" draw:type="line" svg:x1="24.644cm" svg:y1="18.286cm" svg:x2="25.944cm" svg:y2="18.836cm" draw:start-shape="id54" draw:start-glue-point="2" draw:end-shape="id53" draw:end-glue-point="3" svg:d="M24644 18286l1300 550" svg:viewBox="0 0 1301 551">
          <text:p/>
        </draw:connector>
        <draw:custom-shape draw:style-name="gr1" draw:text-style-name="P2" xml:id="id55" draw:id="id55" draw:layer="layout" svg:width="1cm" svg:height="0.9cm" svg:x="29.344cm" svg:y="17.386cm">
          <text:p text:style-name="P1"><text:span text:style-name="T1">NOT</text:span></text:p>
          <text:p text:style-name="P1"><text:span text:style-name="T1">4311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8.044cm" svg:y1="18.836cm" svg:x2="29.344cm" svg:y2="17.836cm" draw:start-shape="id53" draw:start-glue-point="1" draw:end-shape="id55" draw:end-glue-point="3" svg:d="M28044 18836l1300-1000" svg:viewBox="0 0 1301 1001">
          <text:p/>
        </draw:connector>
        <draw:custom-shape draw:style-name="gr1" draw:text-style-name="P2" xml:id="id56" draw:id="id56" draw:layer="layout" svg:width="1cm" svg:height="0.9cm" svg:x="22.144cm" svg:y="18.386cm">
          <text:p text:style-name="P1"><text:span text:style-name="T1">AND</text:span></text:p>
          <text:p text:style-name="P1"><text:span text:style-name="T1">431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5.944cm" svg:y1="18.836cm" svg:x2="23.144cm" svg:y2="18.836cm" draw:start-shape="id53" draw:start-glue-point="3" draw:end-shape="id56" draw:end-glue-point="1" svg:d="M25944 18836h-2800" svg:viewBox="0 0 2801 1">
          <text:p/>
        </draw:connector>
        <draw:connector draw:style-name="gr3" draw:text-style-name="P1" draw:layer="layout" draw:type="line" svg:x1="22.644cm" svg:y1="19.286cm" svg:x2="22.644cm" svg:y2="20.386cm" draw:start-shape="id56" draw:start-glue-point="2" draw:end-shape="id51" draw:end-glue-point="0" svg:d="M22644 19286v1100" svg:viewBox="0 0 1 1101">
          <text:p/>
        </draw:connector>
        <draw:connector draw:style-name="gr3" draw:text-style-name="P1" draw:layer="layout" draw:type="line" svg:x1="28.044cm" svg:y1="18.836cm" svg:x2="29.044cm" svg:y2="14.086cm" draw:start-shape="id53" draw:start-glue-point="1" draw:end-shape="id52" draw:end-glue-point="2" svg:d="M28044 18836l1000-4750" svg:viewBox="0 0 1001 4751">
          <text:p/>
        </draw:connector>
        <draw:connector draw:style-name="gr2" draw:text-style-name="P3" draw:layer="layout" draw:type="line" svg:x1="22.644cm" svg:y1="19.286cm" svg:x2="24.144cm" svg:y2="19.936cm" draw:start-shape="id56" draw:start-glue-point="2" draw:end-shape="id49" draw:end-glue-point="3" svg:d="M22644 19286l1500 650" svg:viewBox="0 0 1501 651">
          <text:p text:style-name="P1"><text:span text:style-name="T2">a+d</text:span></text:p>
        </draw:connector>
        <draw:custom-shape draw:style-name="gr4" draw:text-style-name="P2" xml:id="id57" draw:id="id57" draw:layer="layout" svg:width="2.1cm" svg:height="0.9cm" svg:x="25.944cm" svg:y="22.386cm">
          <text:p text:style-name="P1"><text:span text:style-name="T1">DFFR (clk24,/res3)</text:span></text:p>
          <text:p text:style-name="P1"><text:span text:style-name="T1">421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" draw:id="id58" draw:layer="layout" svg:width="1cm" svg:height="0.9cm" svg:x="24.144cm" svg:y="21.386cm">
          <text:p text:style-name="P1"><text:span text:style-name="T1">NAND&amp;XOR</text:span></text:p>
          <text:p text:style-name="P1"><text:span text:style-name="T1">42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6.994cm" svg:y1="22.386cm" svg:x2="25.144cm" svg:y2="21.836cm" draw:start-shape="id57" draw:start-glue-point="0" draw:end-shape="id58" draw:end-glue-point="1" svg:d="M26994 22386l-1850-550" svg:viewBox="0 0 1851 551">
          <text:p text:style-name="P1"><text:span text:style-name="T2">b+c</text:span></text:p>
        </draw:connector>
        <draw:connector draw:style-name="gr3" draw:text-style-name="P1" draw:layer="layout" draw:type="line" svg:x1="24.644cm" svg:y1="22.286cm" svg:x2="25.944cm" svg:y2="22.836cm" draw:start-shape="id58" draw:start-glue-point="2" draw:end-shape="id57" draw:end-glue-point="3" svg:d="M24644 22286l1300 550" svg:viewBox="0 0 1301 551">
          <text:p/>
        </draw:connector>
        <draw:connector draw:style-name="gr3" draw:text-style-name="P1" draw:layer="layout" draw:type="line" svg:x1="28.044cm" svg:y1="22.836cm" svg:x2="29.344cm" svg:y2="21.836cm" draw:start-shape="id57" draw:start-glue-point="1" draw:end-shape="id59" draw:end-glue-point="3" svg:d="M28044 22836l1300-1000" svg:viewBox="0 0 1301 1001">
          <text:p/>
        </draw:connector>
        <draw:custom-shape draw:style-name="gr1" draw:text-style-name="P2" xml:id="id60" draw:id="id60" draw:layer="layout" svg:width="1cm" svg:height="0.9cm" svg:x="22.144cm" svg:y="22.386cm">
          <text:p text:style-name="P1"><text:span text:style-name="T1">AND</text:span></text:p>
          <text:p text:style-name="P1"><text:span text:style-name="T1">4311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5.944cm" svg:y1="22.836cm" svg:x2="23.144cm" svg:y2="22.836cm" draw:start-shape="id57" draw:start-glue-point="3" draw:end-shape="id60" draw:end-glue-point="1" svg:d="M25944 22836h-2800" svg:viewBox="0 0 2801 1">
          <text:p/>
        </draw:connector>
        <draw:connector draw:style-name="gr2" draw:text-style-name="P3" draw:layer="layout" draw:type="line" svg:x1="22.644cm" svg:y1="21.286cm" svg:x2="24.144cm" svg:y2="21.836cm" draw:start-shape="id51" draw:start-glue-point="2" draw:end-shape="id58" draw:end-glue-point="3" svg:d="M22644 21286l1500 550" svg:viewBox="0 0 1501 551">
          <text:p text:style-name="P1"><text:span text:style-name="T2">a+d</text:span></text:p>
        </draw:connector>
        <draw:connector draw:style-name="gr3" draw:text-style-name="P1" draw:layer="layout" draw:type="line" svg:x1="22.644cm" svg:y1="21.286cm" svg:x2="22.644cm" svg:y2="22.386cm" draw:start-shape="id51" draw:start-glue-point="2" draw:end-shape="id60" draw:end-glue-point="0" svg:d="M22644 21286v1100" svg:viewBox="0 0 1 1101">
          <text:p/>
        </draw:connector>
        <draw:connector draw:style-name="gr3" draw:text-style-name="P1" draw:layer="layout" draw:type="line" svg:x1="28.044cm" svg:y1="22.836cm" svg:x2="29.044cm" svg:y2="14.086cm" draw:start-shape="id57" draw:start-glue-point="1" draw:end-shape="id52" draw:end-glue-point="2" svg:d="M28044 22836l1000-8750" svg:viewBox="0 0 1001 8751">
          <text:p/>
        </draw:connector>
        <draw:custom-shape draw:style-name="gr1" draw:text-style-name="P2" xml:id="id61" draw:id="id61" draw:layer="layout" svg:width="1cm" svg:height="0.9cm" svg:x="24.144cm" svg:y="15.386cm">
          <text:p text:style-name="P1"><text:span text:style-name="T1">NOT</text:span></text:p>
          <text:p text:style-name="P1"><text:span text:style-name="T1">4312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2" draw:id="id62" draw:layer="layout" svg:width="2.1cm" svg:height="0.9cm" svg:x="25.944cm" svg:y="16.386cm">
          <text:p text:style-name="P1"><text:span text:style-name="T1">DFFR (clk24,/res3)</text:span></text:p>
          <text:p text:style-name="P1"><text:span text:style-name="T1">4312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644cm" svg:y1="16.286cm" svg:x2="25.944cm" svg:y2="16.836cm" draw:start-shape="id61" draw:start-glue-point="2" draw:end-shape="id62" draw:end-glue-point="3" svg:d="M24644 16286l1300 550" svg:viewBox="0 0 1301 551">
          <text:p/>
        </draw:connector>
        <draw:connector draw:style-name="gr3" draw:text-style-name="P1" draw:layer="layout" draw:type="line" svg:x1="26.994cm" svg:y1="16.386cm" svg:x2="25.144cm" svg:y2="15.836cm" draw:start-shape="id62" draw:start-glue-point="0" draw:end-shape="id61" draw:end-glue-point="1" svg:d="M26994 16386l-1850-550" svg:viewBox="0 0 1851 551">
          <text:p/>
        </draw:connector>
        <draw:connector draw:style-name="gr3" draw:text-style-name="P1" draw:layer="layout" draw:type="line" svg:x1="25.944cm" svg:y1="16.836cm" svg:x2="22.644cm" svg:y2="18.386cm" draw:start-shape="id62" draw:start-glue-point="3" draw:end-shape="id56" draw:end-glue-point="0" svg:d="M25944 16836l-3300 1550" svg:viewBox="0 0 3301 1551">
          <text:p/>
        </draw:connector>
        <draw:connector draw:style-name="gr2" draw:text-style-name="P3" draw:layer="layout" draw:type="line" svg:x1="25.944cm" svg:y1="16.836cm" svg:x2="25.144cm" svg:y2="17.836cm" draw:start-shape="id62" draw:start-glue-point="3" draw:end-shape="id54" svg:d="M25944 16836l-800 1000" svg:viewBox="0 0 801 1001">
          <text:p text:style-name="P1"><text:span text:style-name="T2">a+d</text:span></text:p>
        </draw:connector>
        <draw:connector draw:style-name="gr3" draw:text-style-name="P1" draw:layer="layout" draw:type="line" svg:x1="28.044cm" svg:y1="16.836cm" svg:x2="29.044cm" svg:y2="14.086cm" draw:start-shape="id62" draw:start-glue-point="1" draw:end-shape="id52" draw:end-glue-point="2" svg:d="M28044 16836l1000-2750" svg:viewBox="0 0 1001 2751">
          <text:p/>
        </draw:connector>
        <draw:custom-shape draw:style-name="gr1" draw:text-style-name="P2" xml:id="id63" draw:id="id63" draw:layer="layout" svg:width="1cm" svg:height="0.9cm" svg:x="29.344cm" svg:y="15.686cm">
          <text:p text:style-name="P1"><text:span text:style-name="T1">NOT</text:span></text:p>
          <text:p text:style-name="P1"><text:span text:style-name="T1">4412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8.044cm" svg:y1="16.836cm" svg:x2="29.344cm" svg:y2="16.136cm" draw:start-shape="id62" draw:start-glue-point="1" draw:end-shape="id63" svg:d="M28044 16836l1300-700" svg:viewBox="0 0 1301 701">
          <text:p/>
        </draw:connector>
        <draw:custom-shape draw:style-name="gr1" draw:text-style-name="P2" xml:id="id66" draw:id="id66" draw:layer="layout" svg:width="1cm" svg:height="0.9cm" svg:x="29.344cm" svg:y="23.386cm">
          <text:p text:style-name="P1"><text:span text:style-name="T1">NOT</text:span></text:p>
          <text:p text:style-name="P1"><text:span text:style-name="T1">4412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4" draw:id="id64" draw:layer="layout" svg:width="2.1cm" svg:height="0.9cm" svg:x="25.944cm" svg:y="24.386cm">
          <text:p text:style-name="P1"><text:span text:style-name="T1">DFFR (clk24,/res3)</text:span></text:p>
          <text:p text:style-name="P1"><text:span text:style-name="T1">441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" draw:id="id65" draw:layer="layout" svg:width="1cm" svg:height="0.9cm" svg:x="24.144cm" svg:y="23.386cm">
          <text:p text:style-name="P1"><text:span text:style-name="T1">NAND&amp;XOR</text:span></text:p>
          <text:p text:style-name="P1"><text:span text:style-name="T1">43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6.994cm" svg:y1="24.386cm" svg:x2="25.144cm" svg:y2="23.836cm" draw:start-shape="id64" draw:start-glue-point="0" draw:end-shape="id65" draw:end-glue-point="1" svg:d="M26994 24386l-1850-550" svg:viewBox="0 0 1851 551">
          <text:p text:style-name="P1"><text:span text:style-name="T2">b+c</text:span></text:p>
        </draw:connector>
        <draw:connector draw:style-name="gr3" draw:text-style-name="P1" draw:layer="layout" draw:type="line" svg:x1="24.644cm" svg:y1="24.286cm" svg:x2="25.944cm" svg:y2="24.836cm" draw:start-shape="id65" draw:start-glue-point="2" draw:end-shape="id64" draw:end-glue-point="3" svg:d="M24644 24286l1300 550" svg:viewBox="0 0 1301 551">
          <text:p/>
        </draw:connector>
        <draw:connector draw:style-name="gr3" draw:text-style-name="P1" draw:layer="layout" draw:type="line" svg:x1="28.044cm" svg:y1="24.836cm" svg:x2="29.344cm" svg:y2="23.836cm" draw:start-shape="id64" draw:start-glue-point="1" draw:end-shape="id66" draw:end-glue-point="3" svg:d="M28044 24836l1300-1000" svg:viewBox="0 0 1301 1001">
          <text:p/>
        </draw:connector>
        <draw:custom-shape draw:style-name="gr1" draw:text-style-name="P2" xml:id="id67" draw:id="id67" draw:layer="layout" svg:width="1cm" svg:height="0.9cm" svg:x="22.144cm" svg:y="24.386cm">
          <text:p text:style-name="P1"><text:span text:style-name="T1">AND</text:span></text:p>
          <text:p text:style-name="P1"><text:span text:style-name="T1">4112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5.944cm" svg:y1="24.836cm" svg:x2="23.144cm" svg:y2="24.836cm" draw:start-shape="id64" draw:start-glue-point="3" draw:end-shape="id67" draw:end-glue-point="1" svg:d="M25944 24836h-2800" svg:viewBox="0 0 2801 1">
          <text:p/>
        </draw:connector>
        <draw:connector draw:style-name="gr2" draw:text-style-name="P3" draw:layer="layout" draw:type="line" svg:x1="22.644cm" svg:y1="23.286cm" svg:x2="24.144cm" svg:y2="23.836cm" draw:start-shape="id60" draw:start-glue-point="2" draw:end-shape="id65" draw:end-glue-point="3" svg:d="M22644 23286l1500 550" svg:viewBox="0 0 1501 551">
          <text:p text:style-name="P1"><text:span text:style-name="T2">a+d</text:span></text:p>
        </draw:connector>
        <draw:connector draw:style-name="gr3" draw:text-style-name="P1" draw:layer="layout" draw:type="line" svg:x1="22.644cm" svg:y1="23.286cm" svg:x2="22.644cm" svg:y2="24.386cm" draw:start-shape="id60" draw:start-glue-point="2" draw:end-shape="id67" draw:end-glue-point="0" svg:d="M22644 23286v1100" svg:viewBox="0 0 1 1101">
          <text:p/>
        </draw:connector>
        <draw:connector draw:style-name="gr3" draw:text-style-name="P1" draw:layer="layout" draw:type="line" svg:x1="28.044cm" svg:y1="24.836cm" svg:x2="29.044cm" svg:y2="14.086cm" draw:start-shape="id64" draw:start-glue-point="1" draw:end-shape="id52" draw:end-glue-point="2" svg:d="M28044 24836l1000-10750" svg:viewBox="0 0 1001 10751">
          <text:p/>
        </draw:connector>
        <draw:custom-shape draw:style-name="gr1" draw:text-style-name="P2" xml:id="id70" draw:id="id70" draw:layer="layout" svg:width="1cm" svg:height="0.9cm" svg:x="29.344cm" svg:y="25.386cm">
          <text:p text:style-name="P1"><text:span text:style-name="T1">NOT</text:span></text:p>
          <text:p text:style-name="P1"><text:span text:style-name="T1">4312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8" draw:id="id68" draw:layer="layout" svg:width="2.1cm" svg:height="0.9cm" svg:x="25.944cm" svg:y="26.386cm">
          <text:p text:style-name="P1"><text:span text:style-name="T1">DFFR (clk24,/res3)</text:span></text:p>
          <text:p text:style-name="P1"><text:span text:style-name="T1">421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9" draw:id="id69" draw:layer="layout" svg:width="1cm" svg:height="0.9cm" svg:x="24.144cm" svg:y="25.386cm">
          <text:p text:style-name="P1"><text:span text:style-name="T1">NAND&amp;XOR</text:span></text:p>
          <text:p text:style-name="P1"><text:span text:style-name="T1">41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6.994cm" svg:y1="26.386cm" svg:x2="25.144cm" svg:y2="25.836cm" draw:start-shape="id68" draw:start-glue-point="0" draw:end-shape="id69" draw:end-glue-point="1" svg:d="M26994 26386l-1850-550" svg:viewBox="0 0 1851 551">
          <text:p text:style-name="P1"><text:span text:style-name="T2">b+c</text:span></text:p>
        </draw:connector>
        <draw:connector draw:style-name="gr3" draw:text-style-name="P1" draw:layer="layout" draw:type="line" svg:x1="24.644cm" svg:y1="26.286cm" svg:x2="25.944cm" svg:y2="26.836cm" draw:start-shape="id69" draw:start-glue-point="2" draw:end-shape="id68" draw:end-glue-point="3" svg:d="M24644 26286l1300 550" svg:viewBox="0 0 1301 551">
          <text:p/>
        </draw:connector>
        <draw:connector draw:style-name="gr3" draw:text-style-name="P1" draw:layer="layout" draw:type="line" svg:x1="28.044cm" svg:y1="26.836cm" svg:x2="29.344cm" svg:y2="25.836cm" draw:start-shape="id68" draw:start-glue-point="1" draw:end-shape="id70" draw:end-glue-point="3" svg:d="M28044 26836l1300-1000" svg:viewBox="0 0 1301 1001">
          <text:p/>
        </draw:connector>
        <draw:connector draw:style-name="gr2" draw:text-style-name="P3" draw:layer="layout" draw:type="line" svg:x1="22.644cm" svg:y1="25.286cm" svg:x2="24.144cm" svg:y2="25.836cm" draw:start-shape="id67" draw:start-glue-point="2" draw:end-shape="id69" draw:end-glue-point="3" svg:d="M22644 25286l1500 550" svg:viewBox="0 0 1501 551">
          <text:p text:style-name="P1"><text:span text:style-name="T2">a+d</text:span></text:p>
        </draw:connector>
        <draw:connector draw:style-name="gr3" draw:text-style-name="P1" draw:layer="layout" draw:type="line" svg:x1="28.044cm" svg:y1="26.836cm" svg:x2="29.044cm" svg:y2="14.086cm" draw:start-shape="id68" draw:start-glue-point="1" draw:end-shape="id52" draw:end-glue-point="2" svg:d="M28044 26836l1000-12750" svg:viewBox="0 0 1001 12751">
          <text:p/>
        </draw:connector>
        <draw:custom-shape draw:style-name="gr1" draw:text-style-name="P2" xml:id="id71" draw:id="id71" draw:layer="layout" svg:width="1cm" svg:height="0.9cm" svg:x="31.044cm" svg:y="13.186cm">
          <text:p text:style-name="P1"><text:span text:style-name="T1">6-NAND</text:span></text:p>
          <text:p text:style-name="P1"><text:span text:style-name="T1">441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30.344cm" svg:y1="17.836cm" svg:x2="31.544cm" svg:y2="14.086cm" draw:start-shape="id55" draw:start-glue-point="1" draw:end-shape="id71" draw:end-glue-point="2" svg:d="M30344 17836l1200-3750" svg:viewBox="0 0 1201 3751">
          <text:p/>
        </draw:connector>
        <draw:connector draw:style-name="gr3" draw:text-style-name="P1" draw:layer="layout" draw:type="line" svg:x1="30.344cm" svg:y1="16.136cm" svg:x2="31.544cm" svg:y2="14.086cm" draw:start-shape="id63" draw:start-glue-point="1" draw:end-shape="id71" draw:end-glue-point="2" svg:d="M30344 16136l1200-2050" svg:viewBox="0 0 1201 2051">
          <text:p/>
        </draw:connector>
        <draw:connector draw:style-name="gr3" draw:text-style-name="P1" draw:layer="layout" draw:type="line" svg:x1="30.344cm" svg:y1="19.836cm" svg:x2="31.544cm" svg:y2="14.086cm" draw:start-shape="id50" draw:start-glue-point="1" draw:end-shape="id71" draw:end-glue-point="2" svg:d="M30344 19836l1200-5750" svg:viewBox="0 0 1201 5751">
          <text:p/>
        </draw:connector>
        <draw:connector draw:style-name="gr2" draw:text-style-name="P3" draw:layer="layout" draw:type="line" svg:x1="28.044cm" svg:y1="26.836cm" svg:x2="29.892cm" svg:y2="26.775cm" draw:start-shape="id68" draw:start-glue-point="1" svg:d="M28044 26836l1848-61" svg:viewBox="0 0 1849 62">
          <text:p text:style-name="P1"><text:span text:style-name="T2">ac4_q_5</text:span></text:p>
        </draw:connector>
        <draw:connector draw:style-name="gr2" draw:text-style-name="P3" draw:layer="layout" draw:type="line" svg:x1="28.044cm" svg:y1="24.836cm" svg:x2="29.892cm" svg:y2="24.776cm" draw:start-shape="id64" svg:d="M28044 24836l1848-60" svg:viewBox="0 0 1849 61">
          <text:p text:style-name="P1"><text:span text:style-name="T2">ac4_q_4</text:span></text:p>
        </draw:connector>
        <draw:connector draw:style-name="gr2" draw:text-style-name="P3" draw:layer="layout" draw:type="line" svg:x1="28.044cm" svg:y1="22.836cm" svg:x2="29.892cm" svg:y2="22.776cm" draw:start-shape="id57" svg:d="M28044 22836l1848-60" svg:viewBox="0 0 1849 61">
          <text:p text:style-name="P1"><text:span text:style-name="T2">ac4_q_3</text:span></text:p>
        </draw:connector>
        <draw:connector draw:style-name="gr3" draw:text-style-name="P1" draw:layer="layout" draw:type="line" svg:x1="30.344cm" svg:y1="23.836cm" svg:x2="31.544cm" svg:y2="14.086cm" draw:start-shape="id66" draw:start-glue-point="1" draw:end-shape="id71" draw:end-glue-point="2" svg:d="M30344 23836l1200-9750" svg:viewBox="0 0 1201 9751">
          <text:p/>
        </draw:connector>
        <draw:connector draw:style-name="gr2" draw:text-style-name="P3" draw:layer="layout" draw:type="line" svg:x1="28.044cm" svg:y1="20.836cm" svg:x2="29.892cm" svg:y2="20.776cm" draw:start-shape="id48" svg:d="M28044 20836l1848-60" svg:viewBox="0 0 1849 61">
          <text:p text:style-name="P1"><text:span text:style-name="T2">ac4_q_2</text:span></text:p>
        </draw:connector>
        <draw:connector draw:style-name="gr3" draw:text-style-name="P1" draw:layer="layout" draw:type="line" svg:x1="30.344cm" svg:y1="21.836cm" svg:x2="31.544cm" svg:y2="14.086cm" draw:start-shape="id59" draw:start-glue-point="1" draw:end-shape="id71" draw:end-glue-point="2" svg:d="M30344 21836l1200-7750" svg:viewBox="0 0 1201 7751">
          <text:p/>
        </draw:connector>
        <draw:connector draw:style-name="gr3" draw:text-style-name="P1" draw:layer="layout" draw:type="line" svg:x1="30.344cm" svg:y1="25.836cm" svg:x2="31.544cm" svg:y2="14.086cm" draw:start-shape="id70" draw:start-glue-point="1" draw:end-shape="id71" draw:end-glue-point="2" svg:d="M30344 25836l1200-11750" svg:viewBox="0 0 1201 11751">
          <text:p/>
        </draw:connector>
        <draw:connector draw:style-name="gr2" draw:text-style-name="P3" draw:layer="layout" draw:type="line" svg:x1="28.044cm" svg:y1="18.836cm" svg:x2="29.892cm" svg:y2="18.776cm" draw:start-shape="id53" svg:d="M28044 18836l1848-60" svg:viewBox="0 0 1849 61">
          <text:p text:style-name="P1"><text:span text:style-name="T2">ac4_q_1</text:span></text:p>
        </draw:connector>
        <draw:connector draw:style-name="gr2" draw:text-style-name="P3" draw:layer="layout" draw:type="line" svg:x1="28.044cm" svg:y1="16.836cm" svg:x2="29.892cm" svg:y2="16.776cm" draw:start-shape="id62" svg:d="M28044 16836l1848-60" svg:viewBox="0 0 1849 61">
          <text:p text:style-name="P1"><text:span text:style-name="T2">ac4_q_0</text:span></text:p>
        </draw:connector>
        <draw:custom-shape draw:style-name="gr4" draw:text-style-name="P2" xml:id="id72" draw:id="id72" draw:layer="layout" svg:width="2.1cm" svg:height="0.9cm" svg:x="30.444cm" svg:y="10.786cm">
          <text:p text:style-name="P1"><text:span text:style-name="T1">DFFR (clk24,/res3)</text:span></text:p>
          <text:p text:style-name="P1"><text:span text:style-name="T1">4512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3" draw:id="id73" draw:layer="layout" svg:width="2.1cm" svg:height="0.9cm" svg:x="18.644cm" svg:y="14.773cm">
          <text:p text:style-name="P1"><text:span text:style-name="T1">DFFR (clk24,/res3)</text:span></text:p>
          <text:p text:style-name="P1"><text:span text:style-name="T1">46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544cm" svg:y1="13.186cm" svg:x2="31.494cm" svg:y2="11.686cm" draw:start-shape="id71" draw:start-glue-point="0" draw:end-shape="id72" draw:end-glue-point="2" svg:d="M31544 13186l-50-1500" svg:viewBox="0 0 51 1501">
          <text:p/>
        </draw:connector>
        <draw:connector draw:style-name="gr5" draw:text-style-name="P1" draw:layer="layout" draw:type="line" svg:x1="19.744cm" svg:y1="18.773cm" svg:x2="19.694cm" svg:y2="15.673cm" draw:start-shape="id47" draw:start-glue-point="0" draw:end-shape="id73" draw:end-glue-point="2" svg:d="M19744 18773l-50-3100" svg:viewBox="0 0 51 3101">
          <text:p/>
        </draw:connector>
        <draw:connector draw:style-name="gr6" draw:text-style-name="P3" draw:layer="layout" draw:type="line" svg:x1="17.522cm" svg:y1="18.8cm" svg:x2="18.615cm" svg:y2="17.14cm" draw:start-shape="id41" draw:start-glue-point="0" svg:d="M17522 18800l1093-1660" svg:viewBox="0 0 1094 1661">
          <text:p text:style-name="P1"><text:span text:style-name="T2">lc_n0</text:span></text:p>
        </draw:connector>
        <draw:connector draw:style-name="gr6" draw:text-style-name="P3" draw:layer="layout" draw:type="line" svg:x1="17.594cm" svg:y1="21.5cm" svg:x2="18.853cm" svg:y2="20.209cm" draw:start-shape="id43" draw:start-glue-point="0" svg:d="M17594 21500l1259-1291" svg:viewBox="0 0 1260 1292">
          <text:p text:style-name="P1"><text:span text:style-name="T2">qsc_n0_s</text:span></text:p>
        </draw:connector>
        <draw:custom-shape draw:style-name="gr4" draw:text-style-name="P2" xml:id="id87" draw:id="id87" draw:layer="layout" svg:width="2.1cm" svg:height="0.9cm" svg:x="18.644cm" svg:y="9.2cm">
          <text:p text:style-name="P1"><text:span text:style-name="T1">DFFR (clk27,/res3)</text:span></text:p>
          <text:p text:style-name="P1"><text:span text:style-name="T1">-691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5" draw:id="id85" draw:layer="layout" svg:width="2.1cm" svg:height="0.9cm" svg:x="16.444cm" svg:y="9.2cm">
          <text:p text:style-name="P1"><text:span text:style-name="T1">DFFR (clk27,/res3)</text:span></text:p>
          <text:p text:style-name="P1"><text:span text:style-name="T1">-692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9" draw:id="id89" draw:layer="layout" svg:width="2.1cm" svg:height="0.9cm" svg:x="30.444cm" svg:y="7.986cm">
          <text:p text:style-name="P1"><text:span text:style-name="T1">DFFR (clk22,/res3)</text:span></text:p>
          <text:p text:style-name="P1"><text:span text:style-name="T1">47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1" draw:id="id81" draw:layer="layout" svg:width="2.1cm" svg:height="0.9cm" svg:x="18.644cm" svg:y="11.973cm">
          <text:p text:style-name="P1"><text:span text:style-name="T1">DFFR (clk22,/res3)</text:span></text:p>
          <text:p text:style-name="P1"><text:span text:style-name="T1">-694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8" draw:id="id78" draw:layer="layout" svg:width="2.1cm" svg:height="0.9cm" svg:x="16.444cm" svg:y="11.973cm">
          <text:p text:style-name="P1"><text:span text:style-name="T1">DFFR (clk22,/res3)</text:span></text:p>
          <text:p text:style-name="P1"><text:span text:style-name="T1">-69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8.022cm" svg:y1="19.25cm" svg:x2="19.244cm" svg:y2="19.223cm" draw:start-shape="id41" draw:start-glue-point="1" draw:end-shape="id47" draw:end-glue-point="3" svg:d="M18022 19250l1222-27" svg:viewBox="0 0 1223 28">
          <text:p/>
        </draw:connector>
        <draw:connector draw:style-name="gr3" draw:text-style-name="P1" draw:layer="layout" draw:type="line" svg:x1="18.644cm" svg:y1="21.95cm" svg:x2="19.244cm" svg:y2="21.923cm" draw:start-shape="id43" draw:end-shape="id46" draw:end-glue-point="3" svg:d="M18644 21950l600-27" svg:viewBox="0 0 601 28">
          <text:p/>
        </draw:connector>
        <draw:connector draw:style-name="gr2" draw:text-style-name="P3" draw:layer="layout" draw:type="line" svg:x1="19.144cm" svg:y1="7.7cm" svg:x2="19.118cm" svg:y2="6.2cm" draw:start-shape="id74" draw:start-glue-point="0" svg:d="M19144 7700l-26-1500" svg:viewBox="0 0 27 1501">
          <text:p text:style-name="P1"><text:span text:style-name="T2">ndirect_s</text:span></text:p>
        </draw:connector>
        <draw:connector draw:style-name="gr2" draw:text-style-name="P3" draw:layer="layout" draw:type="line" svg:x1="17.544cm" svg:y1="7.679cm" svg:x2="17.55cm" svg:y2="6.207cm" draw:start-shape="id75" draw:start-glue-point="0" svg:d="M17544 7679l6-1472" svg:viewBox="0 0 7 1473">
          <text:p text:style-name="P1"><text:span text:style-name="T2">lc_0_s</text:span></text:p>
        </draw:connector>
        <draw:custom-shape draw:style-name="gr1" draw:text-style-name="P2" xml:id="id76" draw:id="id76" draw:layer="layout" svg:width="1cm" svg:height="0.9cm" svg:x="17.544cm" svg:y="13.373cm">
          <text:p text:style-name="P1"><text:span text:style-name="T1">NOT</text:span></text:p>
          <text:p text:style-name="P1"><text:span text:style-name="T1">-71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7" draw:id="id77" draw:layer="layout" svg:width="1cm" svg:height="0.9cm" svg:x="16.444cm" svg:y="13.373cm">
          <text:p text:style-name="P1"><text:span text:style-name="T1">NOT</text:span></text:p>
          <text:p text:style-name="P1"><text:span text:style-name="T1">-71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494cm" svg:y1="14.773cm" svg:x2="18.044cm" svg:y2="14.273cm" draw:start-shape="id42" draw:start-glue-point="0" draw:end-shape="id76" draw:end-glue-point="2" svg:d="M17494 14773l550-500" svg:viewBox="0 0 551 501">
          <text:p/>
        </draw:connector>
        <draw:connector draw:style-name="gr3" draw:text-style-name="P1" draw:layer="layout" draw:type="line" svg:x1="18.044cm" svg:y1="13.373cm" svg:x2="16.944cm" svg:y2="14.273cm" draw:start-shape="id76" draw:start-glue-point="0" draw:end-shape="id77" draw:end-glue-point="2" svg:d="M18044 13373l-1100 900" svg:viewBox="0 0 1101 901">
          <text:p/>
        </draw:connector>
        <draw:connector draw:style-name="gr3" draw:text-style-name="P1" draw:layer="layout" draw:type="line" svg:x1="16.944cm" svg:y1="13.373cm" svg:x2="17.494cm" svg:y2="12.873cm" draw:start-shape="id77" draw:start-glue-point="0" draw:end-shape="id78" draw:end-glue-point="2" svg:d="M16944 13373l550-500" svg:viewBox="0 0 551 501">
          <text:p/>
        </draw:connector>
        <draw:custom-shape draw:style-name="gr1" draw:text-style-name="P2" xml:id="id79" draw:id="id79" draw:layer="layout" svg:width="1cm" svg:height="0.9cm" svg:x="19.744cm" svg:y="13.373cm">
          <text:p text:style-name="P1"><text:span text:style-name="T1">NOT</text:span></text:p>
          <text:p text:style-name="P1"><text:span text:style-name="T1">-717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" draw:id="id80" draw:layer="layout" svg:width="1cm" svg:height="0.9cm" svg:x="18.644cm" svg:y="13.373cm">
          <text:p text:style-name="P1"><text:span text:style-name="T1">NOT</text:span></text:p>
          <text:p text:style-name="P1"><text:span text:style-name="T1">-71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694cm" svg:y1="14.773cm" svg:x2="20.244cm" svg:y2="14.273cm" draw:start-shape="id73" draw:start-glue-point="0" draw:end-shape="id79" draw:end-glue-point="2" svg:d="M19694 14773l550-500" svg:viewBox="0 0 551 501">
          <text:p/>
        </draw:connector>
        <draw:connector draw:style-name="gr3" draw:text-style-name="P1" draw:layer="layout" draw:type="line" svg:x1="20.244cm" svg:y1="13.373cm" svg:x2="19.144cm" svg:y2="14.273cm" draw:start-shape="id79" draw:start-glue-point="0" draw:end-shape="id80" draw:end-glue-point="2" svg:d="M20244 13373l-1100 900" svg:viewBox="0 0 1101 901">
          <text:p/>
        </draw:connector>
        <draw:connector draw:style-name="gr3" draw:text-style-name="P1" draw:layer="layout" draw:type="line" svg:x1="19.144cm" svg:y1="13.373cm" svg:x2="19.694cm" svg:y2="12.873cm" draw:start-shape="id80" draw:start-glue-point="0" draw:end-shape="id81" draw:end-glue-point="2" svg:d="M19144 13373l550-500" svg:viewBox="0 0 551 501">
          <text:p/>
        </draw:connector>
        <draw:custom-shape draw:style-name="gr1" draw:text-style-name="P2" xml:id="id83" draw:id="id83" draw:layer="layout" svg:width="1cm" svg:height="0.9cm" svg:x="17.544cm" svg:y="10.6cm">
          <text:p text:style-name="P1"><text:span text:style-name="T1">NOT</text:span></text:p>
          <text:p text:style-name="P1"><text:span text:style-name="T1">-71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" draw:id="id84" draw:layer="layout" svg:width="1cm" svg:height="0.9cm" svg:x="16.444cm" svg:y="10.6cm">
          <text:p text:style-name="P1"><text:span text:style-name="T1">NOT</text:span></text:p>
          <text:p text:style-name="P1"><text:span text:style-name="T1">-72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694cm" svg:y1="11.973cm" svg:x2="20.244cm" svg:y2="11.5cm" draw:start-shape="id81" draw:start-glue-point="0" draw:end-shape="id82" draw:end-glue-point="2" svg:d="M19694 11973l550-473" svg:viewBox="0 0 551 474">
          <text:p/>
        </draw:connector>
        <draw:connector draw:style-name="gr3" draw:text-style-name="P1" draw:layer="layout" draw:type="line" svg:x1="18.044cm" svg:y1="10.6cm" svg:x2="16.944cm" svg:y2="11.5cm" draw:start-shape="id83" draw:start-glue-point="0" draw:end-shape="id84" draw:end-glue-point="2" svg:d="M18044 10600l-1100 900" svg:viewBox="0 0 1101 901">
          <text:p/>
        </draw:connector>
        <draw:connector draw:style-name="gr3" draw:text-style-name="P1" draw:layer="layout" draw:type="line" svg:x1="16.944cm" svg:y1="10.6cm" svg:x2="17.494cm" svg:y2="10.1cm" draw:start-shape="id84" draw:start-glue-point="0" draw:end-shape="id85" draw:end-glue-point="2" svg:d="M16944 10600l550-500" svg:viewBox="0 0 551 501">
          <text:p/>
        </draw:connector>
        <draw:connector draw:style-name="gr3" draw:text-style-name="P1" draw:layer="layout" draw:type="line" svg:x1="17.494cm" svg:y1="9.2cm" svg:x2="17.544cm" svg:y2="8.579cm" draw:start-shape="id85" draw:start-glue-point="0" draw:end-shape="id75" draw:end-glue-point="2" svg:d="M17494 9200l50-621" svg:viewBox="0 0 51 622">
          <text:p/>
        </draw:connector>
        <draw:custom-shape draw:style-name="gr1" draw:text-style-name="P2" xml:id="id82" draw:id="id82" draw:layer="layout" svg:width="1cm" svg:height="0.9cm" svg:x="19.744cm" svg:y="10.6cm">
          <text:p text:style-name="P1"><text:span text:style-name="T1">NOT</text:span></text:p>
          <text:p text:style-name="P1"><text:span text:style-name="T1">-72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6" draw:id="id86" draw:layer="layout" svg:width="1cm" svg:height="0.9cm" svg:x="18.644cm" svg:y="10.6cm">
          <text:p text:style-name="P1"><text:span text:style-name="T1">NOT</text:span></text:p>
          <text:p text:style-name="P1"><text:span text:style-name="T1">-72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494cm" svg:y1="11.973cm" svg:x2="18.044cm" svg:y2="11.5cm" draw:start-shape="id78" draw:start-glue-point="0" draw:end-shape="id83" draw:end-glue-point="2" svg:d="M17494 11973l550-473" svg:viewBox="0 0 551 474">
          <text:p/>
        </draw:connector>
        <draw:connector draw:style-name="gr3" draw:text-style-name="P1" draw:layer="layout" draw:type="line" svg:x1="20.244cm" svg:y1="10.6cm" svg:x2="19.144cm" svg:y2="11.5cm" draw:start-shape="id82" draw:start-glue-point="0" draw:end-shape="id86" draw:end-glue-point="2" svg:d="M20244 10600l-1100 900" svg:viewBox="0 0 1101 901">
          <text:p/>
        </draw:connector>
        <draw:connector draw:style-name="gr3" draw:text-style-name="P1" draw:layer="layout" draw:type="line" svg:x1="19.144cm" svg:y1="10.6cm" svg:x2="19.694cm" svg:y2="10.1cm" draw:start-shape="id86" draw:start-glue-point="0" draw:end-shape="id87" draw:end-glue-point="2" svg:d="M19144 10600l550-500" svg:viewBox="0 0 551 501">
          <text:p/>
        </draw:connector>
        <draw:custom-shape draw:style-name="gr1" draw:text-style-name="P2" xml:id="id88" draw:id="id88" draw:layer="layout" svg:width="1cm" svg:height="0.9cm" svg:x="19.744cm" svg:y="7.7cm">
          <text:p text:style-name="P1"><text:span text:style-name="T1">NOT</text:span></text:p>
          <text:p text:style-name="P1"><text:span text:style-name="T1">-72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694cm" svg:y1="9.2cm" svg:x2="20.244cm" svg:y2="8.6cm" draw:start-shape="id87" draw:start-glue-point="0" draw:end-shape="id88" draw:end-glue-point="2" svg:d="M19694 9200l550-600" svg:viewBox="0 0 551 601">
          <text:p/>
        </draw:connector>
        <draw:custom-shape draw:style-name="gr1" draw:text-style-name="P2" xml:id="id74" draw:id="id74" draw:layer="layout" svg:width="1cm" svg:height="0.9cm" svg:x="18.644cm" svg:y="7.7cm">
          <text:p text:style-name="P1"><text:span text:style-name="T1">NOT</text:span></text:p>
          <text:p text:style-name="P1"><text:span text:style-name="T1">-72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244cm" svg:y1="7.7cm" svg:x2="19.144cm" svg:y2="8.6cm" draw:start-shape="id88" draw:start-glue-point="0" draw:end-shape="id74" draw:end-glue-point="2" svg:d="M20244 7700l-1100 900" svg:viewBox="0 0 1101 901">
          <text:p/>
        </draw:connector>
        <draw:connector draw:style-name="gr2" draw:text-style-name="P3" draw:layer="layout" draw:type="line" svg:x1="8.646cm" svg:y1="9.867cm" svg:x2="10.115cm" svg:y2="8.513cm" draw:start-shape="id12" draw:start-glue-point="0" svg:d="M8646 9867l1469-1354" svg:viewBox="0 0 1470 1355">
          <text:p text:style-name="P1"><text:span text:style-name="T2">nFE00</text:span></text:p>
        </draw:connector>
        <draw:connector draw:style-name="gr2" draw:text-style-name="P3" draw:layer="layout" draw:type="line" svg:x1="8.716cm" svg:y1="5.967cm" svg:x2="8.712cm" svg:y2="4.2cm" draw:start-shape="id45" draw:start-glue-point="0" svg:d="M8716 5967l-4-1767" svg:viewBox="0 0 5 1768">
          <text:p text:style-name="P1"><text:span text:style-name="T2">padding_s</text:span></text:p>
        </draw:connector>
        <draw:connector draw:style-name="gr2" draw:text-style-name="P3" draw:layer="layout" draw:type="line" svg:x1="31.494cm" svg:y1="7.986cm" svg:x2="31.519cm" svg:y2="6.2cm" draw:start-shape="id89" draw:start-glue-point="0" svg:d="M31494 7986l25-1786" svg:viewBox="0 0 26 1787">
          <text:p text:style-name="P1"><text:span text:style-name="T2">ac4_q_n0_s</text:span></text:p>
        </draw:connector>
        <draw:custom-shape draw:style-name="gr1" draw:text-style-name="P2" xml:id="id90" draw:id="id90" draw:layer="layout" svg:width="1cm" svg:height="0.9cm" svg:x="30.944cm" svg:y="9.386cm">
          <text:p text:style-name="P1"><text:span text:style-name="T1">BUF</text:span></text:p>
          <text:p text:style-name="P1"><text:span text:style-name="T1">4711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444cm" svg:y1="9.386cm" svg:x2="31.494cm" svg:y2="8.886cm" draw:start-shape="id90" draw:start-glue-point="0" draw:end-shape="id89" draw:end-glue-point="2" svg:d="M31444 9386l50-500" svg:viewBox="0 0 51 501">
          <text:p/>
        </draw:connector>
        <draw:connector draw:style-name="gr3" draw:text-style-name="P1" draw:layer="layout" draw:type="line" svg:x1="31.494cm" svg:y1="10.786cm" svg:x2="31.444cm" svg:y2="10.286cm" draw:start-shape="id72" draw:start-glue-point="0" draw:end-shape="id90" draw:end-glue-point="2" svg:d="M31494 10786l-50-500" svg:viewBox="0 0 51 501">
          <text:p/>
        </draw:connector>
        <draw:connector draw:style-name="gr2" draw:text-style-name="P3" draw:layer="layout" draw:type="line" svg:x1="29.044cm" svg:y1="13.186cm" svg:x2="29.026cm" svg:y2="11.546cm" draw:start-shape="id52" draw:start-glue-point="0" svg:d="M29044 13186l-18-1640" svg:viewBox="0 0 19 1641">
          <text:p text:style-name="P1"><text:span text:style-name="T2">ac4_q_nfull</text:span></text:p>
        </draw:connector>
        <draw:connector draw:style-name="gr2" draw:text-style-name="P3" draw:layer="layout" draw:type="line" svg:x1="31.544cm" svg:y1="13.186cm" svg:x2="33.232cm" svg:y2="11.784cm" draw:start-shape="id71" draw:start-glue-point="0" svg:d="M31544 13186l1688-1402" svg:viewBox="0 0 1689 1403">
          <text:p text:style-name="P1"><text:span text:style-name="T2">ac4_q_n0</text:span></text:p>
        </draw:connector>
        <draw:connector draw:style-name="gr2" draw:text-style-name="P3" draw:layer="layout" draw:type="line" svg:x1="32.613cm" svg:y1="39.01cm" svg:x2="32.811cm" svg:y2="37.717cm" draw:end-shape="id91" draw:end-glue-point="2" svg:d="M32613 39010l198-1293" svg:viewBox="0 0 199 1294">
          <text:p text:style-name="P1"><text:span text:style-name="T2">ch0_3</text:span></text:p>
        </draw:connector>
        <draw:connector draw:style-name="gr2" draw:text-style-name="P3" draw:layer="layout" draw:type="line" svg:x1="33.195cm" svg:y1="39.618cm" svg:x2="32.811cm" svg:y2="37.717cm" draw:end-shape="id91" draw:end-glue-point="2" svg:d="M33195 39618l-384-1901" svg:viewBox="0 0 385 1902">
          <text:p text:style-name="P1"><text:span text:style-name="T2">ch1_3</text:span></text:p>
        </draw:connector>
        <draw:custom-shape draw:style-name="gr4" draw:text-style-name="P2" xml:id="id92" draw:id="id92" draw:layer="layout" svg:width="2.1cm" svg:height="0.9cm" svg:x="5.211cm" svg:y="39.475cm">
          <text:p text:style-name="P1"><text:span text:style-name="T1">DFFR (clk35,/res3)</text:span></text:p>
          <text:p text:style-name="P1"><text:span text:style-name="T1">389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3" draw:id="id93" draw:layer="layout" svg:width="1cm" svg:height="0.9cm" svg:x="3.511cm" svg:y="38.375cm">
          <text:p text:style-name="P1"><text:span text:style-name="T1">NAND&amp;XOR</text:span></text:p>
          <text:p text:style-name="P1"><text:span text:style-name="T1">389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261cm" svg:y1="39.475cm" svg:x2="4.511cm" svg:y2="38.825cm" draw:start-shape="id92" draw:start-glue-point="0" draw:end-shape="id93" draw:end-glue-point="1" svg:d="M6261 39475l-1750-650" svg:viewBox="0 0 1751 651">
          <text:p text:style-name="P1"><text:span text:style-name="T2">b+c</text:span></text:p>
        </draw:connector>
        <draw:custom-shape draw:style-name="gr1" draw:text-style-name="P2" xml:id="id94" draw:id="id94" draw:layer="layout" svg:width="1cm" svg:height="0.9cm" svg:x="1.811cm" svg:y="39.475cm">
          <text:p text:style-name="P1"><text:span text:style-name="T1">AND</text:span></text:p>
          <text:p text:style-name="P1"><text:span text:style-name="T1">391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211cm" svg:y1="39.925cm" svg:x2="2.811cm" svg:y2="39.925cm" draw:start-shape="id92" draw:start-glue-point="3" draw:end-shape="id94" svg:d="M5211 39925h-2400" svg:viewBox="0 0 2401 1">
          <text:p/>
        </draw:connector>
        <draw:custom-shape draw:style-name="gr1" draw:text-style-name="P2" xml:id="id95" draw:id="id95" draw:layer="layout" svg:width="1cm" svg:height="0.9cm" svg:x="10.411cm" svg:y="42.578cm">
          <text:p text:style-name="P1"><text:span text:style-name="T1">6-NAND</text:span></text:p>
          <text:p text:style-name="P1"><text:span text:style-name="T1">3910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311cm" svg:y1="39.925cm" svg:x2="10.411cm" svg:y2="43.028cm" draw:start-shape="id92" draw:start-glue-point="1" draw:end-shape="id95" draw:end-glue-point="3" svg:d="M7311 39925l3100 3103" svg:viewBox="0 0 3101 3104">
          <text:p/>
        </draw:connector>
        <draw:custom-shape draw:style-name="gr4" draw:text-style-name="P2" xml:id="id96" draw:id="id96" draw:layer="layout" svg:width="2.1cm" svg:height="0.9cm" svg:x="5.211cm" svg:y="41.675cm">
          <text:p text:style-name="P1"><text:span text:style-name="T1">DFFR (clk35,/res3)</text:span></text:p>
          <text:p text:style-name="P1"><text:span text:style-name="T1">391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7" draw:id="id97" draw:layer="layout" svg:width="1cm" svg:height="0.9cm" svg:x="3.512cm" svg:y="40.576cm">
          <text:p text:style-name="P1"><text:span text:style-name="T1">NAND&amp;XOR</text:span></text:p>
          <text:p text:style-name="P1"><text:span text:style-name="T1">3910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261cm" svg:y1="41.675cm" svg:x2="4.512cm" svg:y2="41.026cm" draw:start-shape="id96" draw:start-glue-point="0" draw:end-shape="id97" draw:end-glue-point="1" svg:d="M6261 41675l-1749-649" svg:viewBox="0 0 1750 650">
          <text:p text:style-name="P1"><text:span text:style-name="T2">b+c</text:span></text:p>
        </draw:connector>
        <draw:custom-shape draw:style-name="gr1" draw:text-style-name="P2" xml:id="id98" draw:id="id98" draw:layer="layout" svg:width="1cm" svg:height="0.9cm" svg:x="1.812cm" svg:y="41.676cm">
          <text:p text:style-name="P1"><text:span text:style-name="T1">AND</text:span></text:p>
          <text:p text:style-name="P1"><text:span text:style-name="T1">399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211cm" svg:y1="42.125cm" svg:x2="2.812cm" svg:y2="42.126cm" draw:start-shape="id96" draw:end-shape="id98" svg:d="M5211 42125l-2399 1" svg:viewBox="0 0 2400 2">
          <text:p/>
        </draw:connector>
        <draw:connector draw:style-name="gr3" draw:text-style-name="P1" draw:layer="layout" draw:type="line" svg:x1="4.012cm" svg:y1="41.476cm" svg:x2="5.211cm" svg:y2="42.125cm" draw:start-shape="id97" draw:start-glue-point="2" draw:end-shape="id96" draw:end-glue-point="3" svg:d="M4012 41476l1199 649" svg:viewBox="0 0 1200 650">
          <text:p/>
        </draw:connector>
        <draw:connector draw:style-name="gr2" draw:text-style-name="P3" draw:layer="layout" draw:type="line" svg:x1="2.311cm" svg:y1="40.375cm" svg:x2="3.512cm" svg:y2="41.026cm" draw:start-shape="id94" draw:start-glue-point="2" draw:end-shape="id97" draw:end-glue-point="3" svg:d="M2311 40375l1201 651" svg:viewBox="0 0 1202 652">
          <text:p text:style-name="P1"><text:span text:style-name="T2">a+d</text:span></text:p>
        </draw:connector>
        <draw:connector draw:style-name="gr3" draw:text-style-name="P1" draw:layer="layout" draw:type="line" svg:x1="2.311cm" svg:y1="40.375cm" svg:x2="2.312cm" svg:y2="41.676cm" draw:start-shape="id94" draw:start-glue-point="2" draw:end-shape="id98" draw:end-glue-point="0" svg:d="M2311 40375l1 1301" svg:viewBox="0 0 2 1302">
          <text:p/>
        </draw:connector>
        <draw:connector draw:style-name="gr3" draw:text-style-name="P1" draw:layer="layout" draw:type="line" svg:x1="7.311cm" svg:y1="42.125cm" svg:x2="10.411cm" svg:y2="43.028cm" draw:start-shape="id96" draw:start-glue-point="1" draw:end-shape="id95" draw:end-glue-point="3" svg:d="M7311 42125l3100 903" svg:viewBox="0 0 3101 904">
          <text:p/>
        </draw:connector>
        <draw:connector draw:style-name="gr3" draw:text-style-name="P1" draw:layer="layout" draw:type="line" svg:x1="4.011cm" svg:y1="39.275cm" svg:x2="5.211cm" svg:y2="39.925cm" draw:start-shape="id93" draw:start-glue-point="2" draw:end-shape="id92" draw:end-glue-point="3" svg:d="M4011 39275l1200 650" svg:viewBox="0 0 1201 651">
          <text:p/>
        </draw:connector>
        <draw:custom-shape draw:style-name="gr4" draw:text-style-name="P2" xml:id="id99" draw:id="id99" draw:layer="layout" svg:width="2.1cm" svg:height="0.9cm" svg:x="5.213cm" svg:y="43.877cm">
          <text:p text:style-name="P1"><text:span text:style-name="T1">DFFR (clk35,/res3)</text:span></text:p>
          <text:p text:style-name="P1"><text:span text:style-name="T1">377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0" draw:id="id100" draw:layer="layout" svg:width="1cm" svg:height="0.9cm" svg:x="3.514cm" svg:y="42.778cm">
          <text:p text:style-name="P1"><text:span text:style-name="T1">NAND&amp;XOR</text:span></text:p>
          <text:p text:style-name="P1"><text:span text:style-name="T1">377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263cm" svg:y1="43.877cm" svg:x2="4.514cm" svg:y2="43.228cm" draw:start-shape="id99" draw:start-glue-point="0" draw:end-shape="id100" draw:end-glue-point="1" svg:d="M6263 43877l-1749-649" svg:viewBox="0 0 1750 650">
          <text:p text:style-name="P1"><text:span text:style-name="T2">b+c</text:span></text:p>
        </draw:connector>
        <draw:custom-shape draw:style-name="gr1" draw:text-style-name="P2" xml:id="id101" draw:id="id101" draw:layer="layout" svg:width="1cm" svg:height="0.9cm" svg:x="1.814cm" svg:y="43.878cm">
          <text:p text:style-name="P1"><text:span text:style-name="T1">AND</text:span></text:p>
          <text:p text:style-name="P1"><text:span text:style-name="T1">377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213cm" svg:y1="44.327cm" svg:x2="2.814cm" svg:y2="44.328cm" draw:start-shape="id99" draw:end-shape="id101" svg:d="M5213 44327l-2399 1" svg:viewBox="0 0 2400 2">
          <text:p/>
        </draw:connector>
        <draw:connector draw:style-name="gr3" draw:text-style-name="P1" draw:layer="layout" draw:type="line" svg:x1="4.014cm" svg:y1="43.678cm" svg:x2="5.213cm" svg:y2="44.327cm" draw:start-shape="id100" draw:start-glue-point="2" draw:end-shape="id99" draw:end-glue-point="3" svg:d="M4014 43678l1199 649" svg:viewBox="0 0 1200 650">
          <text:p/>
        </draw:connector>
        <draw:connector draw:style-name="gr2" draw:text-style-name="P3" draw:layer="layout" draw:type="line" svg:x1="2.312cm" svg:y1="42.576cm" svg:x2="3.514cm" svg:y2="43.228cm" draw:start-shape="id98" draw:start-glue-point="2" draw:end-shape="id100" draw:end-glue-point="3" svg:d="M2312 42576l1202 652" svg:viewBox="0 0 1203 653">
          <text:p text:style-name="P1"><text:span text:style-name="T2">a+d</text:span></text:p>
        </draw:connector>
        <draw:connector draw:style-name="gr3" draw:text-style-name="P1" draw:layer="layout" draw:type="line" svg:x1="2.312cm" svg:y1="42.576cm" svg:x2="2.314cm" svg:y2="43.878cm" draw:start-shape="id98" draw:start-glue-point="2" draw:end-shape="id101" draw:end-glue-point="0" svg:d="M2312 42576l2 1302" svg:viewBox="0 0 3 1303">
          <text:p/>
        </draw:connector>
        <draw:connector draw:style-name="gr3" draw:text-style-name="P1" draw:layer="layout" draw:type="line" svg:x1="7.313cm" svg:y1="44.327cm" svg:x2="10.411cm" svg:y2="43.028cm" draw:start-shape="id99" draw:start-glue-point="1" draw:end-shape="id95" draw:end-glue-point="3" svg:d="M7313 44327l3098-1299" svg:viewBox="0 0 3099 1300">
          <text:p/>
        </draw:connector>
        <draw:custom-shape draw:style-name="gr4" draw:text-style-name="P2" xml:id="id102" draw:id="id102" draw:layer="layout" svg:width="2.1cm" svg:height="0.9cm" svg:x="5.212cm" svg:y="46.1cm">
          <text:p text:style-name="P1"><text:span text:style-name="T1">DFFR (clk35,/res3)</text:span></text:p>
          <text:p text:style-name="P1"><text:span text:style-name="T1">399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3" draw:id="id103" draw:layer="layout" svg:width="1cm" svg:height="0.9cm" svg:x="3.513cm" svg:y="45.001cm">
          <text:p text:style-name="P1"><text:span text:style-name="T1">NAND&amp;XOR</text:span></text:p>
          <text:p text:style-name="P1"><text:span text:style-name="T1">388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262cm" svg:y1="46.1cm" svg:x2="4.513cm" svg:y2="45.451cm" draw:start-shape="id102" draw:start-glue-point="0" draw:end-shape="id103" draw:end-glue-point="1" svg:d="M6262 46100l-1749-649" svg:viewBox="0 0 1750 650">
          <text:p text:style-name="P1"><text:span text:style-name="T2">b+c</text:span></text:p>
        </draw:connector>
        <draw:custom-shape draw:style-name="gr1" draw:text-style-name="P2" xml:id="id104" draw:id="id104" draw:layer="layout" svg:width="1cm" svg:height="0.9cm" svg:x="1.813cm" svg:y="46.101cm">
          <text:p text:style-name="P1"><text:span text:style-name="T1">AND</text:span></text:p>
          <text:p text:style-name="P1"><text:span text:style-name="T1">388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212cm" svg:y1="46.55cm" svg:x2="2.813cm" svg:y2="46.551cm" draw:start-shape="id102" draw:end-shape="id104" svg:d="M5212 46550l-2399 1" svg:viewBox="0 0 2400 2">
          <text:p/>
        </draw:connector>
        <draw:connector draw:style-name="gr3" draw:text-style-name="P1" draw:layer="layout" draw:type="line" svg:x1="4.013cm" svg:y1="45.901cm" svg:x2="5.212cm" svg:y2="46.55cm" draw:start-shape="id103" draw:start-glue-point="2" draw:end-shape="id102" draw:end-glue-point="3" svg:d="M4013 45901l1199 649" svg:viewBox="0 0 1200 650">
          <text:p/>
        </draw:connector>
        <draw:connector draw:style-name="gr2" draw:text-style-name="P3" draw:layer="layout" draw:type="line" svg:x1="2.314cm" svg:y1="44.778cm" svg:x2="3.513cm" svg:y2="45.451cm" draw:start-shape="id101" draw:start-glue-point="2" draw:end-shape="id103" draw:end-glue-point="3" svg:d="M2314 44778l1199 673" svg:viewBox="0 0 1200 674">
          <text:p text:style-name="P1"><text:span text:style-name="T2">a+d</text:span></text:p>
        </draw:connector>
        <draw:connector draw:style-name="gr3" draw:text-style-name="P1" draw:layer="layout" draw:type="line" svg:x1="2.314cm" svg:y1="44.778cm" svg:x2="2.313cm" svg:y2="46.101cm" draw:start-shape="id101" draw:start-glue-point="2" draw:end-shape="id104" draw:end-glue-point="0" svg:d="M2314 44778l-1 1323" svg:viewBox="0 0 2 1324">
          <text:p/>
        </draw:connector>
        <draw:connector draw:style-name="gr3" draw:text-style-name="P1" draw:layer="layout" draw:type="line" svg:x1="7.312cm" svg:y1="46.55cm" svg:x2="10.411cm" svg:y2="43.028cm" draw:start-shape="id102" draw:start-glue-point="1" draw:end-shape="id95" draw:end-glue-point="3" svg:d="M7312 46550l3099-3522" svg:viewBox="0 0 3100 3523">
          <text:p/>
        </draw:connector>
        <draw:custom-shape draw:style-name="gr4" draw:text-style-name="P2" xml:id="id105" draw:id="id105" draw:layer="layout" svg:width="2.1cm" svg:height="0.9cm" svg:x="5.21cm" svg:y="48.3cm">
          <text:p text:style-name="P1"><text:span text:style-name="T1">DFFR (clk35,/res3)</text:span></text:p>
          <text:p text:style-name="P1"><text:span text:style-name="T1">388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6" draw:id="id106" draw:layer="layout" svg:width="1cm" svg:height="0.9cm" svg:x="3.511cm" svg:y="47.201cm">
          <text:p text:style-name="P1"><text:span text:style-name="T1">NAND&amp;XOR</text:span></text:p>
          <text:p text:style-name="P1"><text:span text:style-name="T1">388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26cm" svg:y1="48.3cm" svg:x2="4.511cm" svg:y2="47.651cm" draw:start-shape="id105" draw:start-glue-point="0" draw:end-shape="id106" draw:end-glue-point="1" svg:d="M6260 48300l-1749-649" svg:viewBox="0 0 1750 650">
          <text:p text:style-name="P1"><text:span text:style-name="T2">b+c</text:span></text:p>
        </draw:connector>
        <draw:connector draw:style-name="gr3" draw:text-style-name="P1" draw:layer="layout" draw:type="line" svg:x1="4.011cm" svg:y1="48.101cm" svg:x2="5.21cm" svg:y2="48.75cm" draw:start-shape="id106" draw:start-glue-point="2" draw:end-shape="id105" draw:end-glue-point="3" svg:d="M4011 48101l1199 649" svg:viewBox="0 0 1200 650">
          <text:p/>
        </draw:connector>
        <draw:connector draw:style-name="gr2" draw:text-style-name="P3" draw:layer="layout" draw:type="line" svg:x1="2.313cm" svg:y1="47.001cm" svg:x2="3.511cm" svg:y2="47.651cm" draw:start-shape="id104" draw:start-glue-point="2" draw:end-shape="id106" draw:end-glue-point="3" svg:d="M2313 47001l1198 650" svg:viewBox="0 0 1199 651">
          <text:p text:style-name="P1"><text:span text:style-name="T2">a+d</text:span></text:p>
        </draw:connector>
        <draw:connector draw:style-name="gr3" draw:text-style-name="P1" draw:layer="layout" draw:type="line" svg:x1="7.31cm" svg:y1="48.75cm" svg:x2="10.411cm" svg:y2="43.028cm" draw:start-shape="id105" draw:start-glue-point="1" draw:end-shape="id95" draw:end-glue-point="3" svg:d="M7310 48750l3101-5722" svg:viewBox="0 0 3102 5723">
          <text:p/>
        </draw:connector>
        <draw:custom-shape draw:style-name="gr4" draw:text-style-name="P2" xml:id="id107" draw:id="id107" draw:layer="layout" svg:width="2.1cm" svg:height="0.9cm" svg:x="5.212cm" svg:y="37.176cm">
          <text:p text:style-name="P1"><text:span text:style-name="T1">DFFR (clk35,/res3)</text:span></text:p>
          <text:p text:style-name="P1"><text:span text:style-name="T1">377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212cm" svg:y1="37.626cm" svg:x2="2.311cm" svg:y2="39.475cm" draw:start-shape="id107" draw:start-glue-point="3" draw:end-shape="id94" draw:end-glue-point="0" svg:d="M5212 37626l-2901 1849" svg:viewBox="0 0 2902 1850">
          <text:p/>
        </draw:connector>
        <draw:connector draw:style-name="gr2" draw:text-style-name="P3" draw:layer="layout" draw:type="line" svg:x1="5.212cm" svg:y1="37.626cm" svg:x2="4.511cm" svg:y2="38.825cm" draw:start-shape="id107" draw:start-glue-point="3" draw:end-shape="id93" draw:end-glue-point="1" svg:d="M5212 37626l-701 1199" svg:viewBox="0 0 702 1200">
          <text:p text:style-name="P1"><text:span text:style-name="T2">a+d</text:span></text:p>
        </draw:connector>
        <draw:custom-shape draw:style-name="gr1" draw:text-style-name="P2" xml:id="id108" draw:id="id108" draw:layer="layout" svg:width="1cm" svg:height="0.9cm" svg:x="3.511cm" svg:y="35.976cm">
          <text:p text:style-name="P1"><text:span text:style-name="T1">NOT</text:span></text:p>
          <text:p text:style-name="P1"><text:span text:style-name="T1">377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011cm" svg:y1="36.876cm" svg:x2="5.212cm" svg:y2="37.626cm" draw:start-shape="id108" draw:start-glue-point="2" draw:end-shape="id107" draw:end-glue-point="3" svg:d="M4011 36876l1201 750" svg:viewBox="0 0 1202 751">
          <text:p/>
        </draw:connector>
        <draw:connector draw:style-name="gr3" draw:text-style-name="P1" draw:layer="layout" draw:type="line" svg:x1="6.262cm" svg:y1="37.176cm" svg:x2="4.511cm" svg:y2="36.426cm" draw:start-shape="id107" draw:start-glue-point="0" draw:end-shape="id108" draw:end-glue-point="1" svg:d="M6262 37176l-1751-750" svg:viewBox="0 0 1752 751">
          <text:p/>
        </draw:connector>
        <draw:connector draw:style-name="gr3" draw:text-style-name="P1" draw:layer="layout" draw:type="line" svg:x1="7.312cm" svg:y1="37.626cm" svg:x2="10.411cm" svg:y2="43.028cm" draw:start-shape="id107" draw:start-glue-point="1" draw:end-shape="id95" draw:end-glue-point="3" svg:d="M7312 37626l3099 5402" svg:viewBox="0 0 3100 5403">
          <text:p/>
        </draw:connector>
        <draw:custom-shape draw:style-name="gr4" draw:text-style-name="P2" xml:id="id143" draw:id="id143" draw:layer="layout" svg:width="2.1cm" svg:height="0.9cm" svg:x="14.311cm" svg:y="31.999cm">
          <text:p text:style-name="P1"><text:span text:style-name="T1">DFFR (clk34,/res3)</text:span></text:p>
          <text:p text:style-name="P1"><text:span text:style-name="T1">421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9" draw:id="id109" draw:layer="layout" svg:width="1cm" svg:height="0.9cm" svg:x="14.211cm" svg:y="35.246cm">
          <text:p text:style-name="P1"><text:span text:style-name="T1">XOR</text:span></text:p>
          <text:p text:style-name="P1"><text:span text:style-name="T1">4210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4.962cm" svg:y1="37.815cm" svg:x2="14.711cm" svg:y2="36.146cm" draw:end-shape="id109" draw:end-glue-point="2" svg:d="M14962 37815l-251-1669" svg:viewBox="0 0 252 1670">
          <text:p text:style-name="P1"><text:span text:style-name="T2">zz1</text:span></text:p>
        </draw:connector>
        <draw:custom-shape draw:style-name="gr1" draw:text-style-name="P2" xml:id="id110" draw:id="id110" draw:layer="layout" svg:width="1cm" svg:height="0.9cm" svg:x="17.711cm" svg:y="37.515cm">
          <text:p text:style-name="P1"><text:span text:style-name="T1">NAND</text:span></text:p>
          <text:p text:style-name="P1"><text:span text:style-name="T1">4111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426cm" svg:y1="40.185cm" svg:x2="18.211cm" svg:y2="38.415cm" draw:end-shape="id110" draw:end-glue-point="2" svg:d="M18426 40185l-215-1770" svg:viewBox="0 0 216 1771">
          <text:p text:style-name="P1"><text:span text:style-name="T2">zz1</text:span></text:p>
        </draw:connector>
        <draw:custom-shape draw:style-name="gr1" draw:text-style-name="P2" xml:id="id111" draw:id="id111" draw:layer="layout" svg:width="1cm" svg:height="0.9cm" svg:x="30.611cm" svg:y="47.352cm">
          <text:p text:style-name="P1"><text:span text:style-name="T1">XNOR</text:span></text:p>
          <text:p text:style-name="P1"><text:span text:style-name="T1">399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0.99cm" svg:y1="49.55cm" svg:x2="31.111cm" svg:y2="48.252cm" draw:end-shape="id111" draw:end-glue-point="2" svg:d="M30990 49550l121-1298" svg:viewBox="0 0 122 1299">
          <text:p text:style-name="P1"><text:span text:style-name="T2">zz1</text:span></text:p>
        </draw:connector>
        <draw:custom-shape draw:style-name="gr4" draw:text-style-name="P2" xml:id="id113" draw:id="id113" draw:layer="layout" svg:width="2.1cm" svg:height="0.9cm" svg:x="16.611cm" svg:y="31.999cm">
          <text:p text:style-name="P1"><text:span text:style-name="T1">DFFR (clk34,/res3)</text:span></text:p>
          <text:p text:style-name="P1"><text:span text:style-name="T1">408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2" draw:id="id112" draw:layer="layout" svg:width="1cm" svg:height="0.9cm" svg:x="17.211cm" svg:y="33.615cm">
          <text:p text:style-name="P1"><text:span text:style-name="T1">XOR</text:span></text:p>
          <text:p text:style-name="P1"><text:span text:style-name="T1">408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6.919cm" svg:y1="35.479cm" svg:x2="17.711cm" svg:y2="34.515cm" draw:end-shape="id112" draw:end-glue-point="2" svg:d="M16919 35479l792-964" svg:viewBox="0 0 793 965">
          <text:p text:style-name="P1"><text:span text:style-name="T2">zz2</text:span></text:p>
        </draw:connector>
        <draw:connector draw:style-name="gr3" draw:text-style-name="P1" draw:layer="layout" draw:type="line" svg:x1="17.711cm" svg:y1="33.615cm" svg:x2="17.661cm" svg:y2="32.899cm" draw:start-shape="id112" draw:start-glue-point="0" draw:end-shape="id113" draw:end-glue-point="2" svg:d="M17711 33615l-50-716" svg:viewBox="0 0 51 717">
          <text:p/>
        </draw:connector>
        <draw:custom-shape draw:style-name="gr1" draw:text-style-name="P2" xml:id="id114" draw:id="id114" draw:layer="layout" svg:width="1cm" svg:height="0.9cm" svg:x="31.02cm" svg:y="42.1cm">
          <text:p text:style-name="P1"><text:span text:style-name="T1">22-AOI</text:span></text:p>
          <text:p text:style-name="P1"><text:span text:style-name="T1">407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3.5cm" svg:y1="43.918cm" svg:x2="31.52cm" svg:y2="43cm" draw:end-shape="id114" draw:end-glue-point="2" svg:d="M33500 43918l-1980-918" svg:viewBox="0 0 1981 919">
          <text:p text:style-name="P1"><text:span text:style-name="T2">zz2/c</text:span></text:p>
        </draw:connector>
        <draw:custom-shape draw:style-name="gr4" draw:text-style-name="P2" xml:id="id119" draw:id="id119" draw:layer="layout" svg:width="2.1cm" svg:height="0.9cm" svg:x="18.911cm" svg:y="31.999cm">
          <text:p text:style-name="P1"><text:span text:style-name="T1">DFFR (clk33,/res3)</text:span></text:p>
          <text:p text:style-name="P1"><text:span text:style-name="T1">431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5" draw:id="id115" draw:layer="layout" svg:width="1cm" svg:height="0.9cm" svg:x="29.311cm" svg:y="47.4cm">
          <text:p text:style-name="P1"><text:span text:style-name="T1">NAND</text:span></text:p>
          <text:p text:style-name="P1"><text:span text:style-name="T1">399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0.033cm" svg:y1="49.921cm" svg:x2="29.811cm" svg:y2="48.3cm" draw:end-shape="id115" draw:end-glue-point="2" svg:d="M30033 49921l-222-1621" svg:viewBox="0 0 223 1622">
          <text:p text:style-name="P1"><text:span text:style-name="T2">zz3</text:span></text:p>
        </draw:connector>
        <draw:custom-shape draw:style-name="gr1" draw:text-style-name="P2" xml:id="id116" draw:id="id116" draw:layer="layout" svg:width="1cm" svg:height="0.9cm" svg:x="15.51cm" svg:y="42.38cm">
          <text:p text:style-name="P1"><text:span text:style-name="T1">3-AND</text:span></text:p>
          <text:p text:style-name="P1"><text:span text:style-name="T1">407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45cm" svg:y1="44.377cm" svg:x2="16.01cm" svg:y2="43.28cm" draw:end-shape="id116" draw:end-glue-point="2" svg:d="M15450 44377l560-1097" svg:viewBox="0 0 561 1098">
          <text:p text:style-name="P1"><text:span text:style-name="T2">zz3</text:span></text:p>
        </draw:connector>
        <draw:custom-shape draw:style-name="gr1" draw:text-style-name="P2" xml:id="id117" draw:id="id117" draw:layer="layout" svg:width="1cm" svg:height="0.9cm" svg:x="31.011cm" svg:y="39.377cm">
          <text:p text:style-name="P1"><text:span text:style-name="T1">3-OR</text:span></text:p>
          <text:p text:style-name="P1"><text:span text:style-name="T1">408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1.025cm" svg:y1="41.374cm" svg:x2="31.511cm" svg:y2="40.277cm" draw:end-shape="id117" draw:end-glue-point="2" svg:d="M31025 41374l486-1097" svg:viewBox="0 0 487 1098">
          <text:p text:style-name="P1"><text:span text:style-name="T2">zz3</text:span></text:p>
        </draw:connector>
        <draw:connector draw:style-name="gr2" draw:text-style-name="P3" draw:layer="layout" draw:type="line" svg:x1="20.014cm" svg:y1="35.68cm" svg:x2="20.011cm" svg:y2="34.515cm" draw:end-shape="id118" draw:end-glue-point="2" svg:d="M20014 35680l-3-1165" svg:viewBox="0 0 4 1166">
          <text:p text:style-name="P1"><text:span text:style-name="T2">zz3</text:span></text:p>
        </draw:connector>
        <draw:connector draw:style-name="gr3" draw:text-style-name="P1" draw:layer="layout" draw:type="line" svg:x1="20.011cm" svg:y1="33.615cm" svg:x2="19.961cm" svg:y2="32.899cm" draw:start-shape="id118" draw:start-glue-point="0" draw:end-shape="id119" draw:end-glue-point="2" svg:d="M20011 33615l-50-716" svg:viewBox="0 0 51 717">
          <text:p/>
        </draw:connector>
        <draw:custom-shape draw:style-name="gr1" draw:text-style-name="P2" xml:id="id120" draw:id="id120" draw:layer="layout" svg:width="1cm" svg:height="0.9cm" svg:x="24.711cm" svg:y="37.4cm">
          <text:p text:style-name="P1"><text:span text:style-name="T1">NAND</text:span></text:p>
          <text:p text:style-name="P1"><text:span text:style-name="T1">4295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4.966cm" svg:y1="39.573cm" svg:x2="25.211cm" svg:y2="38.3cm" draw:end-shape="id120" draw:end-glue-point="2" svg:d="M24966 39573l245-1273" svg:viewBox="0 0 246 1274">
          <text:p text:style-name="P1"><text:span text:style-name="T2">zz3</text:span></text:p>
        </draw:connector>
        <draw:custom-shape draw:style-name="gr1" draw:text-style-name="P2" xml:id="id121" draw:id="id121" draw:layer="layout" svg:width="1cm" svg:height="0.9cm" svg:x="21.211cm" svg:y="35.315cm">
          <text:p text:style-name="P1"><text:span text:style-name="T1">XOR</text:span></text:p>
          <text:p text:style-name="P1"><text:span text:style-name="T1">439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1.263cm" svg:y1="37.593cm" svg:x2="21.711cm" svg:y2="36.215cm" draw:end-shape="id121" draw:end-glue-point="2" svg:d="M21263 37593l448-1378" svg:viewBox="0 0 449 1379">
          <text:p text:style-name="P1"><text:span text:style-name="T2">zz3</text:span></text:p>
        </draw:connector>
        <draw:custom-shape draw:style-name="gr4" draw:text-style-name="P2" xml:id="id123" draw:id="id123" draw:layer="layout" svg:width="2.1cm" svg:height="0.9cm" svg:x="21.211cm" svg:y="31.999cm">
          <text:p text:style-name="P1"><text:span text:style-name="T1">DFFR (clk33,/res3)</text:span></text:p>
          <text:p text:style-name="P1"><text:span text:style-name="T1">4310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1.474cm" svg:y1="41.8cm" svg:x2="31.511cm" svg:y2="40.277cm" draw:end-shape="id117" draw:end-glue-point="2" svg:d="M31474 41800l37-1523" svg:viewBox="0 0 38 1524">
          <text:p text:style-name="P1"><text:span text:style-name="T2">zz4</text:span></text:p>
        </draw:connector>
        <draw:connector draw:style-name="gr2" draw:text-style-name="P3" draw:layer="layout" draw:type="line" svg:x1="16.033cm" svg:y1="44.773cm" svg:x2="16.01cm" svg:y2="43.28cm" draw:end-shape="id116" draw:end-glue-point="2" svg:d="M16033 44773l-23-1493" svg:viewBox="0 0 24 1494">
          <text:p text:style-name="P1"><text:span text:style-name="T2">zz4</text:span></text:p>
        </draw:connector>
        <draw:connector draw:style-name="gr2" draw:text-style-name="P3" draw:layer="layout" draw:type="line" svg:x1="31.572cm" svg:y1="50cm" svg:x2="31.111cm" svg:y2="48.252cm" draw:end-shape="id111" draw:end-glue-point="2" svg:d="M31572 50000l-461-1748" svg:viewBox="0 0 462 1749">
          <text:p text:style-name="P1"><text:span text:style-name="T2">zz4</text:span></text:p>
        </draw:connector>
        <draw:connector draw:style-name="gr2" draw:text-style-name="P3" draw:layer="layout" draw:type="line" svg:x1="25.495cm" svg:y1="40.022cm" svg:x2="25.211cm" svg:y2="38.3cm" draw:end-shape="id120" draw:end-glue-point="2" svg:d="M25495 40022l-284-1722" svg:viewBox="0 0 285 1723">
          <text:p text:style-name="P1"><text:span text:style-name="T2">zz4</text:span></text:p>
        </draw:connector>
        <draw:connector draw:style-name="gr2" draw:text-style-name="P3" draw:layer="layout" draw:type="line" svg:x1="22.269cm" svg:y1="37.831cm" svg:x2="21.711cm" svg:y2="36.215cm" draw:end-shape="id121" draw:end-glue-point="2" svg:d="M22269 37831l-558-1616" svg:viewBox="0 0 559 1617">
          <text:p text:style-name="P1"><text:span text:style-name="T2">zz4</text:span></text:p>
        </draw:connector>
        <draw:custom-shape draw:style-name="gr1" draw:text-style-name="P2" xml:id="id122" draw:id="id122" draw:layer="layout" svg:width="1cm" svg:height="0.9cm" svg:x="21.811cm" svg:y="33.615cm">
          <text:p text:style-name="P1"><text:span text:style-name="T1">XOR</text:span></text:p>
          <text:p text:style-name="P1"><text:span text:style-name="T1">43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2.311cm" svg:y1="33.615cm" svg:x2="22.261cm" svg:y2="32.899cm" draw:start-shape="id122" draw:start-glue-point="0" draw:end-shape="id123" draw:end-glue-point="2" svg:d="M22311 33615l-50-716" svg:viewBox="0 0 51 717">
          <text:p/>
        </draw:connector>
        <draw:custom-shape draw:style-name="gr4" draw:text-style-name="P2" xml:id="id125" draw:id="id125" draw:layer="layout" svg:width="2.1cm" svg:height="0.9cm" svg:x="23.511cm" svg:y="31.999cm">
          <text:p text:style-name="P1"><text:span text:style-name="T1">DFFR (clk33,/res3)</text:span></text:p>
          <text:p text:style-name="P1"><text:span text:style-name="T1">4411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2.017cm" svg:y1="41.374cm" svg:x2="31.511cm" svg:y2="40.277cm" draw:end-shape="id117" draw:end-glue-point="2" svg:d="M32017 41374l-506-1097" svg:viewBox="0 0 507 1098">
          <text:p text:style-name="P1"><text:span text:style-name="T2">zz5</text:span></text:p>
        </draw:connector>
        <draw:connector draw:style-name="gr2" draw:text-style-name="P3" draw:layer="layout" draw:type="line" svg:x1="16.759cm" svg:y1="44.335cm" svg:x2="16.01cm" svg:y2="43.28cm" draw:end-shape="id116" draw:end-glue-point="2" svg:d="M16759 44335l-749-1055" svg:viewBox="0 0 750 1056">
          <text:p text:style-name="P1"><text:span text:style-name="T2">zz5</text:span></text:p>
        </draw:connector>
        <draw:connector draw:style-name="gr2" draw:text-style-name="P3" draw:layer="layout" draw:type="line" svg:x1="33.288cm" svg:y1="44.527cm" svg:x2="31.52cm" svg:y2="43cm" draw:end-shape="id114" draw:end-glue-point="2" svg:d="M33288 44527l-1768-1527" svg:viewBox="0 0 1769 1528">
          <text:p text:style-name="P1"><text:span text:style-name="T2">zz5/d</text:span></text:p>
        </draw:connector>
        <draw:custom-shape draw:style-name="gr1" draw:text-style-name="P2" xml:id="id124" draw:id="id124" draw:layer="layout" svg:width="1cm" svg:height="0.9cm" svg:x="24.111cm" svg:y="33.615cm">
          <text:p text:style-name="P1"><text:span text:style-name="T1">XOR</text:span></text:p>
          <text:p text:style-name="P1"><text:span text:style-name="T1">4410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3.74cm" svg:y1="35.547cm" svg:x2="24.611cm" svg:y2="34.515cm" draw:end-shape="id124" draw:end-glue-point="2" svg:d="M23740 35547l871-1032" svg:viewBox="0 0 872 1033">
          <text:p text:style-name="P1"><text:span text:style-name="T2">zz5</text:span></text:p>
        </draw:connector>
        <draw:connector draw:style-name="gr3" draw:text-style-name="P1" draw:layer="layout" draw:type="line" svg:x1="24.611cm" svg:y1="33.615cm" svg:x2="24.561cm" svg:y2="32.899cm" draw:start-shape="id124" draw:start-glue-point="0" draw:end-shape="id125" draw:end-glue-point="2" svg:d="M24611 33615l-50-716" svg:viewBox="0 0 51 717">
          <text:p/>
        </draw:connector>
        <draw:custom-shape draw:style-name="gr1" draw:text-style-name="P2" xml:id="id126" draw:id="id126" draw:layer="layout" svg:width="1cm" svg:height="0.9cm" svg:x="15.51cm" svg:y="40.48cm">
          <text:p text:style-name="P1"><text:span text:style-name="T1">NAND</text:span></text:p>
          <text:p text:style-name="P1"><text:span text:style-name="T1">421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6.01cm" svg:y1="42.38cm" svg:x2="16.01cm" svg:y2="41.38cm" draw:start-shape="id116" draw:start-glue-point="0" draw:end-shape="id126" draw:end-glue-point="2" svg:d="M16010 42380v-1000" svg:viewBox="0 0 1 1001">
          <text:p/>
        </draw:connector>
        <draw:connector draw:style-name="gr3" draw:text-style-name="P1" draw:layer="layout" draw:type="line" svg:x1="31.511cm" svg:y1="39.377cm" svg:x2="31.511cm" svg:y2="37.7cm" draw:start-shape="id117" draw:start-glue-point="0" draw:end-shape="id127" draw:end-glue-point="2" svg:d="M31511 39377v-1677" svg:viewBox="0 0 1 1678">
          <text:p/>
        </draw:connector>
        <draw:custom-shape draw:style-name="gr1" draw:text-style-name="P2" xml:id="id128" draw:id="id128" draw:layer="layout" svg:width="1cm" svg:height="0.9cm" svg:x="25.011cm" svg:y="46.155cm">
          <text:p text:style-name="P1"><text:span text:style-name="T1">XOR</text:span></text:p>
          <text:p text:style-name="P1"><text:span text:style-name="T1">429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9" draw:id="id129" draw:layer="layout" svg:width="1cm" svg:height="0.9cm" svg:x="22.521cm" svg:y="37.422cm">
          <text:p text:style-name="P1"><text:span text:style-name="T1">XNOR</text:span></text:p>
          <text:p text:style-name="P1"><text:span text:style-name="T1">429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5.511cm" svg:y1="46.155cm" svg:x2="23.021cm" svg:y2="38.322cm" draw:start-shape="id128" draw:start-glue-point="0" draw:end-shape="id129" draw:end-glue-point="2" svg:d="M25511 46155l-2490-7833" svg:viewBox="0 0 2491 7834">
          <text:p/>
        </draw:connector>
        <draw:connector draw:style-name="gr3" draw:text-style-name="P1" draw:layer="layout" draw:type="line" svg:x1="25.511cm" svg:y1="46.155cm" svg:x2="23.054cm" svg:y2="41.2cm" draw:start-shape="id128" draw:start-glue-point="0" draw:end-shape="id130" draw:end-glue-point="2" svg:d="M25511 46155l-2457-4955" svg:viewBox="0 0 2458 4956">
          <text:p/>
        </draw:connector>
        <draw:connector draw:style-name="gr3" draw:text-style-name="P1" draw:layer="layout" draw:type="line" svg:x1="25.511cm" svg:y1="46.155cm" svg:x2="31.511cm" svg:y2="37.7cm" draw:start-shape="id128" draw:start-glue-point="0" draw:end-shape="id127" draw:end-glue-point="2" svg:d="M25511 46155l6000-8455" svg:viewBox="0 0 6001 8456">
          <text:p/>
        </draw:connector>
        <draw:custom-shape draw:style-name="gr1" draw:text-style-name="P2" xml:id="id131" draw:id="id131" draw:layer="layout" svg:width="1cm" svg:height="0.9cm" svg:x="27.511cm" svg:y="37.4cm">
          <text:p text:style-name="P1"><text:span text:style-name="T1">NAND</text:span></text:p>
          <text:p text:style-name="P1"><text:span text:style-name="T1">4110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5.511cm" svg:y1="46.155cm" svg:x2="28.011cm" svg:y2="38.3cm" draw:start-shape="id128" draw:start-glue-point="0" draw:end-shape="id131" draw:end-glue-point="2" svg:d="M25511 46155l2500-7855" svg:viewBox="0 0 2501 7856">
          <text:p/>
        </draw:connector>
        <draw:connector draw:style-name="gr3" draw:text-style-name="P1" draw:layer="layout" draw:type="line" svg:x1="25.511cm" svg:y1="46.155cm" svg:x2="29.711cm" svg:y2="39.7cm" draw:start-shape="id128" draw:start-glue-point="0" draw:end-shape="id132" draw:end-glue-point="2" svg:d="M25511 46155l4200-6455" svg:viewBox="0 0 4201 6456">
          <text:p/>
        </draw:connector>
        <draw:connector draw:style-name="gr2" draw:text-style-name="P3" draw:layer="layout" draw:type="line" svg:x1="25.866cm" svg:y1="48.681cm" svg:x2="25.511cm" svg:y2="47.055cm" draw:end-shape="id128" draw:end-glue-point="2" svg:d="M25866 48681l-355-1626" svg:viewBox="0 0 356 1627">
          <text:p text:style-name="P1"><text:span text:style-name="T2">/zz3</text:span></text:p>
        </draw:connector>
        <draw:connector draw:style-name="gr2" draw:text-style-name="P3" draw:layer="layout" draw:type="line" svg:x1="23.605cm" svg:y1="39.42cm" svg:x2="24.111cm" svg:y2="38.315cm" draw:end-shape="id133" draw:end-glue-point="2" svg:d="M23605 39420l506-1105" svg:viewBox="0 0 507 1106">
          <text:p text:style-name="P1"><text:span text:style-name="T2">/zz3</text:span></text:p>
        </draw:connector>
        <draw:connector draw:style-name="gr3" draw:text-style-name="P1" draw:layer="layout" draw:type="line" svg:x1="25.511cm" svg:y1="46.155cm" svg:x2="16.01cm" svg:y2="41.38cm" draw:start-shape="id128" draw:start-glue-point="0" draw:end-shape="id126" draw:end-glue-point="2" svg:d="M25511 46155l-9501-4775" svg:viewBox="0 0 9502 4776">
          <text:p/>
        </draw:connector>
        <draw:custom-shape draw:style-name="gr1" draw:text-style-name="P2" xml:id="id134" draw:id="id134" draw:layer="layout" svg:width="1cm" svg:height="0.9cm" svg:x="17.211cm" svg:y="35.615cm">
          <text:p text:style-name="P1"><text:span text:style-name="T1">IMUX</text:span></text:p>
          <text:p text:style-name="P1"><text:span text:style-name="T1">4110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711cm" svg:y1="35.615cm" svg:x2="17.711cm" svg:y2="34.515cm" draw:start-shape="id134" draw:start-glue-point="0" draw:end-shape="id112" draw:end-glue-point="2" svg:d="M17711 35615v-1100" svg:viewBox="0 0 1 1101">
          <text:p/>
        </draw:connector>
        <draw:custom-shape draw:style-name="gr1" draw:text-style-name="P2" xml:id="id135" draw:id="id135" draw:layer="layout" svg:width="1cm" svg:height="0.9cm" svg:x="16.611cm" svg:y="37.5cm">
          <text:p text:style-name="P1"><text:span text:style-name="T1">NAND</text:span></text:p>
          <text:p text:style-name="P1"><text:span text:style-name="T1">4110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7.111cm" svg:y1="37.5cm" svg:x2="17.711cm" svg:y2="36.515cm" draw:start-shape="id135" draw:start-glue-point="0" svg:d="M17111 37500l600-985" svg:viewBox="0 0 601 986">
          <text:p text:style-name="P1"><text:span text:style-name="T2">c</text:span></text:p>
        </draw:connector>
        <draw:connector draw:style-name="gr2" draw:text-style-name="P3" draw:layer="layout" draw:type="line" svg:x1="17.308cm" svg:y1="40.161cm" svg:x2="17.111cm" svg:y2="38.4cm" draw:end-shape="id135" draw:end-glue-point="2" svg:d="M17308 40161l-197-1761" svg:viewBox="0 0 198 1762">
          <text:p text:style-name="P1"><text:span text:style-name="T2">/zz1</text:span></text:p>
        </draw:connector>
        <draw:connector draw:style-name="gr2" draw:text-style-name="P3" draw:layer="layout" draw:type="line" svg:x1="27.595cm" svg:y1="41.374cm" svg:x2="28.06cm" svg:y2="40.185cm" draw:end-shape="id136" draw:end-glue-point="2" svg:d="M27595 41374l465-1189" svg:viewBox="0 0 466 1190">
          <text:p text:style-name="P1"><text:span text:style-name="T2">/zz0</text:span></text:p>
        </draw:connector>
        <draw:connector draw:style-name="gr3" draw:text-style-name="P1" draw:layer="layout" draw:type="line" svg:x1="28.06cm" svg:y1="39.285cm" svg:x2="28.011cm" svg:y2="38.3cm" draw:start-shape="id136" draw:start-glue-point="0" draw:end-shape="id131" draw:end-glue-point="2" svg:d="M28060 39285l-49-985" svg:viewBox="0 0 50 986">
          <text:p/>
        </draw:connector>
        <draw:custom-shape draw:style-name="gr1" draw:text-style-name="P2" xml:id="id137" draw:id="id137" draw:layer="layout" svg:width="1cm" svg:height="0.9cm" svg:x="31.611cm" svg:y="44.648cm">
          <text:p text:style-name="P1"><text:span text:style-name="T1">22-OAI</text:span></text:p>
          <text:p text:style-name="P1"><text:span text:style-name="T1">40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3.283cm" svg:y1="46.649cm" svg:x2="32.111cm" svg:y2="45.548cm" draw:end-shape="id137" draw:end-glue-point="2" svg:d="M33283 46649l-1172-1101" svg:viewBox="0 0 1173 1102">
          <text:p text:style-name="P1"><text:span text:style-name="T2">/zz1/c</text:span></text:p>
        </draw:connector>
        <draw:connector draw:style-name="gr2" draw:text-style-name="P3" draw:layer="layout" draw:type="line" svg:x1="33.236cm" svg:y1="47.358cm" svg:x2="32.111cm" svg:y2="45.548cm" draw:end-shape="id137" draw:end-glue-point="2" svg:d="M33236 47358l-1125-1810" svg:viewBox="0 0 1126 1811">
          <text:p text:style-name="P1"><text:span text:style-name="T2">/zz4/d</text:span></text:p>
        </draw:connector>
        <draw:connector draw:style-name="gr2" draw:text-style-name="P3" draw:layer="layout" draw:type="line" svg:x1="22.501cm" svg:y1="44.379cm" svg:x2="23.054cm" svg:y2="43.3cm" draw:end-shape="id138" draw:end-glue-point="2" svg:d="M22501 44379l553-1079" svg:viewBox="0 0 554 1080">
          <text:p text:style-name="P1"><text:span text:style-name="T2">/zz0</text:span></text:p>
        </draw:connector>
        <draw:connector draw:style-name="gr2" draw:text-style-name="P3" draw:layer="layout" draw:type="line" svg:x1="23.092cm" svg:y1="44.733cm" svg:x2="23.054cm" svg:y2="43.3cm" draw:end-shape="id138" draw:end-glue-point="2" svg:d="M23092 44733l-38-1433" svg:viewBox="0 0 39 1434">
          <text:p text:style-name="P1"><text:span text:style-name="T2">/zz1</text:span></text:p>
        </draw:connector>
        <draw:connector draw:style-name="gr2" draw:text-style-name="P3" draw:layer="layout" draw:type="line" svg:x1="28.114cm" svg:y1="41.8cm" svg:x2="28.06cm" svg:y2="40.185cm" draw:end-shape="id136" draw:end-glue-point="2" svg:d="M28114 41800l-54-1615" svg:viewBox="0 0 55 1616">
          <text:p text:style-name="P1"><text:span text:style-name="T2">/zz1</text:span></text:p>
        </draw:connector>
        <draw:connector draw:style-name="gr2" draw:text-style-name="P3" draw:layer="layout" draw:type="line" svg:x1="30.696cm" svg:y1="46.723cm" svg:x2="31.011cm" svg:y2="45.572cm" draw:end-shape="id139" draw:end-glue-point="2" svg:d="M30696 46723l315-1151" svg:viewBox="0 0 316 1152">
          <text:p text:style-name="P1"><text:span text:style-name="T2">/zz2</text:span></text:p>
        </draw:connector>
        <draw:connector draw:style-name="gr2" draw:text-style-name="P3" draw:layer="layout" draw:type="line" svg:x1="31.011cm" svg:y1="44.672cm" svg:x2="31.52cm" svg:y2="43cm" draw:start-shape="id139" draw:start-glue-point="0" draw:end-shape="id114" draw:end-glue-point="2" svg:d="M31011 44672l509-1672" svg:viewBox="0 0 510 1673">
          <text:p text:style-name="P1"><text:span text:style-name="T2">a</text:span></text:p>
        </draw:connector>
        <draw:connector draw:style-name="gr3" draw:text-style-name="P1" draw:layer="layout" draw:type="line" svg:x1="31.011cm" svg:y1="44.672cm" svg:x2="30.411cm" svg:y2="43cm" draw:start-shape="id139" draw:start-glue-point="0" draw:end-shape="id140" draw:end-glue-point="2" svg:d="M31011 44672l-600-1672" svg:viewBox="0 0 601 1673">
          <text:p/>
        </draw:connector>
        <draw:connector draw:style-name="gr2" draw:text-style-name="P3" draw:layer="layout" draw:type="line" svg:x1="18.211cm" svg:y1="37.515cm" svg:x2="17.711cm" svg:y2="36.515cm" draw:start-shape="id110" draw:start-glue-point="0" draw:end-shape="id141" draw:end-glue-point="3" svg:d="M18211 37515l-500-1000" svg:viewBox="0 0 501 1001">
          <text:p text:style-name="P1"><text:span text:style-name="T2">b</text:span></text:p>
        </draw:connector>
        <draw:custom-shape draw:style-name="gr1" draw:text-style-name="P2" xml:id="id142" draw:id="id142" draw:layer="layout" svg:width="1cm" svg:height="0.9cm" svg:x="14.911cm" svg:y="33.615cm">
          <text:p text:style-name="P1"><text:span text:style-name="T1">XOR</text:span></text:p>
          <text:p text:style-name="P1"><text:span text:style-name="T1">421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411cm" svg:y1="33.615cm" svg:x2="15.361cm" svg:y2="32.899cm" draw:start-shape="id142" draw:start-glue-point="0" draw:end-shape="id143" draw:end-glue-point="2" svg:d="M15411 33615l-50-716" svg:viewBox="0 0 51 717">
          <text:p/>
        </draw:connector>
        <draw:custom-shape draw:style-name="gr1" draw:text-style-name="P2" xml:id="id144" draw:id="id144" draw:layer="layout" svg:width="1cm" svg:height="0.9cm" svg:x="15.511cm" svg:y="37.5cm">
          <text:p text:style-name="P1"><text:span text:style-name="T1">XNOR</text:span></text:p>
          <text:p text:style-name="P1"><text:span text:style-name="T1">4210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6.011cm" svg:y1="37.5cm" svg:x2="15.411cm" svg:y2="34.515cm" draw:start-shape="id144" draw:start-glue-point="0" draw:end-shape="id142" draw:end-glue-point="2" svg:d="M16011 37500l-600-2985" svg:viewBox="0 0 601 2986">
          <text:p/>
        </draw:connector>
        <draw:connector draw:style-name="gr2" draw:text-style-name="P3" xml:id="id141" draw:id="id141" draw:layer="layout" draw:type="line" svg:x1="16.011cm" svg:y1="37.5cm" svg:x2="17.711cm" svg:y2="36.515cm" draw:start-shape="id144" draw:start-glue-point="0" svg:d="M16011 37500l1700-985" svg:viewBox="0 0 1701 986">
          <text:p text:style-name="P1"><text:span text:style-name="T2">a</text:span></text:p>
        </draw:connector>
        <draw:connector draw:style-name="gr3" draw:text-style-name="P1" draw:layer="layout" draw:type="line" svg:x1="14.711cm" svg:y1="35.246cm" svg:x2="15.411cm" svg:y2="34.515cm" draw:start-shape="id109" draw:start-glue-point="0" draw:end-shape="id142" draw:end-glue-point="2" svg:d="M14711 35246l700-731" svg:viewBox="0 0 701 732">
          <text:p/>
        </draw:connector>
        <draw:custom-shape draw:style-name="gr4" draw:text-style-name="P2" xml:id="id146" draw:id="id146" draw:layer="layout" svg:width="2.1cm" svg:height="0.9cm" svg:x="12.011cm" svg:y="31.999cm">
          <text:p text:style-name="P1"><text:span text:style-name="T1">DFFR (clk34,/res3)</text:span></text:p>
          <text:p text:style-name="P1"><text:span text:style-name="T1">4310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4.274cm" svg:y1="37.418cm" svg:x2="14.711cm" svg:y2="36.146cm" draw:end-shape="id109" draw:end-glue-point="2" svg:d="M14274 37418l437-1272" svg:viewBox="0 0 438 1273">
          <text:p text:style-name="P1"><text:span text:style-name="T2">zz0</text:span></text:p>
        </draw:connector>
        <draw:connector draw:style-name="gr2" draw:text-style-name="P3" draw:layer="layout" draw:type="line" svg:x1="13.083cm" svg:y1="35.876cm" svg:x2="13.111cm" svg:y2="34.515cm" draw:end-shape="id145" draw:end-glue-point="2" svg:d="M13083 35876l28-1361" svg:viewBox="0 0 29 1362">
          <text:p text:style-name="P1"><text:span text:style-name="T2">zz0</text:span></text:p>
        </draw:connector>
        <draw:connector draw:style-name="gr3" draw:text-style-name="P1" draw:layer="layout" draw:type="line" svg:x1="13.111cm" svg:y1="33.615cm" svg:x2="13.061cm" svg:y2="32.899cm" draw:start-shape="id145" draw:start-glue-point="0" draw:end-shape="id146" draw:end-glue-point="2" svg:d="M13111 33615l-50-716" svg:viewBox="0 0 51 717">
          <text:p/>
        </draw:connector>
        <draw:connector draw:style-name="gr2" draw:text-style-name="P3" draw:layer="layout" draw:type="line" svg:x1="17.95cm" svg:y1="39.603cm" svg:x2="18.211cm" svg:y2="38.415cm" draw:end-shape="id110" draw:end-glue-point="2" svg:d="M17950 39603l261-1188" svg:viewBox="0 0 262 1189">
          <text:p text:style-name="P1"><text:span text:style-name="T2">zz0</text:span></text:p>
        </draw:connector>
        <draw:connector draw:style-name="gr2" draw:text-style-name="P3" draw:layer="layout" draw:type="line" svg:x1="13.061cm" svg:y1="31.999cm" svg:x2="13.07cm" svg:y2="30.415cm" draw:start-shape="id146" draw:start-glue-point="0" svg:d="M13061 31999l9-1584" svg:viewBox="0 0 10 1585">
          <text:p text:style-name="P1"><text:span text:style-name="T2">zz0</text:span></text:p>
        </draw:connector>
        <draw:connector draw:style-name="gr2" draw:text-style-name="P3" draw:layer="layout" draw:type="line" svg:x1="15.361cm" svg:y1="31.999cm" svg:x2="15.411cm" svg:y2="30.415cm" draw:start-shape="id143" draw:start-glue-point="0" svg:d="M15361 31999l50-1584" svg:viewBox="0 0 51 1585">
          <text:p text:style-name="P1"><text:span text:style-name="T2">zz1</text:span></text:p>
        </draw:connector>
        <draw:connector draw:style-name="gr2" draw:text-style-name="P3" draw:layer="layout" draw:type="line" svg:x1="17.661cm" svg:y1="31.999cm" svg:x2="17.711cm" svg:y2="30.415cm" draw:start-shape="id113" draw:start-glue-point="0" svg:d="M17661 31999l50-1584" svg:viewBox="0 0 51 1585">
          <text:p text:style-name="P1"><text:span text:style-name="T2">zz2</text:span></text:p>
        </draw:connector>
        <draw:connector draw:style-name="gr2" draw:text-style-name="P3" draw:layer="layout" draw:type="line" svg:x1="24.561cm" svg:y1="31.999cm" svg:x2="24.511cm" svg:y2="30.415cm" draw:start-shape="id125" draw:start-glue-point="0" svg:d="M24561 31999l-50-1584" svg:viewBox="0 0 51 1585">
          <text:p text:style-name="P1"><text:span text:style-name="T2">zz5</text:span></text:p>
        </draw:connector>
        <draw:connector draw:style-name="gr2" draw:text-style-name="P3" draw:layer="layout" draw:type="line" svg:x1="22.261cm" svg:y1="31.999cm" svg:x2="22.211cm" svg:y2="30.415cm" draw:start-shape="id123" draw:start-glue-point="0" svg:d="M22261 31999l-50-1584" svg:viewBox="0 0 51 1585">
          <text:p text:style-name="P1"><text:span text:style-name="T2">zz4</text:span></text:p>
        </draw:connector>
        <draw:connector draw:style-name="gr2" draw:text-style-name="P3" draw:layer="layout" draw:type="line" svg:x1="29.504cm" svg:y1="49.444cm" svg:x2="29.811cm" svg:y2="48.3cm" draw:end-shape="id115" draw:end-glue-point="2" svg:d="M29504 49444l307-1144" svg:viewBox="0 0 308 1145">
          <text:p text:style-name="P1"><text:span text:style-name="T2">zz0</text:span></text:p>
        </draw:connector>
        <draw:connector draw:style-name="gr2" draw:text-style-name="P3" draw:layer="layout" draw:type="line" svg:x1="19.961cm" svg:y1="31.999cm" svg:x2="20.011cm" svg:y2="30.415cm" draw:start-shape="id119" draw:start-glue-point="0" svg:d="M19961 31999l50-1584" svg:viewBox="0 0 51 1585">
          <text:p text:style-name="P1"><text:span text:style-name="T2">zz3</text:span></text:p>
        </draw:connector>
        <draw:connector draw:style-name="gr2" draw:text-style-name="P3" draw:layer="layout" draw:type="line" svg:x1="25.251cm" svg:y1="48.279cm" svg:x2="25.511cm" svg:y2="47.055cm" draw:end-shape="id128" draw:end-glue-point="2" svg:d="M25251 48279l260-1224" svg:viewBox="0 0 261 1225">
          <text:p text:style-name="P1"><text:span text:style-name="T2">/zz0</text:span></text:p>
        </draw:connector>
        <draw:connector draw:style-name="gr2" draw:text-style-name="P3" draw:layer="layout" draw:type="line" svg:x1="16.673cm" svg:y1="39.579cm" svg:x2="17.111cm" svg:y2="38.4cm" draw:end-shape="id135" draw:end-glue-point="2" svg:d="M16673 39579l438-1179" svg:viewBox="0 0 439 1180">
          <text:p text:style-name="P1"><text:span text:style-name="T2">/zz0</text:span></text:p>
        </draw:connector>
        <draw:connector draw:style-name="gr2" draw:text-style-name="P3" draw:layer="layout" draw:type="line" svg:x1="28.611cm" svg:y1="41.351cm" svg:x2="28.06cm" svg:y2="40.185cm" draw:end-shape="id136" draw:end-glue-point="2" svg:d="M28611 41351l-551-1166" svg:viewBox="0 0 552 1167">
          <text:p text:style-name="P1"><text:span text:style-name="T2">/zz2</text:span></text:p>
        </draw:connector>
        <draw:connector draw:style-name="gr2" draw:text-style-name="P3" draw:layer="layout" draw:type="line" svg:x1="23.611cm" svg:y1="44.379cm" svg:x2="23.054cm" svg:y2="43.3cm" draw:end-shape="id138" draw:end-glue-point="2" svg:d="M23611 44379l-557-1079" svg:viewBox="0 0 558 1080">
          <text:p text:style-name="P1"><text:span text:style-name="T2">/zz2</text:span></text:p>
        </draw:connector>
        <draw:connector draw:style-name="gr3" draw:text-style-name="P1" draw:layer="layout" draw:type="line" svg:x1="25.511cm" svg:y1="46.155cm" svg:x2="16.011cm" svg:y2="38.4cm" draw:start-shape="id128" draw:start-glue-point="0" draw:end-shape="id144" draw:end-glue-point="2" svg:d="M25511 46155l-9500-7755" svg:viewBox="0 0 9501 7756">
          <text:p/>
        </draw:connector>
        <draw:custom-shape draw:style-name="gr1" draw:text-style-name="P2" xml:id="id147" draw:id="id147" draw:layer="layout" svg:width="1cm" svg:height="0.9cm" svg:x="29.211cm" svg:y="34.8cm">
          <text:p text:style-name="P1"><text:span text:style-name="T1">IMUX</text:span></text:p>
          <text:p text:style-name="P1"><text:span text:style-name="T1">41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6.01cm" svg:y1="40.48cm" svg:x2="29.711cm" svg:y2="35.7cm" draw:start-shape="id126" draw:start-glue-point="0" draw:end-shape="id147" draw:end-glue-point="2" svg:d="M16010 40480l13701-4780" svg:viewBox="0 0 13702 4781">
          <text:p text:style-name="P1"><text:span text:style-name="T2">c</text:span></text:p>
        </draw:connector>
        <draw:connector draw:style-name="gr3" draw:text-style-name="P1" draw:layer="layout" draw:type="line" svg:x1="16.01cm" svg:y1="40.48cm" svg:x2="16.011cm" svg:y2="38.4cm" draw:start-shape="id126" draw:start-glue-point="0" draw:end-shape="id144" draw:end-glue-point="2" svg:d="M16010 40480l1-2080" svg:viewBox="0 0 2 2081">
          <text:p/>
        </draw:connector>
        <draw:connector draw:style-name="gr3" draw:text-style-name="P1" draw:layer="layout" draw:type="line" svg:x1="23.054cm" svg:y1="42.4cm" svg:x2="23.054cm" svg:y2="41.2cm" draw:start-shape="id138" draw:start-glue-point="0" draw:end-shape="id130" draw:end-glue-point="2" svg:d="M23054 42400v-1200" svg:viewBox="0 0 1 1201">
          <text:p/>
        </draw:connector>
        <draw:connector draw:style-name="gr3" draw:text-style-name="P1" draw:layer="layout" draw:type="line" svg:x1="21.711cm" svg:y1="35.315cm" svg:x2="22.311cm" svg:y2="34.515cm" draw:start-shape="id121" draw:start-glue-point="0" draw:end-shape="id122" draw:end-glue-point="2" svg:d="M21711 35315l600-800" svg:viewBox="0 0 601 801">
          <text:p/>
        </draw:connector>
        <draw:connector draw:style-name="gr3" draw:text-style-name="P1" draw:layer="layout" draw:type="line" svg:x1="23.021cm" svg:y1="37.422cm" svg:x2="22.311cm" svg:y2="34.515cm" draw:start-shape="id129" draw:start-glue-point="0" draw:end-shape="id122" draw:end-glue-point="2" svg:d="M23021 37422l-710-2907" svg:viewBox="0 0 711 2908">
          <text:p/>
        </draw:connector>
        <draw:connector draw:style-name="gr3" draw:text-style-name="P1" draw:layer="layout" draw:type="line" svg:x1="23.054cm" svg:y1="40.3cm" svg:x2="23.021cm" svg:y2="38.322cm" draw:start-shape="id130" draw:start-glue-point="0" draw:end-shape="id129" draw:end-glue-point="2" svg:d="M23054 40300l-33-1978" svg:viewBox="0 0 34 1979">
          <text:p/>
        </draw:connector>
        <draw:connector draw:style-name="gr2" draw:text-style-name="P3" draw:layer="layout" draw:type="line" svg:x1="23.054cm" svg:y1="40.3cm" svg:x2="26.911cm" svg:y2="38.3cm" draw:start-shape="id130" draw:start-glue-point="0" draw:end-shape="id148" draw:end-glue-point="2" svg:d="M23054 40300l3857-2000" svg:viewBox="0 0 3858 2001">
          <text:p text:style-name="P1"><text:span text:style-name="T2">a</text:span></text:p>
        </draw:connector>
        <draw:custom-shape draw:style-name="gr1" draw:text-style-name="P2" xml:id="id149" draw:id="id149" draw:layer="layout" svg:width="1cm" svg:height="0.9cm" svg:x="24.211cm" svg:y="35.3cm">
          <text:p text:style-name="P1"><text:span text:style-name="T1">IMUX</text:span></text:p>
          <text:p text:style-name="P1"><text:span text:style-name="T1">42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4.711cm" svg:y1="35.3cm" svg:x2="24.611cm" svg:y2="34.515cm" draw:start-shape="id149" draw:start-glue-point="0" draw:end-shape="id124" draw:end-glue-point="2" svg:d="M24711 35300l-100-785" svg:viewBox="0 0 101 786">
          <text:p/>
        </draw:connector>
        <draw:connector draw:style-name="gr2" draw:text-style-name="P3" draw:layer="layout" draw:type="line" svg:x1="23.021cm" svg:y1="37.422cm" svg:x2="24.711cm" svg:y2="36.2cm" draw:start-shape="id129" draw:start-glue-point="0" draw:end-shape="id149" draw:end-glue-point="2" svg:d="M23021 37422l1690-1222" svg:viewBox="0 0 1691 1223">
          <text:p text:style-name="P1"><text:span text:style-name="T2">a</text:span></text:p>
        </draw:connector>
        <draw:connector draw:style-name="gr2" draw:text-style-name="P3" draw:layer="layout" draw:type="line" svg:x1="25.211cm" svg:y1="37.4cm" svg:x2="24.711cm" svg:y2="36.2cm" draw:start-shape="id120" draw:start-glue-point="0" draw:end-shape="id149" draw:end-glue-point="2" svg:d="M25211 37400l-500-1200" svg:viewBox="0 0 501 1201">
          <text:p text:style-name="P1"><text:span text:style-name="T2">b</text:span></text:p>
        </draw:connector>
        <draw:connector draw:style-name="gr2" draw:text-style-name="P3" draw:layer="layout" draw:type="line" svg:x1="24.111cm" svg:y1="37.415cm" svg:x2="24.711cm" svg:y2="36.2cm" draw:start-shape="id133" draw:start-glue-point="0" draw:end-shape="id149" draw:end-glue-point="2" svg:d="M24111 37415l600-1215" svg:viewBox="0 0 601 1216">
          <text:p text:style-name="P1"><text:span text:style-name="T2">c</text:span></text:p>
        </draw:connector>
        <draw:connector draw:style-name="gr2" draw:text-style-name="P3" draw:layer="layout" draw:type="line" svg:x1="24.171cm" svg:y1="39.847cm" svg:x2="24.111cm" svg:y2="38.315cm" draw:end-shape="id133" draw:end-glue-point="2" svg:d="M24171 39847l-60-1532" svg:viewBox="0 0 61 1533">
          <text:p text:style-name="P1"><text:span text:style-name="T2">/zz4</text:span></text:p>
        </draw:connector>
        <draw:connector draw:style-name="gr2" draw:text-style-name="P3" draw:layer="layout" draw:type="line" svg:x1="26.89cm" svg:y1="39.976cm" svg:x2="26.911cm" svg:y2="38.3cm" draw:end-shape="id148" draw:end-glue-point="2" svg:d="M26890 39976l21-1676" svg:viewBox="0 0 22 1677">
          <text:p text:style-name="P1"><text:span text:style-name="T2">/zz4/c</text:span></text:p>
        </draw:connector>
        <draw:connector draw:style-name="gr2" draw:text-style-name="P3" draw:layer="layout" draw:type="line" svg:x1="27.386cm" svg:y1="39.41cm" svg:x2="26.911cm" svg:y2="38.3cm" draw:end-shape="id148" draw:end-glue-point="2" svg:d="M27386 39410l-475-1110" svg:viewBox="0 0 476 1111">
          <text:p text:style-name="P1"><text:span text:style-name="T2">/zz5/b</text:span></text:p>
        </draw:connector>
        <draw:connector draw:style-name="gr2" draw:text-style-name="P3" draw:layer="layout" draw:type="line" svg:x1="31.37cm" svg:y1="47cm" svg:x2="31.011cm" svg:y2="45.572cm" draw:end-shape="id139" draw:end-glue-point="2" svg:d="M31370 47000l-359-1428" svg:viewBox="0 0 360 1429">
          <text:p text:style-name="P1"><text:span text:style-name="T2">/zz5</text:span></text:p>
        </draw:connector>
        <draw:custom-shape draw:style-name="gr1" draw:text-style-name="P2" xml:id="id150" draw:id="id150" draw:layer="layout" svg:width="1cm" svg:height="0.9cm" svg:x="27.511cm" svg:y="34.815cm">
          <text:p text:style-name="P1"><text:span text:style-name="T1">IMUX</text:span></text:p>
          <text:p text:style-name="P1"><text:span text:style-name="T1">41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6.911cm" svg:y1="37.4cm" svg:x2="28.011cm" svg:y2="35.715cm" draw:start-shape="id148" draw:start-glue-point="0" draw:end-shape="id150" draw:end-glue-point="2" svg:d="M26911 37400l1100-1685" svg:viewBox="0 0 1101 1686">
          <text:p text:style-name="P1"><text:span text:style-name="T2">c</text:span></text:p>
        </draw:connector>
        <draw:custom-shape draw:style-name="gr1" draw:text-style-name="P2" xml:id="id151" draw:id="id151" draw:layer="layout" svg:width="1cm" svg:height="0.9cm" svg:x="29.311cm" svg:y="44.7cm">
          <text:p text:style-name="P1"><text:span text:style-name="T1">XOR</text:span></text:p>
          <text:p text:style-name="P1"><text:span text:style-name="T1">399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111cm" svg:y1="47.352cm" svg:x2="29.811cm" svg:y2="45.6cm" draw:start-shape="id111" draw:start-glue-point="0" draw:end-shape="id151" draw:end-glue-point="2" svg:d="M31111 47352l-1300-1752" svg:viewBox="0 0 1301 1753">
          <text:p/>
        </draw:connector>
        <draw:connector draw:style-name="gr3" draw:text-style-name="P1" draw:layer="layout" draw:type="line" svg:x1="29.811cm" svg:y1="47.4cm" svg:x2="29.811cm" svg:y2="45.6cm" draw:start-shape="id115" draw:start-glue-point="0" draw:end-shape="id151" draw:end-glue-point="2" svg:d="M29811 47400v-1800" svg:viewBox="0 0 1 1801">
          <text:p/>
        </draw:connector>
        <draw:connector draw:style-name="gr2" draw:text-style-name="P3" draw:layer="layout" draw:type="line" svg:x1="29.811cm" svg:y1="47.4cm" svg:x2="32.111cm" svg:y2="45.548cm" draw:start-shape="id115" draw:start-glue-point="0" draw:end-shape="id137" draw:end-glue-point="2" svg:d="M29811 47400l2300-1852" svg:viewBox="0 0 2301 1853">
          <text:p text:style-name="P1"><text:span text:style-name="T2">b</text:span></text:p>
        </draw:connector>
        <draw:connector draw:style-name="gr3" draw:text-style-name="P1" draw:layer="layout" draw:type="line" svg:x1="29.811cm" svg:y1="44.7cm" svg:x2="29.711cm" svg:y2="39.7cm" draw:start-shape="id151" draw:start-glue-point="0" draw:end-shape="id132" draw:end-glue-point="2" svg:d="M29811 44700l-100-5000" svg:viewBox="0 0 101 5001">
          <text:p/>
        </draw:connector>
        <draw:connector draw:style-name="gr2" draw:text-style-name="P3" draw:layer="layout" draw:type="line" svg:x1="31.511cm" svg:y1="36.8cm" svg:x2="29.711cm" svg:y2="35.7cm" draw:start-shape="id127" draw:start-glue-point="0" draw:end-shape="id147" draw:end-glue-point="2" svg:d="M31511 36800l-1800-1100" svg:viewBox="0 0 1801 1101">
          <text:p text:style-name="P1"><text:span text:style-name="T2">b</text:span></text:p>
        </draw:connector>
        <draw:connector draw:style-name="gr2" draw:text-style-name="P3" draw:layer="layout" draw:type="line" svg:x1="29.711cm" svg:y1="36.8cm" svg:x2="28.011cm" svg:y2="35.715cm" draw:start-shape="id152" draw:start-glue-point="0" draw:end-shape="id150" draw:end-glue-point="2" svg:d="M29711 36800l-1700-1085" svg:viewBox="0 0 1701 1086">
          <text:p text:style-name="P1"><text:span text:style-name="T2">a</text:span></text:p>
        </draw:connector>
        <draw:connector draw:style-name="gr2" draw:text-style-name="P3" draw:layer="layout" draw:type="line" svg:x1="29.711cm" svg:y1="36.8cm" svg:x2="29.711cm" svg:y2="35.7cm" draw:start-shape="id152" draw:start-glue-point="0" draw:end-shape="id147" draw:end-glue-point="2" svg:d="M29711 36800v-1100" svg:viewBox="0 0 1 1101">
          <text:p text:style-name="P1"><text:span text:style-name="T2">a</text:span></text:p>
        </draw:connector>
        <draw:custom-shape draw:style-name="gr1" draw:text-style-name="P2" xml:id="id153" draw:id="id153" draw:layer="layout" svg:width="1cm" svg:height="0.9cm" svg:x="29.211cm" svg:y="32.8cm">
          <text:p text:style-name="P1"><text:span text:style-name="T1">3-OR (mclk)</text:span></text:p>
          <text:p text:style-name="P1"><text:span text:style-name="T1">41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9.711cm" svg:y1="34.8cm" svg:x2="29.711cm" svg:y2="33.7cm" draw:start-shape="id147" draw:start-glue-point="0" draw:end-shape="id153" draw:end-glue-point="2" svg:d="M29711 34800v-1100" svg:viewBox="0 0 1 1101">
          <text:p/>
        </draw:connector>
        <draw:custom-shape draw:style-name="gr1" draw:text-style-name="P2" xml:id="id152" draw:id="id152" draw:layer="layout" svg:width="1cm" svg:height="0.9cm" svg:x="29.211cm" svg:y="36.8cm">
          <text:p text:style-name="P1"><text:span text:style-name="T1">NAND</text:span></text:p>
          <text:p text:style-name="P1"><text:span text:style-name="T1">407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8.011cm" svg:y1="37.4cm" svg:x2="28.011cm" svg:y2="35.715cm" draw:start-shape="id131" draw:start-glue-point="0" draw:end-shape="id150" draw:end-glue-point="2" svg:d="M28011 37400v-1685" svg:viewBox="0 0 1 1686">
          <text:p text:style-name="P1"><text:span text:style-name="T2">b</text:span></text:p>
        </draw:connector>
        <draw:custom-shape draw:style-name="gr1" draw:text-style-name="P2" xml:id="id154" draw:id="id154" draw:layer="layout" svg:width="1cm" svg:height="0.9cm" svg:x="27.511cm" svg:y="32.8cm">
          <text:p text:style-name="P1"><text:span text:style-name="T1">3-OR (mclk)</text:span></text:p>
          <text:p text:style-name="P1"><text:span text:style-name="T1">41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8.011cm" svg:y1="34.815cm" svg:x2="28.011cm" svg:y2="33.7cm" draw:start-shape="id150" draw:start-glue-point="0" draw:end-shape="id154" draw:end-glue-point="2" svg:d="M28011 34815v-1115" svg:viewBox="0 0 1 1116">
          <text:p/>
        </draw:connector>
        <draw:connector draw:style-name="gr3" draw:text-style-name="P1" draw:layer="layout" draw:type="line" svg:x1="29.711cm" svg:y1="38.8cm" svg:x2="29.711cm" svg:y2="37.7cm" draw:start-shape="id132" draw:start-glue-point="0" draw:end-shape="id152" draw:end-glue-point="2" svg:d="M29711 38800v-1100" svg:viewBox="0 0 1 1101">
          <text:p/>
        </draw:connector>
        <draw:connector draw:style-name="gr3" draw:text-style-name="P1" draw:layer="layout" draw:type="line" svg:x1="31.52cm" svg:y1="42.1cm" svg:x2="29.711cm" svg:y2="37.7cm" draw:start-shape="id114" draw:start-glue-point="0" draw:end-shape="id152" draw:end-glue-point="2" svg:d="M31520 42100l-1809-4400" svg:viewBox="0 0 1810 4401">
          <text:p/>
        </draw:connector>
        <draw:connector draw:style-name="gr2" draw:text-style-name="P3" draw:layer="layout" draw:type="line" svg:x1="31.111cm" svg:y1="47.352cm" svg:x2="32.111cm" svg:y2="45.548cm" draw:start-shape="id111" draw:start-glue-point="0" draw:end-shape="id137" draw:end-glue-point="2" svg:d="M31111 47352l1000-1804" svg:viewBox="0 0 1001 1805">
          <text:p text:style-name="P1"><text:span text:style-name="T2">a</text:span></text:p>
        </draw:connector>
        <draw:connector draw:style-name="gr2" draw:text-style-name="P3" draw:layer="layout" draw:type="line" svg:x1="32.111cm" svg:y1="44.648cm" svg:x2="31.52cm" svg:y2="43cm" draw:start-shape="id137" draw:start-glue-point="0" draw:end-shape="id114" draw:end-glue-point="2" svg:d="M32111 44648l-591-1648" svg:viewBox="0 0 592 1649">
          <text:p text:style-name="P1"><text:span text:style-name="T2">b</text:span></text:p>
        </draw:connector>
        <draw:connector draw:style-name="gr3" draw:text-style-name="P1" draw:layer="layout" draw:type="line" svg:x1="32.111cm" svg:y1="44.648cm" svg:x2="30.411cm" svg:y2="43cm" draw:start-shape="id137" draw:start-glue-point="0" draw:end-shape="id140" draw:end-glue-point="2" svg:d="M32111 44648l-1700-1648" svg:viewBox="0 0 1701 1649">
          <text:p/>
        </draw:connector>
        <draw:custom-shape draw:style-name="gr1" draw:text-style-name="P2" xml:id="id155" draw:id="id155" draw:layer="layout" svg:width="1cm" svg:height="0.9cm" svg:x="19.111cm" svg:y="47.4cm">
          <text:p text:style-name="P1"><text:span text:style-name="T1">NOT</text:span></text:p>
          <text:p text:style-name="P1"><text:span text:style-name="T1">42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9.571cm" svg:y1="49.523cm" svg:x2="19.611cm" svg:y2="48.3cm" draw:end-shape="id155" draw:end-glue-point="2" svg:d="M19571 49523l40-1223" svg:viewBox="0 0 41 1224">
          <text:p text:style-name="P1"><text:span text:style-name="T2">zz3</text:span></text:p>
        </draw:connector>
        <draw:connector draw:style-name="gr2" draw:text-style-name="P3" draw:layer="layout" draw:type="line" svg:x1="19.611cm" svg:y1="47.4cm" svg:x2="19.619cm" svg:y2="46.026cm" draw:start-shape="id155" draw:start-glue-point="0" svg:d="M19611 47400l8-1374" svg:viewBox="0 0 9 1375">
          <text:p text:style-name="P1"><text:span text:style-name="T2">/zz3</text:span></text:p>
        </draw:connector>
        <draw:custom-shape draw:style-name="gr1" draw:text-style-name="P2" xml:id="id156" draw:id="id156" draw:layer="layout" svg:width="1cm" svg:height="0.9cm" svg:x="16.911cm" svg:y="47.414cm">
          <text:p text:style-name="P1"><text:span text:style-name="T1">NOT</text:span></text:p>
          <text:p text:style-name="P1"><text:span text:style-name="T1">4110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7.408cm" svg:y1="49.496cm" svg:x2="17.411cm" svg:y2="48.314cm" draw:end-shape="id156" draw:end-glue-point="2" svg:d="M17408 49496l3-1182" svg:viewBox="0 0 4 1183">
          <text:p text:style-name="P1"><text:span text:style-name="T2">zz1</text:span></text:p>
        </draw:connector>
        <draw:connector draw:style-name="gr2" draw:text-style-name="P3" draw:layer="layout" draw:type="line" svg:x1="17.411cm" svg:y1="47.414cm" svg:x2="17.444cm" svg:y2="46cm" draw:start-shape="id156" draw:start-glue-point="0" svg:d="M17411 47414l33-1414" svg:viewBox="0 0 34 1415">
          <text:p text:style-name="P1"><text:span text:style-name="T2">/zz1</text:span></text:p>
        </draw:connector>
        <draw:custom-shape draw:style-name="gr1" draw:text-style-name="P2" xml:id="id157" draw:id="id157" draw:layer="layout" svg:width="1cm" svg:height="0.9cm" svg:x="18.011cm" svg:y="47.414cm">
          <text:p text:style-name="P1"><text:span text:style-name="T1">NOT</text:span></text:p>
          <text:p text:style-name="P1"><text:span text:style-name="T1">419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461cm" svg:y1="49.499cm" svg:x2="18.511cm" svg:y2="48.314cm" draw:end-shape="id157" draw:end-glue-point="2" svg:d="M18461 49499l50-1185" svg:viewBox="0 0 51 1186">
          <text:p text:style-name="P1"><text:span text:style-name="T2">zz2</text:span></text:p>
        </draw:connector>
        <draw:connector draw:style-name="gr2" draw:text-style-name="P3" draw:layer="layout" draw:type="line" svg:x1="18.511cm" svg:y1="47.414cm" svg:x2="18.544cm" svg:y2="46.027cm" draw:start-shape="id157" draw:start-glue-point="0" svg:d="M18511 47414l33-1387" svg:viewBox="0 0 34 1388">
          <text:p text:style-name="P1"><text:span text:style-name="T2">/zz2</text:span></text:p>
        </draw:connector>
        <draw:custom-shape draw:style-name="gr1" draw:text-style-name="P2" xml:id="id158" draw:id="id158" draw:layer="layout" svg:width="1cm" svg:height="0.9cm" svg:x="15.811cm" svg:y="47.414cm">
          <text:p text:style-name="P1"><text:span text:style-name="T1">NOT</text:span></text:p>
          <text:p text:style-name="P1"><text:span text:style-name="T1">4299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6.283cm" svg:y1="49.6cm" svg:x2="16.311cm" svg:y2="48.314cm" draw:end-shape="id158" draw:end-glue-point="2" svg:d="M16283 49600l28-1286" svg:viewBox="0 0 29 1287">
          <text:p text:style-name="P1"><text:span text:style-name="T2">zz0</text:span></text:p>
        </draw:connector>
        <draw:connector draw:style-name="gr2" draw:text-style-name="P3" draw:layer="layout" draw:type="line" svg:x1="16.311cm" svg:y1="47.414cm" svg:x2="16.354cm" svg:y2="46.001cm" draw:start-shape="id158" draw:start-glue-point="0" svg:d="M16311 47414l43-1413" svg:viewBox="0 0 44 1414">
          <text:p text:style-name="P1"><text:span text:style-name="T2">/zz0</text:span></text:p>
        </draw:connector>
        <draw:custom-shape draw:style-name="gr1" draw:text-style-name="P2" xml:id="id159" draw:id="id159" draw:layer="layout" svg:width="1cm" svg:height="0.9cm" svg:x="20.211cm" svg:y="47.414cm">
          <text:p text:style-name="P1"><text:span text:style-name="T1">NOT</text:span></text:p>
          <text:p text:style-name="P1"><text:span text:style-name="T1">407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0.703cm" svg:y1="49.6cm" svg:x2="20.711cm" svg:y2="48.314cm" draw:end-shape="id159" draw:end-glue-point="2" svg:d="M20703 49600l8-1286" svg:viewBox="0 0 9 1287">
          <text:p text:style-name="P1"><text:span text:style-name="T2">zz4</text:span></text:p>
        </draw:connector>
        <draw:connector draw:style-name="gr2" draw:text-style-name="P3" draw:layer="layout" draw:type="line" svg:x1="20.711cm" svg:y1="47.414cm" svg:x2="20.744cm" svg:y2="46.027cm" draw:start-shape="id159" draw:start-glue-point="0" svg:d="M20711 47414l33-1387" svg:viewBox="0 0 34 1388">
          <text:p text:style-name="P1"><text:span text:style-name="T2">/zz4</text:span></text:p>
        </draw:connector>
        <draw:custom-shape draw:style-name="gr1" draw:text-style-name="P2" xml:id="id160" draw:id="id160" draw:layer="layout" svg:width="1cm" svg:height="0.9cm" svg:x="21.311cm" svg:y="47.414cm">
          <text:p text:style-name="P1"><text:span text:style-name="T1">NOT</text:span></text:p>
          <text:p text:style-name="P1"><text:span text:style-name="T1">419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1.769cm" svg:y1="49.499cm" svg:x2="21.811cm" svg:y2="48.314cm" draw:end-shape="id160" draw:end-glue-point="2" svg:d="M21769 49499l42-1185" svg:viewBox="0 0 43 1186">
          <text:p text:style-name="P1"><text:span text:style-name="T2">zz5</text:span></text:p>
        </draw:connector>
        <draw:connector draw:style-name="gr2" draw:text-style-name="P3" draw:layer="layout" draw:type="line" svg:x1="21.811cm" svg:y1="47.414cm" svg:x2="21.86cm" svg:y2="46.028cm" draw:start-shape="id160" draw:start-glue-point="0" svg:d="M21811 47414l49-1386" svg:viewBox="0 0 50 1387">
          <text:p text:style-name="P1"><text:span text:style-name="T2">/zz5</text:span></text:p>
        </draw:connector>
        <draw:connector draw:style-name="gr3" draw:text-style-name="P1" draw:layer="layout" draw:type="line" svg:x1="30.411cm" svg:y1="42.1cm" svg:x2="29.711cm" svg:y2="39.7cm" draw:start-shape="id140" draw:start-glue-point="0" draw:end-shape="id132" draw:end-glue-point="2" svg:d="M30411 42100l-700-2400" svg:viewBox="0 0 701 2401">
          <text:p/>
        </draw:connector>
        <draw:connector draw:style-name="gr2" draw:text-style-name="P3" draw:layer="layout" draw:type="line" svg:x1="29.711cm" svg:y1="32.8cm" svg:x2="29.692cm" svg:y2="31.058cm" draw:start-shape="id153" draw:start-glue-point="0" svg:d="M29711 32800l-19-1742" svg:viewBox="0 0 20 1743">
          <text:p text:style-name="P1"><text:span text:style-name="T2">clk33</text:span></text:p>
        </draw:connector>
        <draw:connector draw:style-name="gr2" draw:text-style-name="P3" draw:layer="layout" draw:type="line" svg:x1="28.011cm" svg:y1="32.8cm" svg:x2="27.986cm" svg:y2="31.059cm" draw:start-shape="id154" draw:start-glue-point="0" svg:d="M28011 32800l-25-1741" svg:viewBox="0 0 26 1742">
          <text:p text:style-name="P1"><text:span text:style-name="T2">clk34</text:span></text:p>
        </draw:connector>
        <draw:custom-shape draw:style-name="gr1" draw:text-style-name="P2" xml:id="id161" draw:id="id161" draw:layer="layout" svg:width="1cm" svg:height="0.9cm" svg:x="31.111cm" svg:y="32.8cm">
          <text:p text:style-name="P1"><text:span text:style-name="T1">OR (mclk)</text:span></text:p>
          <text:p text:style-name="P1"><text:span text:style-name="T1">40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1.611cm" svg:y1="32.8cm" svg:x2="31.586cm" svg:y2="31.059cm" draw:start-shape="id161" draw:start-glue-point="0" svg:d="M31611 32800l-25-1741" svg:viewBox="0 0 26 1742">
          <text:p text:style-name="P1"><text:span text:style-name="T2">clk35</text:span></text:p>
        </draw:connector>
        <draw:connector draw:style-name="gr3" draw:text-style-name="P1" draw:layer="layout" draw:type="line" svg:x1="32.811cm" svg:y1="36.817cm" svg:x2="28.011cm" svg:y2="33.7cm" draw:start-shape="id91" draw:start-glue-point="0" draw:end-shape="id154" draw:end-glue-point="2" svg:d="M32811 36817l-4800-3117" svg:viewBox="0 0 4801 3118">
          <text:p/>
        </draw:connector>
        <draw:connector draw:style-name="gr3" draw:text-style-name="P1" draw:layer="layout" draw:type="line" svg:x1="32.811cm" svg:y1="36.817cm" svg:x2="29.711cm" svg:y2="33.7cm" draw:start-shape="id91" draw:start-glue-point="0" draw:end-shape="id153" draw:end-glue-point="2" svg:d="M32811 36817l-3100-3117" svg:viewBox="0 0 3101 3118">
          <text:p/>
        </draw:connector>
        <draw:connector draw:style-name="gr3" draw:text-style-name="P1" draw:layer="layout" draw:type="line" svg:x1="32.811cm" svg:y1="36.817cm" svg:x2="31.611cm" svg:y2="33.7cm" draw:start-shape="id91" draw:start-glue-point="0" draw:end-shape="id161" draw:end-glue-point="2" svg:d="M32811 36817l-1200-3117" svg:viewBox="0 0 1201 3118">
          <text:p/>
        </draw:connector>
        <draw:connector draw:style-name="gr2" draw:text-style-name="P3" draw:layer="layout" draw:type="line" svg:x1="7.312cm" svg:y1="37.626cm" svg:x2="9.417cm" svg:y2="37.616cm" draw:start-shape="id107" draw:start-glue-point="1" svg:d="M7312 37626l2105-10" svg:viewBox="0 0 2106 11">
          <text:p text:style-name="P1"><text:span text:style-name="T2">ac5_0</text:span></text:p>
        </draw:connector>
        <draw:connector draw:style-name="gr2" draw:text-style-name="P3" draw:layer="layout" draw:type="line" svg:x1="7.311cm" svg:y1="39.925cm" svg:x2="9.418cm" svg:y2="39.862cm" draw:start-shape="id92" draw:start-glue-point="1" svg:d="M7311 39925l2107-63" svg:viewBox="0 0 2108 64">
          <text:p text:style-name="P1"><text:span text:style-name="T2">ac5_1</text:span></text:p>
        </draw:connector>
        <draw:connector draw:style-name="gr2" draw:text-style-name="P3" draw:layer="layout" draw:type="line" svg:x1="7.311cm" svg:y1="42.125cm" svg:x2="9.418cm" svg:y2="42.089cm" draw:start-shape="id96" svg:d="M7311 42125l2107-36" svg:viewBox="0 0 2108 37">
          <text:p text:style-name="P1"><text:span text:style-name="T2">ac5_2</text:span></text:p>
        </draw:connector>
        <draw:connector draw:style-name="gr2" draw:text-style-name="P3" draw:layer="layout" draw:type="line" svg:x1="7.313cm" svg:y1="44.327cm" svg:x2="9.419cm" svg:y2="44.222cm" draw:start-shape="id99" svg:d="M7313 44327l2106-105" svg:viewBox="0 0 2107 106">
          <text:p text:style-name="P1"><text:span text:style-name="T2">ac5_3</text:span></text:p>
        </draw:connector>
        <draw:connector draw:style-name="gr2" draw:text-style-name="P3" draw:layer="layout" draw:type="line" svg:x1="7.312cm" svg:y1="46.55cm" svg:x2="9.445cm" svg:y2="46.559cm" draw:start-shape="id102" svg:d="M7312 46550l2133 9" svg:viewBox="0 0 2134 10">
          <text:p text:style-name="P1"><text:span text:style-name="T2">ac5_4</text:span></text:p>
        </draw:connector>
        <draw:connector draw:style-name="gr2" draw:text-style-name="P3" draw:layer="layout" draw:type="line" svg:x1="7.31cm" svg:y1="48.75cm" svg:x2="9.446cm" svg:y2="48.706cm" draw:start-shape="id105" svg:d="M7310 48750l2136-44" svg:viewBox="0 0 2137 45">
          <text:p text:style-name="P1"><text:span text:style-name="T2">ac5_5</text:span></text:p>
        </draw:connector>
        <draw:custom-shape draw:style-name="gr4" draw:text-style-name="P2" xml:id="id162" draw:id="id162" draw:layer="layout" svg:width="2.1cm" svg:height="0.9cm" svg:x="37.444cm" svg:y="17.675cm">
          <text:p text:style-name="P1"><text:span text:style-name="T1">DFFR (clk37,/res3)</text:span></text:p>
          <text:p text:style-name="P1"><text:span text:style-name="T1">408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3" draw:id="id163" draw:layer="layout" svg:width="1cm" svg:height="0.9cm" svg:x="35.744cm" svg:y="16.575cm">
          <text:p text:style-name="P1"><text:span text:style-name="T1">NAND&amp;XOR</text:span></text:p>
          <text:p text:style-name="P1"><text:span text:style-name="T1">409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8.494cm" svg:y1="17.675cm" svg:x2="36.744cm" svg:y2="17.025cm" draw:start-shape="id162" draw:start-glue-point="0" draw:end-shape="id163" draw:end-glue-point="1" svg:d="M38494 17675l-1750-650" svg:viewBox="0 0 1751 651">
          <text:p text:style-name="P1"><text:span text:style-name="T2">b+c</text:span></text:p>
        </draw:connector>
        <draw:custom-shape draw:style-name="gr1" draw:text-style-name="P2" xml:id="id164" draw:id="id164" draw:layer="layout" svg:width="1cm" svg:height="0.9cm" svg:x="34.044cm" svg:y="17.675cm">
          <text:p text:style-name="P1"><text:span text:style-name="T1">AND</text:span></text:p>
          <text:p text:style-name="P1"><text:span text:style-name="T1">409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444cm" svg:y1="18.125cm" svg:x2="35.044cm" svg:y2="18.125cm" draw:start-shape="id162" draw:start-glue-point="3" draw:end-shape="id164" svg:d="M37444 18125h-2400" svg:viewBox="0 0 2401 1">
          <text:p/>
        </draw:connector>
        <draw:custom-shape draw:style-name="gr1" draw:text-style-name="P2" xml:id="id165" draw:id="id165" draw:layer="layout" svg:width="1cm" svg:height="0.9cm" svg:x="42.644cm" svg:y="20.778cm">
          <text:p text:style-name="P1"><text:span text:style-name="T1">6-NAND</text:span></text:p>
          <text:p text:style-name="P1"><text:span text:style-name="T1">4111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9.544cm" svg:y1="18.125cm" svg:x2="42.644cm" svg:y2="21.228cm" draw:start-shape="id162" draw:start-glue-point="1" draw:end-shape="id165" draw:end-glue-point="3" svg:d="M39544 18125l3100 3103" svg:viewBox="0 0 3101 3104">
          <text:p/>
        </draw:connector>
        <draw:custom-shape draw:style-name="gr4" draw:text-style-name="P2" xml:id="id166" draw:id="id166" draw:layer="layout" svg:width="2.1cm" svg:height="0.9cm" svg:x="37.444cm" svg:y="19.875cm">
          <text:p text:style-name="P1"><text:span text:style-name="T1">DFFR (clk37,/res3)</text:span></text:p>
          <text:p text:style-name="P1"><text:span text:style-name="T1">391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7" draw:id="id167" draw:layer="layout" svg:width="1cm" svg:height="0.9cm" svg:x="35.745cm" svg:y="18.776cm">
          <text:p text:style-name="P1"><text:span text:style-name="T1">NAND&amp;XOR</text:span></text:p>
          <text:p text:style-name="P1"><text:span text:style-name="T1">3910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8.494cm" svg:y1="19.875cm" svg:x2="36.745cm" svg:y2="19.226cm" draw:start-shape="id166" draw:start-glue-point="0" draw:end-shape="id167" draw:end-glue-point="1" svg:d="M38494 19875l-1749-649" svg:viewBox="0 0 1750 650">
          <text:p text:style-name="P1"><text:span text:style-name="T2">b+c</text:span></text:p>
        </draw:connector>
        <draw:custom-shape draw:style-name="gr1" draw:text-style-name="P2" xml:id="id168" draw:id="id168" draw:layer="layout" svg:width="1cm" svg:height="0.9cm" svg:x="34.045cm" svg:y="19.876cm">
          <text:p text:style-name="P1"><text:span text:style-name="T1">AND</text:span></text:p>
          <text:p text:style-name="P1"><text:span text:style-name="T1">409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444cm" svg:y1="20.325cm" svg:x2="35.045cm" svg:y2="20.326cm" draw:start-shape="id166" draw:end-shape="id168" svg:d="M37444 20325l-2399 1" svg:viewBox="0 0 2400 2">
          <text:p/>
        </draw:connector>
        <draw:connector draw:style-name="gr3" draw:text-style-name="P1" draw:layer="layout" draw:type="line" svg:x1="36.245cm" svg:y1="19.676cm" svg:x2="37.444cm" svg:y2="20.325cm" draw:start-shape="id167" draw:start-glue-point="2" draw:end-shape="id166" draw:end-glue-point="3" svg:d="M36245 19676l1199 649" svg:viewBox="0 0 1200 650">
          <text:p/>
        </draw:connector>
        <draw:connector draw:style-name="gr2" draw:text-style-name="P3" draw:layer="layout" draw:type="line" svg:x1="34.544cm" svg:y1="18.575cm" svg:x2="35.745cm" svg:y2="19.226cm" draw:start-shape="id164" draw:start-glue-point="2" draw:end-shape="id167" draw:end-glue-point="3" svg:d="M34544 18575l1201 651" svg:viewBox="0 0 1202 652">
          <text:p text:style-name="P1"><text:span text:style-name="T2">a+d</text:span></text:p>
        </draw:connector>
        <draw:connector draw:style-name="gr3" draw:text-style-name="P1" draw:layer="layout" draw:type="line" svg:x1="34.544cm" svg:y1="18.575cm" svg:x2="34.545cm" svg:y2="19.876cm" draw:start-shape="id164" draw:start-glue-point="2" draw:end-shape="id168" draw:end-glue-point="0" svg:d="M34544 18575l1 1301" svg:viewBox="0 0 2 1302">
          <text:p/>
        </draw:connector>
        <draw:connector draw:style-name="gr3" draw:text-style-name="P1" draw:layer="layout" draw:type="line" svg:x1="39.544cm" svg:y1="20.325cm" svg:x2="42.644cm" svg:y2="21.228cm" draw:start-shape="id166" draw:start-glue-point="1" draw:end-shape="id165" draw:end-glue-point="3" svg:d="M39544 20325l3100 903" svg:viewBox="0 0 3101 904">
          <text:p/>
        </draw:connector>
        <draw:connector draw:style-name="gr3" draw:text-style-name="P1" draw:layer="layout" draw:type="line" svg:x1="36.244cm" svg:y1="17.475cm" svg:x2="37.444cm" svg:y2="18.125cm" draw:start-shape="id163" draw:start-glue-point="2" draw:end-shape="id162" draw:end-glue-point="3" svg:d="M36244 17475l1200 650" svg:viewBox="0 0 1201 651">
          <text:p/>
        </draw:connector>
        <draw:custom-shape draw:style-name="gr4" draw:text-style-name="P2" xml:id="id169" draw:id="id169" draw:layer="layout" svg:width="2.1cm" svg:height="0.9cm" svg:x="37.446cm" svg:y="22.077cm">
          <text:p text:style-name="P1"><text:span text:style-name="T1">DFFR (clk37,/res3)</text:span></text:p>
          <text:p text:style-name="P1"><text:span text:style-name="T1">41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0" draw:id="id170" draw:layer="layout" svg:width="1cm" svg:height="0.9cm" svg:x="35.747cm" svg:y="20.978cm">
          <text:p text:style-name="P1"><text:span text:style-name="T1">NAND&amp;XOR</text:span></text:p>
          <text:p text:style-name="P1"><text:span text:style-name="T1">409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8.496cm" svg:y1="22.077cm" svg:x2="36.747cm" svg:y2="21.428cm" draw:start-shape="id169" draw:start-glue-point="0" draw:end-shape="id170" draw:end-glue-point="1" svg:d="M38496 22077l-1749-649" svg:viewBox="0 0 1750 650">
          <text:p text:style-name="P1"><text:span text:style-name="T2">b+c</text:span></text:p>
        </draw:connector>
        <draw:custom-shape draw:style-name="gr1" draw:text-style-name="P2" xml:id="id171" draw:id="id171" draw:layer="layout" svg:width="1cm" svg:height="0.9cm" svg:x="34.047cm" svg:y="22.078cm">
          <text:p text:style-name="P1"><text:span text:style-name="T1">AND</text:span></text:p>
          <text:p text:style-name="P1"><text:span text:style-name="T1">4111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446cm" svg:y1="22.527cm" svg:x2="35.047cm" svg:y2="22.528cm" draw:start-shape="id169" draw:end-shape="id171" svg:d="M37446 22527l-2399 1" svg:viewBox="0 0 2400 2">
          <text:p/>
        </draw:connector>
        <draw:connector draw:style-name="gr3" draw:text-style-name="P1" draw:layer="layout" draw:type="line" svg:x1="36.247cm" svg:y1="21.878cm" svg:x2="37.446cm" svg:y2="22.527cm" draw:start-shape="id170" draw:start-glue-point="2" draw:end-shape="id169" draw:end-glue-point="3" svg:d="M36247 21878l1199 649" svg:viewBox="0 0 1200 650">
          <text:p/>
        </draw:connector>
        <draw:connector draw:style-name="gr2" draw:text-style-name="P3" draw:layer="layout" draw:type="line" svg:x1="34.545cm" svg:y1="20.776cm" svg:x2="35.747cm" svg:y2="21.428cm" draw:start-shape="id168" draw:start-glue-point="2" draw:end-shape="id170" draw:end-glue-point="3" svg:d="M34545 20776l1202 652" svg:viewBox="0 0 1203 653">
          <text:p text:style-name="P1"><text:span text:style-name="T2">a+d</text:span></text:p>
        </draw:connector>
        <draw:connector draw:style-name="gr3" draw:text-style-name="P1" draw:layer="layout" draw:type="line" svg:x1="34.545cm" svg:y1="20.776cm" svg:x2="34.547cm" svg:y2="22.078cm" draw:start-shape="id168" draw:start-glue-point="2" draw:end-shape="id171" draw:end-glue-point="0" svg:d="M34545 20776l2 1302" svg:viewBox="0 0 3 1303">
          <text:p/>
        </draw:connector>
        <draw:connector draw:style-name="gr3" draw:text-style-name="P1" draw:layer="layout" draw:type="line" svg:x1="39.546cm" svg:y1="22.527cm" svg:x2="42.644cm" svg:y2="21.228cm" draw:start-shape="id169" draw:start-glue-point="1" draw:end-shape="id165" draw:end-glue-point="3" svg:d="M39546 22527l3098-1299" svg:viewBox="0 0 3099 1300">
          <text:p/>
        </draw:connector>
        <draw:custom-shape draw:style-name="gr4" draw:text-style-name="P2" xml:id="id172" draw:id="id172" draw:layer="layout" svg:width="2.1cm" svg:height="0.9cm" svg:x="37.445cm" svg:y="24.3cm">
          <text:p text:style-name="P1"><text:span text:style-name="T1">DFFR (clk37,/res3)</text:span></text:p>
          <text:p text:style-name="P1"><text:span text:style-name="T1">411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3" draw:id="id173" draw:layer="layout" svg:width="1cm" svg:height="0.9cm" svg:x="35.746cm" svg:y="23.201cm">
          <text:p text:style-name="P1"><text:span text:style-name="T1">NAND&amp;XOR</text:span></text:p>
          <text:p text:style-name="P1"><text:span text:style-name="T1">41116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8.495cm" svg:y1="24.3cm" svg:x2="36.746cm" svg:y2="23.651cm" draw:start-shape="id172" draw:start-glue-point="0" draw:end-shape="id173" draw:end-glue-point="1" svg:d="M38495 24300l-1749-649" svg:viewBox="0 0 1750 650">
          <text:p text:style-name="P1"><text:span text:style-name="T2">b+c</text:span></text:p>
        </draw:connector>
        <draw:custom-shape draw:style-name="gr1" draw:text-style-name="P2" xml:id="id174" draw:id="id174" draw:layer="layout" svg:width="1cm" svg:height="0.9cm" svg:x="34.046cm" svg:y="24.301cm">
          <text:p text:style-name="P1"><text:span text:style-name="T1">AND</text:span></text:p>
          <text:p text:style-name="P1"><text:span text:style-name="T1">42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445cm" svg:y1="24.75cm" svg:x2="35.046cm" svg:y2="24.751cm" draw:start-shape="id172" draw:end-shape="id174" svg:d="M37445 24750l-2399 1" svg:viewBox="0 0 2400 2">
          <text:p/>
        </draw:connector>
        <draw:connector draw:style-name="gr3" draw:text-style-name="P1" draw:layer="layout" draw:type="line" svg:x1="36.246cm" svg:y1="24.101cm" svg:x2="37.445cm" svg:y2="24.75cm" draw:start-shape="id173" draw:start-glue-point="2" draw:end-shape="id172" draw:end-glue-point="3" svg:d="M36246 24101l1199 649" svg:viewBox="0 0 1200 650">
          <text:p/>
        </draw:connector>
        <draw:connector draw:style-name="gr2" draw:text-style-name="P3" draw:layer="layout" draw:type="line" svg:x1="34.547cm" svg:y1="22.978cm" svg:x2="35.746cm" svg:y2="23.651cm" draw:start-shape="id171" draw:start-glue-point="2" draw:end-shape="id173" draw:end-glue-point="3" svg:d="M34547 22978l1199 673" svg:viewBox="0 0 1200 674">
          <text:p text:style-name="P1"><text:span text:style-name="T2">a+d</text:span></text:p>
        </draw:connector>
        <draw:connector draw:style-name="gr3" draw:text-style-name="P1" draw:layer="layout" draw:type="line" svg:x1="34.547cm" svg:y1="22.978cm" svg:x2="34.546cm" svg:y2="24.301cm" draw:start-shape="id171" draw:start-glue-point="2" draw:end-shape="id174" draw:end-glue-point="0" svg:d="M34547 22978l-1 1323" svg:viewBox="0 0 2 1324">
          <text:p/>
        </draw:connector>
        <draw:connector draw:style-name="gr3" draw:text-style-name="P1" draw:layer="layout" draw:type="line" svg:x1="39.545cm" svg:y1="24.75cm" svg:x2="42.644cm" svg:y2="21.228cm" draw:start-shape="id172" draw:start-glue-point="1" draw:end-shape="id165" draw:end-glue-point="3" svg:d="M39545 24750l3099-3522" svg:viewBox="0 0 3100 3523">
          <text:p/>
        </draw:connector>
        <draw:custom-shape draw:style-name="gr4" draw:text-style-name="P2" xml:id="id175" draw:id="id175" draw:layer="layout" svg:width="2.1cm" svg:height="0.9cm" svg:x="37.443cm" svg:y="26.5cm">
          <text:p text:style-name="P1"><text:span text:style-name="T1">DFFR (clk37,/res3)</text:span></text:p>
          <text:p text:style-name="P1"><text:span text:style-name="T1">421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6" draw:id="id176" draw:layer="layout" svg:width="1cm" svg:height="0.9cm" svg:x="35.744cm" svg:y="25.401cm">
          <text:p text:style-name="P1"><text:span text:style-name="T1">NAND&amp;XOR</text:span></text:p>
          <text:p text:style-name="P1"><text:span text:style-name="T1">4211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8.493cm" svg:y1="26.5cm" svg:x2="36.744cm" svg:y2="25.851cm" draw:start-shape="id175" draw:start-glue-point="0" draw:end-shape="id176" draw:end-glue-point="1" svg:d="M38493 26500l-1749-649" svg:viewBox="0 0 1750 650">
          <text:p text:style-name="P1"><text:span text:style-name="T2">b+c</text:span></text:p>
        </draw:connector>
        <draw:connector draw:style-name="gr3" draw:text-style-name="P1" draw:layer="layout" draw:type="line" svg:x1="36.244cm" svg:y1="26.301cm" svg:x2="37.443cm" svg:y2="26.95cm" draw:start-shape="id176" draw:start-glue-point="2" draw:end-shape="id175" draw:end-glue-point="3" svg:d="M36244 26301l1199 649" svg:viewBox="0 0 1200 650">
          <text:p/>
        </draw:connector>
        <draw:connector draw:style-name="gr2" draw:text-style-name="P3" draw:layer="layout" draw:type="line" svg:x1="34.546cm" svg:y1="25.201cm" svg:x2="35.744cm" svg:y2="25.851cm" draw:start-shape="id174" draw:start-glue-point="2" draw:end-shape="id176" draw:end-glue-point="3" svg:d="M34546 25201l1198 650" svg:viewBox="0 0 1199 651">
          <text:p text:style-name="P1"><text:span text:style-name="T2">a+d</text:span></text:p>
        </draw:connector>
        <draw:connector draw:style-name="gr3" draw:text-style-name="P1" draw:layer="layout" draw:type="line" svg:x1="39.543cm" svg:y1="26.95cm" svg:x2="42.644cm" svg:y2="21.228cm" draw:start-shape="id175" draw:start-glue-point="1" draw:end-shape="id165" draw:end-glue-point="3" svg:d="M39543 26950l3101-5722" svg:viewBox="0 0 3102 5723">
          <text:p/>
        </draw:connector>
        <draw:custom-shape draw:style-name="gr4" draw:text-style-name="P2" xml:id="id177" draw:id="id177" draw:layer="layout" svg:width="2.1cm" svg:height="0.9cm" svg:x="37.445cm" svg:y="15.376cm">
          <text:p text:style-name="P1"><text:span text:style-name="T1">DFFR (clk37,/res3)</text:span></text:p>
          <text:p text:style-name="P1"><text:span text:style-name="T1">409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445cm" svg:y1="15.826cm" svg:x2="34.544cm" svg:y2="17.675cm" draw:start-shape="id177" draw:start-glue-point="3" draw:end-shape="id164" draw:end-glue-point="0" svg:d="M37445 15826l-2901 1849" svg:viewBox="0 0 2902 1850">
          <text:p/>
        </draw:connector>
        <draw:connector draw:style-name="gr2" draw:text-style-name="P3" draw:layer="layout" draw:type="line" svg:x1="37.445cm" svg:y1="15.826cm" svg:x2="36.744cm" svg:y2="17.025cm" draw:start-shape="id177" draw:start-glue-point="3" draw:end-shape="id163" draw:end-glue-point="1" svg:d="M37445 15826l-701 1199" svg:viewBox="0 0 702 1200">
          <text:p text:style-name="P1"><text:span text:style-name="T2">a+d</text:span></text:p>
        </draw:connector>
        <draw:custom-shape draw:style-name="gr1" draw:text-style-name="P2" xml:id="id178" draw:id="id178" draw:layer="layout" svg:width="1cm" svg:height="0.9cm" svg:x="35.744cm" svg:y="14.176cm">
          <text:p text:style-name="P1"><text:span text:style-name="T1">NOT</text:span></text:p>
          <text:p text:style-name="P1"><text:span text:style-name="T1">409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6.244cm" svg:y1="15.076cm" svg:x2="37.445cm" svg:y2="15.826cm" draw:start-shape="id178" draw:start-glue-point="2" draw:end-shape="id177" draw:end-glue-point="3" svg:d="M36244 15076l1201 750" svg:viewBox="0 0 1202 751">
          <text:p/>
        </draw:connector>
        <draw:connector draw:style-name="gr3" draw:text-style-name="P1" draw:layer="layout" draw:type="line" svg:x1="38.495cm" svg:y1="15.376cm" svg:x2="36.744cm" svg:y2="14.626cm" draw:start-shape="id177" draw:start-glue-point="0" draw:end-shape="id178" draw:end-glue-point="1" svg:d="M38495 15376l-1751-750" svg:viewBox="0 0 1752 751">
          <text:p/>
        </draw:connector>
        <draw:connector draw:style-name="gr3" draw:text-style-name="P1" draw:layer="layout" draw:type="line" svg:x1="39.545cm" svg:y1="15.826cm" svg:x2="42.644cm" svg:y2="21.228cm" draw:start-shape="id177" draw:start-glue-point="1" draw:end-shape="id165" draw:end-glue-point="3" svg:d="M39545 15826l3099 5402" svg:viewBox="0 0 3100 5403">
          <text:p/>
        </draw:connector>
        <draw:connector draw:style-name="gr2" draw:text-style-name="P3" draw:layer="layout" draw:type="line" svg:x1="39.545cm" svg:y1="15.826cm" svg:x2="41.65cm" svg:y2="15.816cm" draw:start-shape="id177" draw:start-glue-point="1" svg:d="M39545 15826l2105-10" svg:viewBox="0 0 2106 11">
          <text:p text:style-name="P1"><text:span text:style-name="T2">ac4_0</text:span></text:p>
        </draw:connector>
        <draw:connector draw:style-name="gr2" draw:text-style-name="P3" draw:layer="layout" draw:type="line" svg:x1="39.544cm" svg:y1="18.125cm" svg:x2="41.651cm" svg:y2="18.062cm" draw:start-shape="id162" draw:start-glue-point="1" svg:d="M39544 18125l2107-63" svg:viewBox="0 0 2108 64">
          <text:p text:style-name="P1"><text:span text:style-name="T2">ac4_1</text:span></text:p>
        </draw:connector>
        <draw:connector draw:style-name="gr2" draw:text-style-name="P3" draw:layer="layout" draw:type="line" svg:x1="39.544cm" svg:y1="20.325cm" svg:x2="41.651cm" svg:y2="20.289cm" draw:start-shape="id166" svg:d="M39544 20325l2107-36" svg:viewBox="0 0 2108 37">
          <text:p text:style-name="P1"><text:span text:style-name="T2">ac4_2</text:span></text:p>
        </draw:connector>
        <draw:connector draw:style-name="gr2" draw:text-style-name="P3" draw:layer="layout" draw:type="line" svg:x1="39.546cm" svg:y1="22.527cm" svg:x2="41.652cm" svg:y2="22.422cm" draw:start-shape="id169" svg:d="M39546 22527l2106-105" svg:viewBox="0 0 2107 106">
          <text:p text:style-name="P1"><text:span text:style-name="T2">ac4_3</text:span></text:p>
        </draw:connector>
        <draw:connector draw:style-name="gr2" draw:text-style-name="P3" draw:layer="layout" draw:type="line" svg:x1="39.545cm" svg:y1="24.75cm" svg:x2="41.678cm" svg:y2="24.759cm" draw:start-shape="id172" svg:d="M39545 24750l2133 9" svg:viewBox="0 0 2134 10">
          <text:p text:style-name="P1"><text:span text:style-name="T2">ac4_4</text:span></text:p>
        </draw:connector>
        <draw:connector draw:style-name="gr2" draw:text-style-name="P3" draw:layer="layout" draw:type="line" svg:x1="39.543cm" svg:y1="26.95cm" svg:x2="41.679cm" svg:y2="26.906cm" draw:start-shape="id175" svg:d="M39543 26950l2136-44" svg:viewBox="0 0 2137 45">
          <text:p text:style-name="P1"><text:span text:style-name="T2">ac4_5</text:span></text:p>
        </draw:connector>
        <draw:connector draw:style-name="gr2" draw:text-style-name="P3" draw:layer="layout" draw:type="line" svg:x1="43.644cm" svg:y1="21.228cm" svg:x2="45.9cm" svg:y2="21.227cm" draw:start-shape="id165" draw:start-glue-point="1" svg:d="M43644 21228l2256-1" svg:viewBox="0 0 2257 2">
          <text:p text:style-name="P1"><text:span text:style-name="T2">ac4!full</text:span></text:p>
        </draw:connector>
        <draw:connector draw:style-name="gr2" draw:text-style-name="P3" draw:layer="layout" draw:type="line" svg:x1="11.411cm" svg:y1="43.028cm" svg:x2="13.711cm" svg:y2="43cm" draw:start-shape="id95" draw:start-glue-point="1" svg:d="M11411 43028l2300-28" svg:viewBox="0 0 2301 29">
          <text:p text:style-name="P1"><text:span text:style-name="T2">ac5_d_nfull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5-01-07T19:28:28.773000000</dc:date>
    <meta:editing-duration>P36DT6H42M22S</meta:editing-duration>
    <meta:editing-cycles>4062</meta:editing-cycles>
    <meta:generator>LibreOffice/4.3.4.1$Windows_x86 LibreOffice_project/bc356b2f991740509f321d70e4512a6a54c5f243</meta:generator>
    <meta:document-statistic meta:object-count="544"/>
  </office:meta>
</office:document-meta>
</file>